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7da" officeooo:paragraph-rsid="0015e7da"/>
    </style:style>
    <style:style style:name="P2" style:family="paragraph" style:parent-style-name="Standard">
      <style:text-properties fo:color="#ff3333" officeooo:rsid="0015e7da" officeooo:paragraph-rsid="0015e7da" fo:background-color="#ffff00"/>
    </style:style>
    <style:style style:name="P3" style:family="paragraph" style:parent-style-name="Standard">
      <style:text-properties officeooo:rsid="0015e7da" officeooo:paragraph-rsid="0015e7da" fo:background-color="#66ccff"/>
    </style:style>
    <style:style style:name="P4" style:family="paragraph" style:parent-style-name="Standard">
      <style:text-properties officeooo:rsid="0015e7da" officeooo:paragraph-rsid="0015e7da" fo:background-color="#66ccff"/>
    </style:style>
    <style:style style:name="P5" style:family="paragraph" style:parent-style-name="Standard">
      <style:text-properties officeooo:rsid="0018a343" officeooo:paragraph-rsid="0018a343" fo:background-color="#66ccff"/>
    </style:style>
    <style:style style:name="P6" style:family="paragraph" style:parent-style-name="Standard">
      <style:text-properties officeooo:rsid="0019ad99" officeooo:paragraph-rsid="0019ad99" fo:background-color="#66ccff"/>
    </style:style>
    <style:style style:name="P7" style:family="paragraph" style:parent-style-name="Standard">
      <style:text-properties officeooo:rsid="0019b742" officeooo:paragraph-rsid="0019b742" fo:background-color="#66ccff"/>
    </style:style>
    <style:style style:name="P8" style:family="paragraph" style:parent-style-name="Standard">
      <style:text-properties officeooo:rsid="0015e7da" officeooo:paragraph-rsid="0015e7da" fo:background-color="#cccccc"/>
    </style:style>
    <style:style style:name="P9" style:family="paragraph" style:parent-style-name="Standard">
      <style:text-properties officeooo:rsid="0015e7da" officeooo:paragraph-rsid="0015e7da" fo:background-color="#b2b2b2"/>
    </style:style>
    <style:style style:name="P10" style:family="paragraph" style:parent-style-name="Standard">
      <style:text-properties officeooo:rsid="0018a343" officeooo:paragraph-rsid="0018a343" fo:background-color="#b2b2b2"/>
    </style:style>
    <style:style style:name="P11" style:family="paragraph" style:parent-style-name="Standard">
      <style:text-properties officeooo:rsid="0019ad99" officeooo:paragraph-rsid="0019ad99" fo:background-color="#b2b2b2"/>
    </style:style>
    <style:style style:name="P12" style:family="paragraph" style:parent-style-name="Standard">
      <style:text-properties officeooo:rsid="0019b742" officeooo:paragraph-rsid="0019b742" fo:background-color="#b2b2b2"/>
    </style:style>
    <style:style style:name="P13" style:family="paragraph" style:parent-style-name="Standard">
      <style:text-properties officeooo:rsid="0018a343" officeooo:paragraph-rsid="0018a343"/>
    </style:style>
    <style:style style:name="P14" style:family="paragraph" style:parent-style-name="Standard">
      <style:text-properties officeooo:rsid="0019ad99" officeooo:paragraph-rsid="0019ad99"/>
    </style:style>
    <style:style style:name="P15" style:family="paragraph" style:parent-style-name="Standard">
      <style:text-properties officeooo:rsid="0019b742" officeooo:paragraph-rsid="0019b742"/>
    </style:style>
    <style:style style:name="T1" style:family="text">
      <style:text-properties fo:background-color="#b2b2b2" loext:char-shading-value="0"/>
    </style:style>
    <style:style style:name="T2" style:family="text">
      <style:text-properties fo:background-color="#b2b2b2" loext:char-shading-value="0"/>
    </style:style>
    <style:style style:name="T3" style:family="text">
      <style:text-properties fo:background-color="#66ccff" loext:char-shading-value="0"/>
    </style:style>
    <style:style style:name="T4" style:family="text">
      <style:text-properties fo:background-color="#66cc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CISION TREE, FULL DATASET (NO PSSM)</text:p>
      <text:p text:style-name="P1"/>
      <text:p text:style-name="P1">Random Forest: Model Training Program is running...</text:p>
      <text:p text:style-name="P4">Decision Tree: Sliding window: <text:s/>5 </text:p>
      <text:p text:style-name="P8"><text:s/>min_samples_split: <text:s/>2</text:p>
      <text:p text:style-name="P1">Results for sliding window: 5</text:p>
      <text:p text:style-name="P1">Confusion matrix, without normalization</text:p>
      <text:p text:style-name="P1">[[13170 <text:s/>3334]</text:p>
      <text:p text:style-name="P1"><text:s/>[ 3265 <text:s/>2396]]</text:p>
      <text:p text:style-name="P1">Normalized confusion matrix</text:p>
      <text:p text:style-name="P1">[[ 0.79798837 <text:s/>0.20201163]</text:p>
      <text:p text:style-name="P1"><text:s/>[ 0.57675322 <text:s/>0.4232467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0 <text:s text:c="5"/>0.70 <text:s text:c="5"/>0.70 <text:s text:c="4"/>22165</text:p>
      <text:p text:style-name="P1"/>
      <text:p text:style-name="P1">[ 0.68809202 <text:s/>0.70494022 <text:s/>0.70020302 <text:s/>0.70155651 <text:s/>0.7166065 ]</text:p>
      <text:p text:style-name="P1">The accuracy for a sliding window of 5: 0.7023 (+/- 0.0183)</text:p>
      <text:p text:style-name="P1"/>
      <text:p text:style-name="P1"/>
      <text:p text:style-name="P1"/>
      <text:p text:style-name="P1">Decision Tree: Sliding window: <text:s/>5 </text:p>
      <text:p text:style-name="P8"><text:s/>min_samples_split: <text:s/>3</text:p>
      <text:p text:style-name="P1">Results for sliding window: 5</text:p>
      <text:p text:style-name="P1">Confusion matrix, without normalization</text:p>
      <text:p text:style-name="P1">[[13450 <text:s/>3054]</text:p>
      <text:p text:style-name="P1"><text:s/>[ 3379 <text:s/>2282]]</text:p>
      <text:p text:style-name="P1">Normalized confusion matrix</text:p>
      <text:p text:style-name="P1">[[ 0.81495395 <text:s/>0.18504605]</text:p>
      <text:p text:style-name="P1"><text:s/>[ 0.59689101 <text:s/>0.4031089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0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237709 <text:s/>0.70922626 <text:s/>0.70922626 <text:s/>0.71193323 <text:s/>0.72608303]</text:p>
      <text:p text:style-name="P1">The accuracy for a sliding window of 5: 0.7098 (+/- 0.0214)</text:p>
      <text:p text:style-name="P1"/>
      <text:p text:style-name="P1"/>
      <text:p text:style-name="P1"/>
      <text:p text:style-name="P1">Decision Tree: Sliding window: <text:s/>5 </text:p>
      <text:p text:style-name="P8"><text:s/>min_samples_split: <text:s/>4</text:p>
      <text:p text:style-name="P1">Results for sliding window: 5</text:p>
      <text:p text:style-name="P1">Confusion matrix, without normalization</text:p>
      <text:p text:style-name="P1"><text:soft-page-break/>[[13430 <text:s/>3074]</text:p>
      <text:p text:style-name="P1"><text:s/>[ 3363 <text:s/>2298]]</text:p>
      <text:p text:style-name="P1">Normalized confusion matrix</text:p>
      <text:p text:style-name="P1">[[ 0.81374212 <text:s/>0.18625788]</text:p>
      <text:p text:style-name="P1"><text:s/>[ 0.59406465 <text:s/>0.4059353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373027 <text:s/>0.71418904 <text:s/>0.71012858 <text:s/>0.70742161 <text:s/>0.72247292]</text:p>
      <text:p text:style-name="P1">The accuracy for a sliding window of 5: 0.7096 (+/- 0.0188)</text:p>
      <text:p text:style-name="P1"/>
      <text:p text:style-name="P1"/>
      <text:p text:style-name="P1"/>
      <text:p text:style-name="P1">Decision Tree: Sliding window: <text:s/>5 </text:p>
      <text:p text:style-name="P8"><text:s/>min_samples_split: <text:s/>5</text:p>
      <text:p text:style-name="P1">Results for sliding window: 5</text:p>
      <text:p text:style-name="P1">Confusion matrix, without normalization</text:p>
      <text:p text:style-name="P1">[[13545 <text:s/>2959]</text:p>
      <text:p text:style-name="P1"><text:s/>[ 3416 <text:s/>2245]]</text:p>
      <text:p text:style-name="P1">Normalized confusion matrix</text:p>
      <text:p text:style-name="P1">[[ 0.82071013 <text:s/>0.17928987]</text:p>
      <text:p text:style-name="P1"><text:s/>[ 0.60342696 <text:s/>0.39657304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3 <text:s text:c="5"/>0.40 <text:s text:c="5"/>0.41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327921 <text:s/>0.7157681 <text:s text:c="2"/>0.71531694 <text:s/>0.71080532 <text:s/>0.72675993]</text:p>
      <text:p text:style-name="P1">The accuracy for a sliding window of 5: 0.7124 (+/- 0.0218)</text:p>
      <text:p text:style-name="P1"/>
      <text:p text:style-name="P1"/>
      <text:p text:style-name="P1"/>
      <text:p text:style-name="P1">Decision Tree: Sliding window: <text:s/>5 </text:p>
      <text:p text:style-name="P8"><text:s/>min_samples_split: <text:s/>6</text:p>
      <text:p text:style-name="P1">Results for sliding window: 5</text:p>
      <text:p text:style-name="P1">Confusion matrix, without normalization</text:p>
      <text:p text:style-name="P1">[[13591 <text:s/>2913]</text:p>
      <text:p text:style-name="P1"><text:s/>[ 3432 <text:s/>2229]]</text:p>
      <text:p text:style-name="P1">Normalized confusion matrix</text:p>
      <text:p text:style-name="P1">[[ 0.82349733 <text:s/>0.17650267]</text:p>
      <text:p text:style-name="P1"><text:s/>[ 0.60625331 <text:s/>0.39374669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2 <text:s text:c="5"/>0.81 <text:s text:c="4"/>16504</text:p>
      <text:p text:style-name="P1">Class 1 == beta barrel <text:s text:c="6"/>0.43 <text:s text:c="5"/>0.39 <text:s text:c="5"/>0.41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84664 <text:s text:c="2"/>0.71847507 <text:s/>0.70967742 <text:s/>0.71306113 <text:s/>0.72901625]</text:p>
      <text:p text:style-name="P1">The accuracy for a sliding window of 5: 0.7137 (+/- 0.0201)</text:p>
      <text:p text:style-name="P1"/>
      <text:p text:style-name="P1"/>
      <text:p text:style-name="P1"/>
      <text:p text:style-name="P1">Decision Tree: Sliding window: <text:s/>5 </text:p>
      <text:p text:style-name="P8"><text:s/>min_samples_split: <text:s/>7</text:p>
      <text:p text:style-name="P1">Results for sliding window: 5</text:p>
      <text:p text:style-name="P1">Confusion matrix, without normalization</text:p>
      <text:p text:style-name="P1">[[13657 <text:s/>2847]</text:p>
      <text:p text:style-name="P1"><text:s/>[ 3468 <text:s/>2193]]</text:p>
      <text:p text:style-name="P1">Normalized confusion matrix</text:p>
      <text:p text:style-name="P1">[[ 0.82749636 <text:s/>0.17250364]</text:p>
      <text:p text:style-name="P1"><text:s/>[ 0.61261261 <text:s/>0.3873873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3 <text:s text:c="5"/>0.81 <text:s text:c="4"/>16504</text:p>
      <text:p text:style-name="P1">Class 1 == beta barrel <text:s text:c="6"/>0.44 <text:s text:c="5"/>0.39 <text:s text:c="5"/>0.41 <text:s text:c="5"/>5661</text:p>
      <text:p text:style-name="P1"/>
      <text:p text:style-name="P1"><text:s text:c="11"/>avg / total <text:s text:c="6"/>0.70 <text:s text:c="5"/>0.72 <text:s text:c="5"/>0.71 <text:s text:c="4"/>22165</text:p>
      <text:p text:style-name="P1"/>
      <text:p text:style-name="P1">[ 0.69869193 <text:s/>0.71531694 <text:s/>0.71396346 <text:s/>0.71802391 <text:s/>0.72946751]</text:p>
      <text:p text:style-name="P1">The accuracy for a sliding window of 5: 0.7151 (+/- 0.0197)</text:p>
      <text:p text:style-name="P1"/>
      <text:p text:style-name="P1"/>
      <text:p text:style-name="P1"/>
      <text:p text:style-name="P1">Decision Tree: Sliding window: <text:s/>5 </text:p>
      <text:p text:style-name="P8"><text:s/>min_samples_split: <text:s/>8</text:p>
      <text:p text:style-name="P1">Results for sliding window: 5</text:p>
      <text:p text:style-name="P1">Confusion matrix, without normalization</text:p>
      <text:p text:style-name="P1">[[13654 <text:s/>2850]</text:p>
      <text:p text:style-name="P1"><text:s/>[ 3464 <text:s/>2197]]</text:p>
      <text:p text:style-name="P1">Normalized confusion matrix</text:p>
      <text:p text:style-name="P1">[[ 0.82731459 <text:s/>0.17268541]</text:p>
      <text:p text:style-name="P1"><text:s/>[ 0.61190602 <text:s/>0.3880939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3 <text:s text:c="5"/>0.81 <text:s text:c="4"/>16504</text:p>
      <text:p text:style-name="P1">Class 1 == beta barrel <text:s text:c="6"/>0.44 <text:s text:c="5"/>0.39 <text:s text:c="5"/>0.41 <text:s text:c="5"/>5661</text:p>
      <text:p text:style-name="P1"/>
      <text:p text:style-name="P1"><text:s text:c="11"/>avg / total <text:s text:c="6"/>0.71 <text:s text:c="5"/>0.72 <text:s text:c="5"/>0.71 <text:s text:c="4"/>22165</text:p>
      <text:p text:style-name="P1"/>
      <text:p text:style-name="P1">[ 0.69801534 <text:s/>0.71779833 <text:s/>0.71667043 <text:s/>0.71486578 <text:s/>0.72833935]</text:p>
      <text:p text:style-name="P1">The accuracy for a sliding window of 5: 0.7151 (+/- 0.0195)</text:p>
      <text:p text:style-name="P1"><text:soft-page-break/></text:p>
      <text:p text:style-name="P1"/>
      <text:p text:style-name="P1"/>
      <text:p text:style-name="P1">Decision Tree: Sliding window: <text:s/>5 </text:p>
      <text:p text:style-name="P8"><text:s/>min_samples_split: <text:s/>9</text:p>
      <text:p text:style-name="P1">Results for sliding window: 5</text:p>
      <text:p text:style-name="P1">Confusion matrix, without normalization</text:p>
      <text:p text:style-name="P1">[[13726 <text:s/>2778]</text:p>
      <text:p text:style-name="P1"><text:s/>[ 3483 <text:s/>2178]]</text:p>
      <text:p text:style-name="P1">Normalized confusion matrix</text:p>
      <text:p text:style-name="P1">[[ 0.83167717 <text:s/>0.16832283]</text:p>
      <text:p text:style-name="P1"><text:s/>[ 0.61526232 <text:s/>0.3847376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3 <text:s text:c="5"/>0.81 <text:s text:c="4"/>16504</text:p>
      <text:p text:style-name="P1">Class 1 == beta barrel <text:s text:c="6"/>0.44 <text:s text:c="5"/>0.38 <text:s text:c="5"/>0.41 <text:s text:c="5"/>5661</text:p>
      <text:p text:style-name="P1"/>
      <text:p text:style-name="P1"><text:s text:c="11"/>avg / total <text:s text:c="6"/>0.71 <text:s text:c="5"/>0.72 <text:s text:c="5"/>0.71 <text:s text:c="4"/>22165</text:p>
      <text:p text:style-name="P1"/>
      <text:p text:style-name="P1">[ 0.7052323 <text:s text:c="2"/>0.72118204 <text:s/>0.71644485 <text:s/>0.7146402 <text:s text:c="2"/>0.7301444 ]</text:p>
      <text:p text:style-name="P1">The accuracy for a sliding window of 5: 0.7175 (+/- 0.0163)</text:p>
      <text:p text:style-name="P1"/>
      <text:p text:style-name="P1"/>
      <text:p text:style-name="P1"/>
      <text:p text:style-name="P1">Decision Tree: Sliding window: <text:s/>5 </text:p>
      <text:p text:style-name="P8"><text:s/>min_samples_split: <text:s/>10</text:p>
      <text:p text:style-name="P1">Results for sliding window: 5</text:p>
      <text:p text:style-name="P1">Confusion matrix, without normalization</text:p>
      <text:p text:style-name="P1">[[13741 <text:s/>2763]</text:p>
      <text:p text:style-name="P1"><text:s/>[ 3478 <text:s/>2183]]</text:p>
      <text:p text:style-name="P1">Normalized confusion matrix</text:p>
      <text:p text:style-name="P1">[[ 0.83258604 <text:s/>0.16741396]</text:p>
      <text:p text:style-name="P1"><text:s/>[ 0.61437908 <text:s/>0.3856209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3 <text:s text:c="5"/>0.81 <text:s text:c="4"/>16504</text:p>
      <text:p text:style-name="P1">Class 1 == beta barrel <text:s text:c="6"/>0.44 <text:s text:c="5"/>0.39 <text:s text:c="5"/>0.41 <text:s text:c="5"/>5661</text:p>
      <text:p text:style-name="P1"/>
      <text:p text:style-name="P1"><text:s text:c="11"/>avg / total <text:s text:c="6"/>0.71 <text:s text:c="5"/>0.72 <text:s text:c="5"/>0.71 <text:s text:c="4"/>22165</text:p>
      <text:p text:style-name="P1"/>
      <text:p text:style-name="P1">[ 0.70320253 <text:s/>0.72366343 <text:s/>0.71644485 <text:s/>0.7205053 <text:s text:c="2"/>0.72833935]</text:p>
      <text:p text:style-name="P1">The accuracy for a sliding window of 5: 0.7184 (+/- 0.0171)</text:p>
      <text:p text:style-name="P1"/>
      <text:p text:style-name="P1"/>
      <text:p text:style-name="P1"/>
      <text:p text:style-name="P4">Decision Tree: Sliding window: <text:s/>7 </text:p>
      <text:p text:style-name="P9"><text:s/>min_samples_split: <text:s/>2</text:p>
      <text:p text:style-name="P1">Results for sliding window: 7</text:p>
      <text:p text:style-name="P1">Confusion matrix, without normalization</text:p>
      <text:p text:style-name="P1"><text:soft-page-break/>[[13238 <text:s/>3266]</text:p>
      <text:p text:style-name="P1"><text:s/>[ 3208 <text:s/>2453]]</text:p>
      <text:p text:style-name="P1">Normalized confusion matrix</text:p>
      <text:p text:style-name="P1">[[ 0.80210858 <text:s/>0.19789142]</text:p>
      <text:p text:style-name="P1"><text:s/>[ 0.56668433 <text:s/>0.4333156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3 <text:s text:c="5"/>0.43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786649 <text:s/>0.71982856 <text:s/>0.70629371 <text:s/>0.71554252 <text:s/>0.71006318]</text:p>
      <text:p text:style-name="P1">The accuracy for a sliding window of 7: 0.7079 (+/- 0.0221)</text:p>
      <text:p text:style-name="P1"/>
      <text:p text:style-name="P1"/>
      <text:p text:style-name="P1"/>
      <text:p text:style-name="P1">Decision Tree: Sliding window: <text:s/>7 </text:p>
      <text:p text:style-name="P9"><text:s/>min_samples_split: <text:s/>3</text:p>
      <text:p text:style-name="P1">Results for sliding window: 7</text:p>
      <text:p text:style-name="P1">Confusion matrix, without normalization</text:p>
      <text:p text:style-name="P1">[[13364 <text:s/>3140]</text:p>
      <text:p text:style-name="P1"><text:s/>[ 3262 <text:s/>2399]]</text:p>
      <text:p text:style-name="P1">Normalized confusion matrix</text:p>
      <text:p text:style-name="P1">[[ 0.80974309 <text:s/>0.19025691]</text:p>
      <text:p text:style-name="P1"><text:s/>[ 0.57622328 <text:s/>0.4237767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688769 <text:s/>0.72163321 <text:s/>0.70742161 <text:s/>0.71531694 <text:s/>0.71457581]</text:p>
      <text:p text:style-name="P1">The accuracy for a sliding window of 7: 0.7112 (+/- 0.0169)</text:p>
      <text:p text:style-name="P1"/>
      <text:p text:style-name="P1"/>
      <text:p text:style-name="P1"/>
      <text:p text:style-name="P1">Decision Tree: Sliding window: <text:s/>7 </text:p>
      <text:p text:style-name="P9"><text:s/>min_samples_split: <text:s/>4</text:p>
      <text:p text:style-name="P1">Results for sliding window: 7</text:p>
      <text:p text:style-name="P1">Confusion matrix, without normalization</text:p>
      <text:p text:style-name="P1">[[13383 <text:s/>3121]</text:p>
      <text:p text:style-name="P1"><text:s/>[ 3259 <text:s/>2402]]</text:p>
      <text:p text:style-name="P1">Normalized confusion matrix</text:p>
      <text:p text:style-name="P1">[[ 0.81089433 <text:s/>0.18910567]</text:p>
      <text:p text:style-name="P1"><text:s/>[ 0.57569334 <text:s/>0.42430666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463239 <text:s/>0.72388901 <text:s/>0.71148207 <text:s/>0.71441462 <text:s/>0.71638087]</text:p>
      <text:p text:style-name="P1">The accuracy for a sliding window of 7: 0.7122 (+/- 0.0194)</text:p>
      <text:p text:style-name="P1"/>
      <text:p text:style-name="P1"/>
      <text:p text:style-name="P1"/>
      <text:p text:style-name="P1">Decision Tree: Sliding window: <text:s/>7 </text:p>
      <text:p text:style-name="P9"><text:s/>min_samples_split: <text:s/>5</text:p>
      <text:p text:style-name="P1">Results for sliding window: 7</text:p>
      <text:p text:style-name="P1">Confusion matrix, without normalization</text:p>
      <text:p text:style-name="P1">[[13387 <text:s/>3117]</text:p>
      <text:p text:style-name="P1"><text:s/>[ 3238 <text:s/>2423]]</text:p>
      <text:p text:style-name="P1">Normalized confusion matrix</text:p>
      <text:p text:style-name="P1">[[ 0.81113669 <text:s/>0.18886331]</text:p>
      <text:p text:style-name="P1"><text:s/>[ 0.57198375 <text:s/>0.4280162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1 <text:s text:c="5"/>0.81 <text:s text:c="5"/>0.81 <text:s text:c="4"/>16504</text:p>
      <text:p text:style-name="P1">Class 1 == beta barrel <text:s text:c="6"/>0.44 <text:s text:c="5"/>0.43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786649 <text:s/>0.72749831 <text:s/>0.71170765 <text:s/>0.72073088 <text:s/>0.71863718]</text:p>
      <text:p text:style-name="P1">The accuracy for a sliding window of 7: 0.7133 (+/- 0.0273)</text:p>
      <text:p text:style-name="P1"/>
      <text:p text:style-name="P1"/>
      <text:p text:style-name="P1"/>
      <text:p text:style-name="P1">Decision Tree: Sliding window: <text:s/>7 </text:p>
      <text:p text:style-name="P9"><text:s/>min_samples_split: <text:s/>6</text:p>
      <text:p text:style-name="P1">Results for sliding window: 7</text:p>
      <text:p text:style-name="P1">Confusion matrix, without normalization</text:p>
      <text:p text:style-name="P1">[[13392 <text:s/>3112]</text:p>
      <text:p text:style-name="P1"><text:s/>[ 3271 <text:s/>2390]]</text:p>
      <text:p text:style-name="P1">Normalized confusion matrix</text:p>
      <text:p text:style-name="P1">[[ 0.81143965 <text:s/>0.18856035]</text:p>
      <text:p text:style-name="P1"><text:s/>[ 0.57781311 <text:s/>0.4221868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899414 <text:s/>0.73133318 <text:s/>0.70809835 <text:s/>0.71712159 <text:s/>0.71457581]</text:p>
      <text:p text:style-name="P1">The accuracy for a sliding window of 7: 0.7120 (+/- 0.0276)</text:p>
      <text:p text:style-name="P1"><text:soft-page-break/></text:p>
      <text:p text:style-name="P1"/>
      <text:p text:style-name="P1"/>
      <text:p text:style-name="P1">Decision Tree: Sliding window: <text:s/>7 </text:p>
      <text:p text:style-name="P9"><text:s/>min_samples_split: <text:s/>7</text:p>
      <text:p text:style-name="P1">Results for sliding window: 7</text:p>
      <text:p text:style-name="P1">Confusion matrix, without normalization</text:p>
      <text:p text:style-name="P1">[[13489 <text:s/>3015]</text:p>
      <text:p text:style-name="P1"><text:s/>[ 3286 <text:s/>2375]]</text:p>
      <text:p text:style-name="P1">Normalized confusion matrix</text:p>
      <text:p text:style-name="P1">[[ 0.81731701 <text:s/>0.18268299]</text:p>
      <text:p text:style-name="P1"><text:s/>[ 0.58046282 <text:s/>0.4195371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4 <text:s text:c="5"/>0.42 <text:s text:c="5"/>0.43 <text:s text:c="5"/>5661</text:p>
      <text:p text:style-name="P1"/>
      <text:p text:style-name="P1"><text:s text:c="11"/>avg / total <text:s text:c="6"/>0.71 <text:s text:c="5"/>0.72 <text:s text:c="5"/>0.71 <text:s text:c="4"/>22165</text:p>
      <text:p text:style-name="P1"/>
      <text:p text:style-name="P1">[ 0.6962111 <text:s text:c="2"/>0.72930296 <text:s/>0.71283555 <text:s/>0.71915182 <text:s/>0.72111913]</text:p>
      <text:p text:style-name="P1">The accuracy for a sliding window of 7: 0.7157 (+/- 0.0222)</text:p>
      <text:p text:style-name="P1"/>
      <text:p text:style-name="P1"/>
      <text:p text:style-name="P1"/>
      <text:p text:style-name="P1">Decision Tree: Sliding window: <text:s/>7 </text:p>
      <text:p text:style-name="P9"><text:s/>min_samples_split: <text:s/>8</text:p>
      <text:p text:style-name="P1">Results for sliding window: 7</text:p>
      <text:p text:style-name="P1">Confusion matrix, without normalization</text:p>
      <text:p text:style-name="P1">[[13534 <text:s/>2970]</text:p>
      <text:p text:style-name="P1"><text:s/>[ 3253 <text:s/>2408]]</text:p>
      <text:p text:style-name="P1">Normalized confusion matrix</text:p>
      <text:p text:style-name="P1">[[ 0.82004363 <text:s/>0.17995637]</text:p>
      <text:p text:style-name="P1"><text:s/>[ 0.57463346 <text:s/>0.42536654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1 <text:s text:c="5"/>0.82 <text:s text:c="5"/>0.81 <text:s text:c="4"/>16504</text:p>
      <text:p text:style-name="P1">Class 1 == beta barrel <text:s text:c="6"/>0.45 <text:s text:c="5"/>0.43 <text:s text:c="5"/>0.44 <text:s text:c="5"/>5661</text:p>
      <text:p text:style-name="P1"/>
      <text:p text:style-name="P1"><text:s text:c="11"/>avg / total <text:s text:c="6"/>0.71 <text:s text:c="5"/>0.72 <text:s text:c="5"/>0.72 <text:s text:c="4"/>22165</text:p>
      <text:p text:style-name="P1"/>
      <text:p text:style-name="P1">[ 0.69801534 <text:s/>0.72749831 <text:s/>0.7193774 <text:s text:c="2"/>0.72794947 <text:s/>0.72337545]</text:p>
      <text:p text:style-name="P1">The accuracy for a sliding window of 7: 0.7192 (+/- 0.0221)</text:p>
      <text:p text:style-name="P1"/>
      <text:p text:style-name="P1"/>
      <text:p text:style-name="P1"/>
      <text:p text:style-name="P1">Decision Tree: Sliding window: <text:s/>7 </text:p>
      <text:p text:style-name="P9"><text:s/>min_samples_split: <text:s/>9</text:p>
      <text:p text:style-name="P1">Results for sliding window: 7</text:p>
      <text:p text:style-name="P1">Confusion matrix, without normalization</text:p>
      <text:p text:style-name="P1"><text:soft-page-break/>[[13573 <text:s/>2931]</text:p>
      <text:p text:style-name="P1"><text:s/>[ 3275 <text:s/>2386]]</text:p>
      <text:p text:style-name="P1">Normalized confusion matrix</text:p>
      <text:p text:style-name="P1">[[ 0.82240669 <text:s/>0.17759331]</text:p>
      <text:p text:style-name="P1"><text:s/>[ 0.5785197 <text:s text:c="2"/>0.4214803 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1 <text:s text:c="5"/>0.82 <text:s text:c="5"/>0.81 <text:s text:c="4"/>16504</text:p>
      <text:p text:style-name="P1">Class 1 == beta barrel <text:s text:c="6"/>0.45 <text:s text:c="5"/>0.42 <text:s text:c="5"/>0.43 <text:s text:c="5"/>5661</text:p>
      <text:p text:style-name="P1"/>
      <text:p text:style-name="P1"><text:s text:c="11"/>avg / total <text:s text:c="6"/>0.71 <text:s text:c="5"/>0.72 <text:s text:c="5"/>0.72 <text:s text:c="4"/>22165</text:p>
      <text:p text:style-name="P1"/>
      <text:p text:style-name="P1">[ 0.69869193 <text:s/>0.73246109 <text:s/>0.72140762 <text:s/>0.72163321 <text:s/>0.7258574 ]</text:p>
      <text:p text:style-name="P1">The accuracy for a sliding window of 7: 0.7200 (+/- 0.0228)</text:p>
      <text:p text:style-name="P1"/>
      <text:p text:style-name="P1"/>
      <text:p text:style-name="P1"/>
      <text:p text:style-name="P1">Decision Tree: Sliding window: <text:s/>7 </text:p>
      <text:p text:style-name="P1"><text:s/><text:span text:style-name="T2">min_samples_split: <text:s/>10</text:span></text:p>
      <text:p text:style-name="P1">Results for sliding window: 7</text:p>
      <text:p text:style-name="P1">Confusion matrix, without normalization</text:p>
      <text:p text:style-name="P1">[[13562 <text:s/>2942]</text:p>
      <text:p text:style-name="P1"><text:s/>[ 3326 <text:s/>2335]]</text:p>
      <text:p text:style-name="P1">Normalized confusion matrix</text:p>
      <text:p text:style-name="P1">[[ 0.82174018 <text:s/>0.17825982]</text:p>
      <text:p text:style-name="P1"><text:s/>[ 0.58752871 <text:s/>0.4124712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4 <text:s text:c="5"/>0.41 <text:s text:c="5"/>0.43 <text:s text:c="5"/>5661</text:p>
      <text:p text:style-name="P1"/>
      <text:p text:style-name="P1"><text:s text:c="11"/>avg / total <text:s text:c="6"/>0.71 <text:s text:c="5"/>0.72 <text:s text:c="5"/>0.71 <text:s text:c="4"/>22165</text:p>
      <text:p text:style-name="P1"/>
      <text:p text:style-name="P1">[ 0.6939558 <text:s text:c="2"/>0.72817505 <text:s/>0.71824949 <text:s/>0.72321227 <text:s/>0.72247292]</text:p>
      <text:p text:style-name="P1">The accuracy for a sliding window of 7: 0.7172 (+/- 0.0241)</text:p>
      <text:p text:style-name="P1"/>
      <text:p text:style-name="P1"/>
      <text:p text:style-name="P4"/>
      <text:p text:style-name="P4">Decision Tree: Sliding window: <text:s/>9 </text:p>
      <text:p text:style-name="P9"><text:s/>min_samples_split: <text:s/>2</text:p>
      <text:p text:style-name="P1">Results for sliding window: 9</text:p>
      <text:p text:style-name="P1">Confusion matrix, without normalization</text:p>
      <text:p text:style-name="P1">[[13220 <text:s/>3284]</text:p>
      <text:p text:style-name="P1"><text:s/>[ 3224 <text:s/>2437]]</text:p>
      <text:p text:style-name="P1">Normalized confusion matrix</text:p>
      <text:p text:style-name="P1">[[ 0.80101794 <text:s/>0.19898206]</text:p>
      <text:p text:style-name="P1"><text:s/>[ 0.56951069 <text:s/>0.43048931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0 <text:s text:c="5"/>0.80 <text:s text:c="4"/>16504</text:p>
      <text:p text:style-name="P1">Class 1 == beta barrel <text:s text:c="6"/>0.43 <text:s text:c="5"/>0.43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463239 <text:s/>0.71193323 <text:s/>0.71080532 <text:s/>0.70494022 <text:s/>0.70961191]</text:p>
      <text:p text:style-name="P1">The accuracy for a sliding window of 9: 0.7064 (+/- 0.0127)</text:p>
      <text:p text:style-name="P1"/>
      <text:p text:style-name="P1"/>
      <text:p text:style-name="P1"/>
      <text:p text:style-name="P1">Decision Tree: Sliding window: <text:s/>9 </text:p>
      <text:p text:style-name="P9"><text:s/>min_samples_split: <text:s/>3</text:p>
      <text:p text:style-name="P1">Results for sliding window: 9</text:p>
      <text:p text:style-name="P1">Confusion matrix, without normalization</text:p>
      <text:p text:style-name="P1">[[13290 <text:s/>3214]</text:p>
      <text:p text:style-name="P1"><text:s/>[ 3280 <text:s/>2381]]</text:p>
      <text:p text:style-name="P1">Normalized confusion matrix</text:p>
      <text:p text:style-name="P1">[[ 0.80525933 <text:s/>0.19474067]</text:p>
      <text:p text:style-name="P1"><text:s/>[ 0.57940293 <text:s/>0.4205970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124944 <text:s/>0.71531694 <text:s/>0.71283555 <text:s/>0.70719603 <text:s/>0.70848375]</text:p>
      <text:p text:style-name="P1">The accuracy for a sliding window of 9: 0.7070 (+/- 0.0168)</text:p>
      <text:p text:style-name="P1"/>
      <text:p text:style-name="P1"/>
      <text:p text:style-name="P1"/>
      <text:p text:style-name="P1">Decision Tree: Sliding window: <text:s/>9 </text:p>
      <text:p text:style-name="P9"><text:s/>min_samples_split: <text:s/>4</text:p>
      <text:p text:style-name="P1">Results for sliding window: 9</text:p>
      <text:p text:style-name="P1">Confusion matrix, without normalization</text:p>
      <text:p text:style-name="P1">[[13248 <text:s/>3256]</text:p>
      <text:p text:style-name="P1"><text:s/>[ 3256 <text:s/>2405]]</text:p>
      <text:p text:style-name="P1">Normalized confusion matrix</text:p>
      <text:p text:style-name="P1">[[ 0.80271449 <text:s/>0.19728551]</text:p>
      <text:p text:style-name="P1"><text:s/>[ 0.5751634 <text:s text:c="2"/>0.4248366 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034732 <text:s/>0.71892624 <text:s/>0.71396346 <text:s/>0.70358674 <text:s/>0.70419675]</text:p>
      <text:p text:style-name="P1">The accuracy for a sliding window of 9: 0.7062 (+/- 0.0197)</text:p>
      <text:p text:style-name="P1"><text:soft-page-break/></text:p>
      <text:p text:style-name="P1"/>
      <text:p text:style-name="P1"/>
      <text:p text:style-name="P1">Decision Tree: Sliding window: <text:s/>9 </text:p>
      <text:p text:style-name="P9"><text:s/>min_samples_split: <text:s/>5</text:p>
      <text:p text:style-name="P1">Results for sliding window: 9</text:p>
      <text:p text:style-name="P1">Confusion matrix, without normalization</text:p>
      <text:p text:style-name="P1">[[13370 <text:s/>3134]</text:p>
      <text:p text:style-name="P1"><text:s/>[ 3287 <text:s/>2374]]</text:p>
      <text:p text:style-name="P1">Normalized confusion matrix</text:p>
      <text:p text:style-name="P1">[[ 0.81010664 <text:s/>0.18989336]</text:p>
      <text:p text:style-name="P1"><text:s/>[ 0.58063946 <text:s/>0.41936054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628778 <text:s/>0.7252425 <text:s text:c="2"/>0.71734717 <text:s/>0.71644485 <text:s/>0.70622744]</text:p>
      <text:p text:style-name="P1">The accuracy for a sliding window of 9: 0.7103 (+/- 0.0269)</text:p>
      <text:p text:style-name="P1"/>
      <text:p text:style-name="P1"/>
      <text:p text:style-name="P1"/>
      <text:p text:style-name="P1">Decision Tree: Sliding window: <text:s/>9 </text:p>
      <text:p text:style-name="P9"><text:s/>min_samples_split: <text:s/>6</text:p>
      <text:p text:style-name="P1">Results for sliding window: 9</text:p>
      <text:p text:style-name="P1">Confusion matrix, without normalization</text:p>
      <text:p text:style-name="P1">[[13356 <text:s/>3148]</text:p>
      <text:p text:style-name="P1"><text:s/>[ 3279 <text:s/>2382]]</text:p>
      <text:p text:style-name="P1">Normalized confusion matrix</text:p>
      <text:p text:style-name="P1">[[ 0.80925836 <text:s/>0.19074164]</text:p>
      <text:p text:style-name="P1"><text:s/>[ 0.57922629 <text:s/>0.42077371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215156 <text:s/>0.72840063 <text:s/>0.71644485 <text:s/>0.7040379 <text:s text:c="2"/>0.70916065]</text:p>
      <text:p text:style-name="P1">The accuracy for a sliding window of 9: 0.7100 (+/- 0.0242)</text:p>
      <text:p text:style-name="P1"/>
      <text:p text:style-name="P1"/>
      <text:p text:style-name="P1"/>
      <text:p text:style-name="P1">Decision Tree: Sliding window: <text:s/>9 </text:p>
      <text:p text:style-name="P9"><text:s/>min_samples_split: <text:s/>7</text:p>
      <text:p text:style-name="P1">Results for sliding window: 9</text:p>
      <text:p text:style-name="P1">Confusion matrix, without normalization</text:p>
      <text:p text:style-name="P1"><text:soft-page-break/>[[13421 <text:s/>3083]</text:p>
      <text:p text:style-name="P1"><text:s/>[ 3334 <text:s/>2327]]</text:p>
      <text:p text:style-name="P1">Normalized confusion matrix</text:p>
      <text:p text:style-name="P1">[[ 0.8131968 <text:s text:c="2"/>0.1868032 ]</text:p>
      <text:p text:style-name="P1"><text:s/>[ 0.58894188 <text:s/>0.4110581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854308 <text:s/>0.7263704 <text:s text:c="2"/>0.71396346 <text:s/>0.71012858 <text:s/>0.71344765]</text:p>
      <text:p text:style-name="P1">The accuracy for a sliding window of 9: 0.7105 (+/- 0.0246)</text:p>
      <text:p text:style-name="P1"/>
      <text:p text:style-name="P1"/>
      <text:p text:style-name="P1"/>
      <text:p text:style-name="P1">Decision Tree: Sliding window: <text:s/>9 </text:p>
      <text:p text:style-name="P9"><text:s/>min_samples_split: <text:s/>8</text:p>
      <text:p text:style-name="P1">Results for sliding window: 9</text:p>
      <text:p text:style-name="P1">Confusion matrix, without normalization</text:p>
      <text:p text:style-name="P1">[[13399 <text:s/>3105]</text:p>
      <text:p text:style-name="P1"><text:s/>[ 3315 <text:s/>2346]]</text:p>
      <text:p text:style-name="P1">Normalized confusion matrix</text:p>
      <text:p text:style-name="P1">[[ 0.81186379 <text:s/>0.18813621]</text:p>
      <text:p text:style-name="P1"><text:s/>[ 0.58558559 <text:s/>0.41441441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418133 <text:s/>0.72073088 <text:s/>0.72095646 <text:s/>0.71306113 <text:s/>0.70284296]</text:p>
      <text:p text:style-name="P1">The accuracy for a sliding window of 9: 0.7104 (+/- 0.0209)</text:p>
      <text:p text:style-name="P1"/>
      <text:p text:style-name="P1"/>
      <text:p text:style-name="P1"/>
      <text:p text:style-name="P1">Decision Tree: Sliding window: <text:s/>9 </text:p>
      <text:p text:style-name="P9"><text:s/>min_samples_split: <text:s/>9</text:p>
      <text:p text:style-name="P1">Results for sliding window: 9</text:p>
      <text:p text:style-name="P1">Confusion matrix, without normalization</text:p>
      <text:p text:style-name="P1">[[13475 <text:s/>3029]</text:p>
      <text:p text:style-name="P1"><text:s/>[ 3315 <text:s/>2346]]</text:p>
      <text:p text:style-name="P1">Normalized confusion matrix</text:p>
      <text:p text:style-name="P1">[[ 0.81646873 <text:s/>0.18353127]</text:p>
      <text:p text:style-name="P1"><text:s/>[ 0.58558559 <text:s/>0.41441441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2 <text:s text:c="5"/>0.81 <text:s text:c="4"/>16504</text:p>
      <text:p text:style-name="P1">Class 1 == beta barrel <text:s text:c="6"/>0.44 <text:s text:c="5"/>0.41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327921 <text:s/>0.72682157 <text:s/>0.72817505 <text:s/>0.71238439 <text:s/>0.70825812]</text:p>
      <text:p text:style-name="P1">The accuracy for a sliding window of 9: 0.7138 (+/- 0.0258)</text:p>
      <text:p text:style-name="P1"/>
      <text:p text:style-name="P1"/>
      <text:p text:style-name="P1"/>
      <text:p text:style-name="P1">Decision Tree: Sliding window: <text:s/>9 </text:p>
      <text:p text:style-name="P9"><text:s/>min_samples_split: <text:s/>10</text:p>
      <text:p text:style-name="P1">Results for sliding window: 9</text:p>
      <text:p text:style-name="P1">Confusion matrix, without normalization</text:p>
      <text:p text:style-name="P1">[[13531 <text:s/>2973]</text:p>
      <text:p text:style-name="P1"><text:s/>[ 3341 <text:s/>2320]]</text:p>
      <text:p text:style-name="P1">Normalized confusion matrix</text:p>
      <text:p text:style-name="P1">[[ 0.81986185 <text:s/>0.18013815]</text:p>
      <text:p text:style-name="P1"><text:s/>[ 0.59017841 <text:s/>0.4098215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4 <text:s text:c="5"/>0.41 <text:s text:c="5"/>0.42 <text:s text:c="5"/>5661</text:p>
      <text:p text:style-name="P1"/>
      <text:p text:style-name="P1"><text:s text:c="11"/>avg / total <text:s text:c="6"/>0.71 <text:s text:c="5"/>0.72 <text:s text:c="5"/>0.71 <text:s text:c="4"/>22165</text:p>
      <text:p text:style-name="P1"/>
      <text:p text:style-name="P1">[ 0.69418133 <text:s/>0.72749831 <text:s/>0.72591924 <text:s/>0.71644485 <text:s/>0.7116426 ]</text:p>
      <text:p text:style-name="P1">The accuracy for a sliding window of 9: 0.7151 (+/- 0.0240)</text:p>
      <text:p text:style-name="P1"/>
      <text:p text:style-name="P1"/>
      <text:p text:style-name="P4"/>
      <text:p text:style-name="P1"><text:span text:style-name="T4">Decision Tree: Sliding window: <text:s/>11</text:span> </text:p>
      <text:p text:style-name="P9"><text:s/>min_samples_split: <text:s/>2</text:p>
      <text:p text:style-name="P1">Results for sliding window: 11</text:p>
      <text:p text:style-name="P1">Confusion matrix, without normalization</text:p>
      <text:p text:style-name="P1">[[13212 <text:s/>3292]</text:p>
      <text:p text:style-name="P1"><text:s/>[ 3250 <text:s/>2411]]</text:p>
      <text:p text:style-name="P1">Normalized confusion matrix</text:p>
      <text:p text:style-name="P1">[[ 0.8005332 <text:s text:c="2"/>0.1994668 ]</text:p>
      <text:p text:style-name="P1"><text:s/>[ 0.57410352 <text:s/>0.4258964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3 <text:s text:c="5"/>0.42 <text:s text:c="5"/>5661</text:p>
      <text:p text:style-name="P1"/>
      <text:p text:style-name="P1"><text:s text:c="11"/>avg / total <text:s text:c="6"/>0.71 <text:s text:c="5"/>0.70 <text:s text:c="5"/>0.71 <text:s text:c="4"/>22165</text:p>
      <text:p text:style-name="P1"/>
      <text:p text:style-name="P1">[ 0.69215156 <text:s/>0.71193323 <text:s/>0.70200767 <text:s/>0.71080532 <text:s/>0.7073556 ]</text:p>
      <text:p text:style-name="P1">The accuracy for a sliding window of 11: 0.7049 (+/- 0.0145)</text:p>
      <text:p text:style-name="P1"><text:soft-page-break/></text:p>
      <text:p text:style-name="P1"/>
      <text:p text:style-name="P1"/>
      <text:p text:style-name="P1">Decision Tree: Sliding window: <text:s/>11 </text:p>
      <text:p text:style-name="P9"><text:s/>min_samples_split: <text:s/>3</text:p>
      <text:p text:style-name="P1">Results for sliding window: 11</text:p>
      <text:p text:style-name="P1">Confusion matrix, without normalization</text:p>
      <text:p text:style-name="P1">[[13327 <text:s/>3177]</text:p>
      <text:p text:style-name="P1"><text:s/>[ 3274 <text:s/>2387]]</text:p>
      <text:p text:style-name="P1">Normalized confusion matrix</text:p>
      <text:p text:style-name="P1">[[ 0.80750121 <text:s/>0.19249879]</text:p>
      <text:p text:style-name="P1"><text:s/>[ 0.57834305 <text:s/>0.4216569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237709 <text:s/>0.72208437 <text:s/>0.71554252 <text:s/>0.71306113 <text:s/>0.7017148 ]</text:p>
      <text:p text:style-name="P1">The accuracy for a sliding window of 11: 0.7090 (+/- 0.0212)</text:p>
      <text:p text:style-name="P1"/>
      <text:p text:style-name="P1"/>
      <text:p text:style-name="P1"/>
      <text:p text:style-name="P1">Decision Tree: Sliding window: <text:s/>11 </text:p>
      <text:p text:style-name="P9"><text:s/>min_samples_split: <text:s/>4</text:p>
      <text:p text:style-name="P1">Results for sliding window: 11</text:p>
      <text:p text:style-name="P1">Confusion matrix, without normalization</text:p>
      <text:p text:style-name="P1">[[13249 <text:s/>3255]</text:p>
      <text:p text:style-name="P1"><text:s/>[ 3258 <text:s/>2403]]</text:p>
      <text:p text:style-name="P1">Normalized confusion matrix</text:p>
      <text:p text:style-name="P1">[[ 0.80277508 <text:s/>0.19722492]</text:p>
      <text:p text:style-name="P1"><text:s/>[ 0.57551669 <text:s/>0.42448331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350474 <text:s/>0.72073088 <text:s/>0.70742161 <text:s/>0.71283555 <text:s/>0.69629964]</text:p>
      <text:p text:style-name="P1">The accuracy for a sliding window of 11: 0.7062 (+/- 0.0203)</text:p>
      <text:p text:style-name="P1"/>
      <text:p text:style-name="P1"/>
      <text:p text:style-name="P1"/>
      <text:p text:style-name="P1">Decision Tree: Sliding window: <text:s/>11 </text:p>
      <text:p text:style-name="P9"><text:s/>min_samples_split: <text:s/>5</text:p>
      <text:p text:style-name="P1">Results for sliding window: 11</text:p>
      <text:p text:style-name="P1">Confusion matrix, without normalization</text:p>
      <text:p text:style-name="P1"><text:soft-page-break/>[[13289 <text:s/>3215]</text:p>
      <text:p text:style-name="P1"><text:s/>[ 3282 <text:s/>2379]]</text:p>
      <text:p text:style-name="P1">Normalized confusion matrix</text:p>
      <text:p text:style-name="P1">[[ 0.80519874 <text:s/>0.19480126]</text:p>
      <text:p text:style-name="P1"><text:s/>[ 0.57975623 <text:s/>0.4202437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057285 <text:s/>0.71486578 <text:s/>0.71667043 <text:s/>0.70697045 <text:s/>0.70532491]</text:p>
      <text:p text:style-name="P1">The accuracy for a sliding window of 11: 0.7069 (+/- 0.0185)</text:p>
      <text:p text:style-name="P1"/>
      <text:p text:style-name="P1"/>
      <text:p text:style-name="P1"/>
      <text:p text:style-name="P1">Decision Tree: Sliding window: <text:s/>11 </text:p>
      <text:p text:style-name="P9"><text:s/>min_samples_split: <text:s/>6</text:p>
      <text:p text:style-name="P1">Results for sliding window: 11</text:p>
      <text:p text:style-name="P1">Confusion matrix, without normalization</text:p>
      <text:p text:style-name="P1">[[13371 <text:s/>3133]</text:p>
      <text:p text:style-name="P1"><text:s/>[ 3291 <text:s/>2370]]</text:p>
      <text:p text:style-name="P1">Normalized confusion matrix</text:p>
      <text:p text:style-name="P1">[[ 0.81016723 <text:s/>0.18983277]</text:p>
      <text:p text:style-name="P1"><text:s/>[ 0.58134605 <text:s/>0.4186539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260262 <text:s/>0.72095646 <text:s/>0.71486578 <text:s/>0.71057974 <text:s/>0.71186823]</text:p>
      <text:p text:style-name="P1">The accuracy for a sliding window of 11: 0.7102 (+/- 0.0190)</text:p>
      <text:p text:style-name="P1"/>
      <text:p text:style-name="P1"/>
      <text:p text:style-name="P1"/>
      <text:p text:style-name="P1">Decision Tree: Sliding window: <text:s/>11 </text:p>
      <text:p text:style-name="P9"><text:s/>min_samples_split: <text:s/>7</text:p>
      <text:p text:style-name="P1">Results for sliding window: 11</text:p>
      <text:p text:style-name="P1">Confusion matrix, without normalization</text:p>
      <text:p text:style-name="P1">[[13384 <text:s/>3120]</text:p>
      <text:p text:style-name="P1"><text:s/>[ 3308 <text:s/>2353]]</text:p>
      <text:p text:style-name="P1">Normalized confusion matrix</text:p>
      <text:p text:style-name="P1">[[ 0.81095492 <text:s/>0.18904508]</text:p>
      <text:p text:style-name="P1"><text:s/>[ 0.58434905 <text:s/>0.41565095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440686 <text:s/>0.71667043 <text:s/>0.71779833 <text:s/>0.71509136 <text:s/>0.70600181]</text:p>
      <text:p text:style-name="P1">The accuracy for a sliding window of 11: 0.7100 (+/- 0.0177)</text:p>
      <text:p text:style-name="P1"/>
      <text:p text:style-name="P1"/>
      <text:p text:style-name="P1"/>
      <text:p text:style-name="P1">Decision Tree: Sliding window: <text:s/>11 </text:p>
      <text:p text:style-name="P9"><text:s/>min_samples_split: <text:s/>8</text:p>
      <text:p text:style-name="P1">Results for sliding window: 11</text:p>
      <text:p text:style-name="P1">Confusion matrix, without normalization</text:p>
      <text:p text:style-name="P1">[[13466 <text:s/>3038]</text:p>
      <text:p text:style-name="P1"><text:s/>[ 3301 <text:s/>2360]]</text:p>
      <text:p text:style-name="P1">Normalized confusion matrix</text:p>
      <text:p text:style-name="P1">[[ 0.81592341 <text:s/>0.18407659]</text:p>
      <text:p text:style-name="P1"><text:s/>[ 0.58311252 <text:s/>0.4168874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4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711322 <text:s/>0.72614482 <text:s/>0.71982856 <text:s/>0.71418904 <text:s/>0.71277076]</text:p>
      <text:p text:style-name="P1">The accuracy for a sliding window of 11: 0.7140 (+/- 0.0194)</text:p>
      <text:p text:style-name="P1"/>
      <text:p text:style-name="P1"/>
      <text:p text:style-name="P1"/>
      <text:p text:style-name="P1">Decision Tree: Sliding window: <text:s/>11 </text:p>
      <text:p text:style-name="P9"><text:s/>min_samples_split: <text:s/>9</text:p>
      <text:p text:style-name="P1">Results for sliding window: 11</text:p>
      <text:p text:style-name="P1">Confusion matrix, without normalization</text:p>
      <text:p text:style-name="P1">[[13435 <text:s/>3069]</text:p>
      <text:p text:style-name="P1"><text:s/>[ 3304 <text:s/>2357]]</text:p>
      <text:p text:style-name="P1">Normalized confusion matrix</text:p>
      <text:p text:style-name="P1">[[ 0.81404508 <text:s/>0.18595492]</text:p>
      <text:p text:style-name="P1"><text:s/>[ 0.58364247 <text:s/>0.41635753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70117276 <text:s/>0.72095646 <text:s/>0.71824949 <text:s/>0.70832393 <text:s/>0.71367329]</text:p>
      <text:p text:style-name="P1">The accuracy for a sliding window of 11: 0.7125 (+/- 0.0142)</text:p>
      <text:p text:style-name="P1"><text:soft-page-break/></text:p>
      <text:p text:style-name="P1"/>
      <text:p text:style-name="P1"/>
      <text:p text:style-name="P1">Decision Tree: Sliding window: <text:s/>11 </text:p>
      <text:p text:style-name="P9"><text:s/>min_samples_split: <text:s/>10</text:p>
      <text:p text:style-name="P1">Results for sliding window: 11</text:p>
      <text:p text:style-name="P1">Confusion matrix, without normalization</text:p>
      <text:p text:style-name="P1">[[13509 <text:s/>2995]</text:p>
      <text:p text:style-name="P1"><text:s/>[ 3327 <text:s/>2334]]</text:p>
      <text:p text:style-name="P1">Normalized confusion matrix</text:p>
      <text:p text:style-name="P1">[[ 0.81852884 <text:s/>0.18147116]</text:p>
      <text:p text:style-name="P1"><text:s/>[ 0.58770535 <text:s/>0.4122946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4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70004511 <text:s/>0.72388901 <text:s/>0.71757275 <text:s/>0.71802391 <text:s/>0.71435018]</text:p>
      <text:p text:style-name="P1">The accuracy for a sliding window of 11: 0.7148 (+/- 0.0160)</text:p>
      <text:p text:style-name="P1"/>
      <text:p text:style-name="P1"/>
      <text:p text:style-name="P3"/>
      <text:p text:style-name="P3">Decision Tree: Sliding window: <text:s/>13 </text:p>
      <text:p text:style-name="P9"><text:s/>min_samples_split: <text:s/>2</text:p>
      <text:p text:style-name="P1">Results for sliding window: 13</text:p>
      <text:p text:style-name="P1">Confusion matrix, without normalization</text:p>
      <text:p text:style-name="P1">[[13232 <text:s/>3272]</text:p>
      <text:p text:style-name="P1"><text:s/>[ 3251 <text:s/>2410]]</text:p>
      <text:p text:style-name="P1">Normalized confusion matrix</text:p>
      <text:p text:style-name="P1">[[ 0.80174503 <text:s/>0.19825497]</text:p>
      <text:p text:style-name="P1"><text:s/>[ 0.57428016 <text:s/>0.42571984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3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200271 <text:s/>0.70809835 <text:s/>0.72140762 <text:s/>0.70651929 <text:s/>0.71051444]</text:p>
      <text:p text:style-name="P1">The accuracy for a sliding window of 13: 0.7057 (+/- 0.0259)</text:p>
      <text:p text:style-name="P1"/>
      <text:p text:style-name="P1"/>
      <text:p text:style-name="P1"/>
      <text:p text:style-name="P1">Decision Tree: Sliding window: <text:s/>13 </text:p>
      <text:p text:style-name="P9"><text:s/>min_samples_split: <text:s/>3</text:p>
      <text:p text:style-name="P1">Results for sliding window: 13</text:p>
      <text:p text:style-name="P1">Confusion matrix, without normalization</text:p>
      <text:p text:style-name="P1"><text:soft-page-break/>[[13291 <text:s/>3213]</text:p>
      <text:p text:style-name="P1"><text:s/>[ 3267 <text:s/>2394]]</text:p>
      <text:p text:style-name="P1">Normalized confusion matrix</text:p>
      <text:p text:style-name="P1">[[ 0.80531992 <text:s/>0.19468008]</text:p>
      <text:p text:style-name="P1"><text:s/>[ 0.57710652 <text:s/>0.4228934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764096 <text:s/>0.71441462 <text:s/>0.72321227 <text:s/>0.709903 <text:s text:c="3"/>0.70306859]</text:p>
      <text:p text:style-name="P1">The accuracy for a sliding window of 13: 0.7076 (+/- 0.0239)</text:p>
      <text:p text:style-name="P1"/>
      <text:p text:style-name="P1"/>
      <text:p text:style-name="P1"/>
      <text:p text:style-name="P1">Decision Tree: Sliding window: <text:s/>13 </text:p>
      <text:p text:style-name="P9"><text:s/>min_samples_split: <text:s/>4</text:p>
      <text:p text:style-name="P1">Results for sliding window: 13</text:p>
      <text:p text:style-name="P1">Confusion matrix, without normalization</text:p>
      <text:p text:style-name="P1">[[13316 <text:s/>3188]</text:p>
      <text:p text:style-name="P1"><text:s/>[ 3281 <text:s/>2380]]</text:p>
      <text:p text:style-name="P1">Normalized confusion matrix</text:p>
      <text:p text:style-name="P1">[[ 0.80683471 <text:s/>0.19316529]</text:p>
      <text:p text:style-name="P1"><text:s/>[ 0.57957958 <text:s/>0.4204204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530898 <text:s/>0.70629371 <text:s/>0.71915182 <text:s/>0.71012858 <text:s/>0.70983755]</text:p>
      <text:p text:style-name="P1">The accuracy for a sliding window of 13: 0.7081 (+/- 0.0154)</text:p>
      <text:p text:style-name="P1"/>
      <text:p text:style-name="P1"/>
      <text:p text:style-name="P1"/>
      <text:p text:style-name="P1">Decision Tree: Sliding window: <text:s/>13 </text:p>
      <text:p text:style-name="P9"><text:s/>min_samples_split: <text:s/>5</text:p>
      <text:p text:style-name="P1">Results for sliding window: 13</text:p>
      <text:p text:style-name="P1">Confusion matrix, without normalization</text:p>
      <text:p text:style-name="P1">[[13356 <text:s/>3148]</text:p>
      <text:p text:style-name="P1"><text:s/>[ 3277 <text:s/>2384]]</text:p>
      <text:p text:style-name="P1">Normalized confusion matrix</text:p>
      <text:p text:style-name="P1">[[ 0.80925836 <text:s/>0.19074164]</text:p>
      <text:p text:style-name="P1"><text:s/>[ 0.57887299 <text:s/>0.42112701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3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305368 <text:s/>0.71734717 <text:s/>0.71960298 <text:s/>0.71080532 <text:s/>0.70983755]</text:p>
      <text:p text:style-name="P1">The accuracy for a sliding window of 13: 0.7101 (+/- 0.0186)</text:p>
      <text:p text:style-name="P1"/>
      <text:p text:style-name="P1"/>
      <text:p text:style-name="P1"/>
      <text:p text:style-name="P1">Decision Tree: Sliding window: <text:s/>13 </text:p>
      <text:p text:style-name="P9"><text:s/>min_samples_split: <text:s/>6</text:p>
      <text:p text:style-name="P1">Results for sliding window: 13</text:p>
      <text:p text:style-name="P1">Confusion matrix, without normalization</text:p>
      <text:p text:style-name="P1">[[13310 <text:s/>3194]</text:p>
      <text:p text:style-name="P1"><text:s/>[ 3307 <text:s/>2354]]</text:p>
      <text:p text:style-name="P1">Normalized confusion matrix</text:p>
      <text:p text:style-name="P1">[[ 0.80647116 <text:s/>0.19352884]</text:p>
      <text:p text:style-name="P1"><text:s/>[ 0.58417241 <text:s/>0.4158275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8831755 <text:s/>0.71283555 <text:s/>0.71531694 <text:s/>0.70787277 <text:s/>0.70916065]</text:p>
      <text:p text:style-name="P1">The accuracy for a sliding window of 13: 0.7067 (+/- 0.0191)</text:p>
      <text:p text:style-name="P1"/>
      <text:p text:style-name="P1"/>
      <text:p text:style-name="P1"/>
      <text:p text:style-name="P1">Decision Tree: Sliding window: <text:s/>13 </text:p>
      <text:p text:style-name="P9"><text:s/>min_samples_split: <text:s/>7</text:p>
      <text:p text:style-name="P1">Results for sliding window: 13</text:p>
      <text:p text:style-name="P1">Confusion matrix, without normalization</text:p>
      <text:p text:style-name="P1">[[13353 <text:s/>3151]</text:p>
      <text:p text:style-name="P1"><text:s/>[ 3315 <text:s/>2346]]</text:p>
      <text:p text:style-name="P1">Normalized confusion matrix</text:p>
      <text:p text:style-name="P1">[[ 0.80907659 <text:s/>0.19092341]</text:p>
      <text:p text:style-name="P1"><text:s/>[ 0.58558559 <text:s/>0.41441441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786649 <text:s/>0.71689601 <text:s/>0.72388901 <text:s/>0.70629371 <text:s/>0.70645307]</text:p>
      <text:p text:style-name="P1">The accuracy for a sliding window of 13: 0.7083 (+/- 0.0244)</text:p>
      <text:p text:style-name="P1"><text:soft-page-break/></text:p>
      <text:p text:style-name="P1"/>
      <text:p text:style-name="P1"/>
      <text:p text:style-name="P1">Decision Tree: Sliding window: <text:s/>13 </text:p>
      <text:p text:style-name="P9"><text:s/>min_samples_split: <text:s/>8</text:p>
      <text:p text:style-name="P1">Results for sliding window: 13</text:p>
      <text:p text:style-name="P1">Confusion matrix, without normalization</text:p>
      <text:p text:style-name="P1">[[13392 <text:s/>3112]</text:p>
      <text:p text:style-name="P1"><text:s/>[ 3338 <text:s/>2323]]</text:p>
      <text:p text:style-name="P1">Normalized confusion matrix</text:p>
      <text:p text:style-name="P1">[[ 0.81143965 <text:s/>0.18856035]</text:p>
      <text:p text:style-name="P1"><text:s/>[ 0.58964847 <text:s/>0.41035153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192603 <text:s/>0.7146402 <text:s text:c="2"/>0.72118204 <text:s/>0.70290999 <text:s/>0.71435018]</text:p>
      <text:p text:style-name="P1">The accuracy for a sliding window of 13: 0.7090 (+/- 0.0207)</text:p>
      <text:p text:style-name="P1"/>
      <text:p text:style-name="P1"/>
      <text:p text:style-name="P1"/>
      <text:p text:style-name="P1">Decision Tree: Sliding window: <text:s/>13 </text:p>
      <text:p text:style-name="P9"><text:s/>min_samples_split: <text:s/>9</text:p>
      <text:p text:style-name="P1">Results for sliding window: 13</text:p>
      <text:p text:style-name="P1">Confusion matrix, without normalization</text:p>
      <text:p text:style-name="P1">[[13421 <text:s/>3083]</text:p>
      <text:p text:style-name="P1"><text:s/>[ 3327 <text:s/>2334]]</text:p>
      <text:p text:style-name="P1">Normalized confusion matrix</text:p>
      <text:p text:style-name="P1">[[ 0.8131968 <text:s text:c="2"/>0.1868032 ]</text:p>
      <text:p text:style-name="P1"><text:s/>[ 0.58770535 <text:s/>0.4122946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147497 <text:s/>0.72095646 <text:s/>0.72230995 <text:s/>0.71148207 <text:s/>0.70780686]</text:p>
      <text:p text:style-name="P1">The accuracy for a sliding window of 13: 0.7108 (+/- 0.0222)</text:p>
      <text:p text:style-name="P1"/>
      <text:p text:style-name="P1"/>
      <text:p text:style-name="P1"/>
      <text:p text:style-name="P1">Decision Tree: Sliding window: <text:s/>13 </text:p>
      <text:p text:style-name="P9"><text:s/>min_samples_split: <text:s/>10</text:p>
      <text:p text:style-name="P1">Results for sliding window: 13</text:p>
      <text:p text:style-name="P1">Confusion matrix, without normalization</text:p>
      <text:p text:style-name="P1"><text:soft-page-break/>[[13479 <text:s/>3025]</text:p>
      <text:p text:style-name="P1"><text:s/>[ 3377 <text:s/>2284]]</text:p>
      <text:p text:style-name="P1">Normalized confusion matrix</text:p>
      <text:p text:style-name="P1">[[ 0.8167111 <text:s text:c="2"/>0.1832889 ]</text:p>
      <text:p text:style-name="P1"><text:s/>[ 0.59653771 <text:s/>0.4034622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3 <text:s text:c="5"/>0.40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102391 <text:s/>0.71960298 <text:s/>0.72208437 <text:s/>0.71418904 <text:s/>0.70893502]</text:p>
      <text:p text:style-name="P1">The accuracy for a sliding window of 13: 0.7112 (+/- 0.0221)</text:p>
      <text:p text:style-name="P1"/>
      <text:p text:style-name="P1"/>
      <text:p text:style-name="P1"/>
      <text:p text:style-name="P4">Decision Tree: Sliding window: <text:s/>15 </text:p>
      <text:p text:style-name="P9"><text:s/>min_samples_split: <text:s/>2</text:p>
      <text:p text:style-name="P1">Results for sliding window: 15</text:p>
      <text:p text:style-name="P1">Confusion matrix, without normalization</text:p>
      <text:p text:style-name="P1">[[13231 <text:s/>3273]</text:p>
      <text:p text:style-name="P1"><text:s/>[ 3263 <text:s/>2398]]</text:p>
      <text:p text:style-name="P1">Normalized confusion matrix</text:p>
      <text:p text:style-name="P1">[[ 0.80168444 <text:s/>0.19831556]</text:p>
      <text:p text:style-name="P1"><text:s/>[ 0.57639993 <text:s/>0.4236000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305368 <text:s/>0.71599368 <text:s/>0.70719603 <text:s/>0.71306113 <text:s/>0.69629964]</text:p>
      <text:p text:style-name="P1">The accuracy for a sliding window of 15: 0.7051 (+/- 0.0181)</text:p>
      <text:p text:style-name="P1"/>
      <text:p text:style-name="P1"/>
      <text:p text:style-name="P1"/>
      <text:p text:style-name="P1">Decision Tree: Sliding window: <text:s/>15 </text:p>
      <text:p text:style-name="P9"><text:s/>min_samples_split: <text:s/>3</text:p>
      <text:p text:style-name="P1">Results for sliding window: 15</text:p>
      <text:p text:style-name="P1">Confusion matrix, without normalization</text:p>
      <text:p text:style-name="P1">[[13313 <text:s/>3191]</text:p>
      <text:p text:style-name="P1"><text:s/>[ 3280 <text:s/>2381]]</text:p>
      <text:p text:style-name="P1">Normalized confusion matrix</text:p>
      <text:p text:style-name="P1">[[ 0.80665293 <text:s/>0.19334707]</text:p>
      <text:p text:style-name="P1"><text:s/>[ 0.57940293 <text:s/>0.42059707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71899 <text:s text:c="2"/>0.71441462 <text:s/>0.71982856 <text:s/>0.71599368 <text:s/>0.70284296]</text:p>
      <text:p text:style-name="P1">The accuracy for a sliding window of 15: 0.7081 (+/- 0.0237)</text:p>
      <text:p text:style-name="P1"/>
      <text:p text:style-name="P1"/>
      <text:p text:style-name="P1"/>
      <text:p text:style-name="P1">Decision Tree: Sliding window: <text:s/>15 </text:p>
      <text:p text:style-name="P9"><text:s/>min_samples_split: <text:s/>4</text:p>
      <text:p text:style-name="P1">Results for sliding window: 15</text:p>
      <text:p text:style-name="P1">Confusion matrix, without normalization</text:p>
      <text:p text:style-name="P1">[[13305 <text:s/>3199]</text:p>
      <text:p text:style-name="P1"><text:s/>[ 3282 <text:s/>2379]]</text:p>
      <text:p text:style-name="P1">Normalized confusion matrix</text:p>
      <text:p text:style-name="P1">[[ 0.8061682 <text:s text:c="2"/>0.1938318 ]</text:p>
      <text:p text:style-name="P1"><text:s/>[ 0.57975623 <text:s/>0.4202437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673884 <text:s/>0.71667043 <text:s/>0.71847507 <text:s/>0.71396346 <text:s/>0.70216606]</text:p>
      <text:p text:style-name="P1">The accuracy for a sliding window of 15: 0.7076 (+/- 0.0238)</text:p>
      <text:p text:style-name="P1"/>
      <text:p text:style-name="P1"/>
      <text:p text:style-name="P1"/>
      <text:p text:style-name="P1">Decision Tree: Sliding window: <text:s/>15 </text:p>
      <text:p text:style-name="P9"><text:s/>min_samples_split: <text:s/>5</text:p>
      <text:p text:style-name="P1">Results for sliding window: 15</text:p>
      <text:p text:style-name="P1">Confusion matrix, without normalization</text:p>
      <text:p text:style-name="P1">[[13326 <text:s/>3178]</text:p>
      <text:p text:style-name="P1"><text:s/>[ 3300 <text:s/>2361]]</text:p>
      <text:p text:style-name="P1">Normalized confusion matrix</text:p>
      <text:p text:style-name="P1">[[ 0.80744062 <text:s/>0.19255938]</text:p>
      <text:p text:style-name="P1"><text:s/>[ 0.58293588 <text:s/>0.4170641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516013 <text:s/>0.71915182 <text:s/>0.72321227 <text:s/>0.7110309 <text:s text:c="2"/>0.70013538]</text:p>
      <text:p text:style-name="P1">The accuracy for a sliding window of 15: 0.7077 (+/- 0.0275)</text:p>
      <text:p text:style-name="P1"><text:soft-page-break/></text:p>
      <text:p text:style-name="P1"/>
      <text:p text:style-name="P1"/>
      <text:p text:style-name="P1">Decision Tree: Sliding window: <text:s/>15 </text:p>
      <text:p text:style-name="P9"><text:s/>min_samples_split: <text:s/>6</text:p>
      <text:p text:style-name="P1">Results for sliding window: 15</text:p>
      <text:p text:style-name="P1">Confusion matrix, without normalization</text:p>
      <text:p text:style-name="P1">[[13320 <text:s/>3184]</text:p>
      <text:p text:style-name="P1"><text:s/>[ 3314 <text:s/>2347]]</text:p>
      <text:p text:style-name="P1">Normalized confusion matrix</text:p>
      <text:p text:style-name="P1">[[ 0.80707707 <text:s/>0.19292293]</text:p>
      <text:p text:style-name="P1"><text:s/>[ 0.58540894 <text:s/>0.41459106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1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124944 <text:s/>0.72343785 <text:s/>0.71260997 <text:s/>0.71193323 <text:s/>0.69494585]</text:p>
      <text:p text:style-name="P1">The accuracy for a sliding window of 15: 0.7068 (+/- 0.0240)</text:p>
      <text:p text:style-name="P1"/>
      <text:p text:style-name="P1"/>
      <text:p text:style-name="P1"/>
      <text:p text:style-name="P1">Decision Tree: Sliding window: <text:s/>15 </text:p>
      <text:p text:style-name="P9"><text:s/>min_samples_split: <text:s/>7</text:p>
      <text:p text:style-name="P1">Results for sliding window: 15</text:p>
      <text:p text:style-name="P1">Confusion matrix, without normalization</text:p>
      <text:p text:style-name="P1">[[13376 <text:s/>3128]</text:p>
      <text:p text:style-name="P1"><text:s/>[ 3336 <text:s/>2325]]</text:p>
      <text:p text:style-name="P1">Normalized confusion matrix</text:p>
      <text:p text:style-name="P1">[[ 0.81047019 <text:s/>0.18952981]</text:p>
      <text:p text:style-name="P1"><text:s/>[ 0.58929518 <text:s/>0.4107048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643663 <text:s/>0.72456576 <text:s/>0.71328671 <text:s/>0.70967742 <text:s/>0.69787906]</text:p>
      <text:p text:style-name="P1">The accuracy for a sliding window of 15: 0.7084 (+/- 0.0208)</text:p>
      <text:p text:style-name="P1"/>
      <text:p text:style-name="P1"/>
      <text:p text:style-name="P1"/>
      <text:p text:style-name="P1">Decision Tree: Sliding window: <text:s/>15 </text:p>
      <text:p text:style-name="P9"><text:s/>min_samples_split: <text:s/>8</text:p>
      <text:p text:style-name="P1">Results for sliding window: 15</text:p>
      <text:p text:style-name="P1">Confusion matrix, without normalization</text:p>
      <text:p text:style-name="P1"><text:soft-page-break/>[[13387 <text:s/>3117]</text:p>
      <text:p text:style-name="P1"><text:s/>[ 3304 <text:s/>2357]]</text:p>
      <text:p text:style-name="P1">Normalized confusion matrix</text:p>
      <text:p text:style-name="P1">[[ 0.81113669 <text:s/>0.18886331]</text:p>
      <text:p text:style-name="P1"><text:s/>[ 0.58364247 <text:s/>0.41635753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756428 <text:s/>0.72614482 <text:s/>0.71712159 <text:s/>0.71170765 <text:s/>0.69900722]</text:p>
      <text:p text:style-name="P1">The accuracy for a sliding window of 15: 0.7103 (+/- 0.0217)</text:p>
      <text:p text:style-name="P1"/>
      <text:p text:style-name="P1"/>
      <text:p text:style-name="P1"/>
      <text:p text:style-name="P1">Decision Tree: Sliding<text:span text:style-name="T2"> </text:span>window: <text:s/>15 </text:p>
      <text:p text:style-name="P9"><text:s/>min_samples_split: <text:s/>9</text:p>
      <text:p text:style-name="P1">Results for sliding window: 15</text:p>
      <text:p text:style-name="P1">Confusion matrix, without normalization</text:p>
      <text:p text:style-name="P1">[[13426 <text:s/>3078]</text:p>
      <text:p text:style-name="P1"><text:s/>[ 3331 <text:s/>2330]]</text:p>
      <text:p text:style-name="P1">Normalized confusion matrix</text:p>
      <text:p text:style-name="P1">[[ 0.81349976 <text:s/>0.18650024]</text:p>
      <text:p text:style-name="P1"><text:s/>[ 0.58841194 <text:s/>0.41158806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70184935 <text:s/>0.71667043 <text:s/>0.7205053 <text:s text:c="2"/>0.71531694 <text:s/>0.69990975]</text:p>
      <text:p text:style-name="P1">The accuracy for a sliding window of 15: 0.7109 (+/- 0.0167)</text:p>
      <text:p text:style-name="P1"/>
      <text:p text:style-name="P1"/>
      <text:p text:style-name="P1"/>
      <text:p text:style-name="P1">Decision Tree: Sliding window: <text:s/>15 </text:p>
      <text:p text:style-name="P9"><text:s/>min_samples_split: <text:s/>10</text:p>
      <text:p text:style-name="P1">Results for sliding window: 15</text:p>
      <text:p text:style-name="P1">Confusion matrix, without normalization</text:p>
      <text:p text:style-name="P1">[[13524 <text:s/>2980]</text:p>
      <text:p text:style-name="P1"><text:s/>[ 3338 <text:s/>2323]]</text:p>
      <text:p text:style-name="P1">Normalized confusion matrix</text:p>
      <text:p text:style-name="P1">[[ 0.81943771 <text:s/>0.18056229]</text:p>
      <text:p text:style-name="P1"><text:s/>[ 0.58964847 <text:s/>0.41035153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2 <text:s text:c="5"/>0.81 <text:s text:c="4"/>16504</text:p>
      <text:p text:style-name="P1">Class 1 == beta barrel <text:s text:c="6"/>0.44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711322 <text:s/>0.72772389 <text:s/>0.72479134 <text:s/>0.71847507 <text:s/>0.7066787 ]</text:p>
      <text:p text:style-name="P1">The accuracy for a sliding window of 15: 0.7150 (+/- 0.0230)</text:p>
      <text:p text:style-name="P1"/>
      <text:p text:style-name="P1"/>
      <text:p text:style-name="P4"/>
      <text:p text:style-name="P4">Decision Tree: Sliding window: <text:s/>17 </text:p>
      <text:p text:style-name="P9"><text:s/>min_samples_split: <text:s/>2</text:p>
      <text:p text:style-name="P1">Results for sliding window: 17</text:p>
      <text:p text:style-name="P1">Confusion matrix, without normalization</text:p>
      <text:p text:style-name="P1">[[13267 <text:s/>3237]</text:p>
      <text:p text:style-name="P1"><text:s/>[ 3307 <text:s/>2354]]</text:p>
      <text:p text:style-name="P1">Normalized confusion matrix</text:p>
      <text:p text:style-name="P1">[[ 0.80386573 <text:s/>0.19613427]</text:p>
      <text:p text:style-name="P1"><text:s/>[ 0.58417241 <text:s/>0.4158275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0 <text:s text:c="5"/>0.70 <text:s text:c="5"/>0.70 <text:s text:c="4"/>22165</text:p>
      <text:p text:style-name="P1"/>
      <text:p text:style-name="P1">[ 0.68538566 <text:s/>0.7146402 <text:s text:c="2"/>0.71215881 <text:s/>0.71396346 <text:s/>0.69765343]</text:p>
      <text:p text:style-name="P1">The accuracy for a sliding window of 17: 0.7048 (+/- 0.0230)</text:p>
      <text:p text:style-name="P1"/>
      <text:p text:style-name="P1"/>
      <text:p text:style-name="P1"/>
      <text:p text:style-name="P1">Decision Tree: Sliding window: <text:s/>17 </text:p>
      <text:p text:style-name="P9"><text:s/>min_samples_split: <text:s/>3</text:p>
      <text:p text:style-name="P1">Results for sliding window: 17</text:p>
      <text:p text:style-name="P1">Confusion matrix, without normalization</text:p>
      <text:p text:style-name="P1">[[13384 <text:s/>3120]</text:p>
      <text:p text:style-name="P1"><text:s/>[ 3339 <text:s/>2322]]</text:p>
      <text:p text:style-name="P1">Normalized confusion matrix</text:p>
      <text:p text:style-name="P1">[[ 0.81095492 <text:s/>0.18904508]</text:p>
      <text:p text:style-name="P1"><text:s/>[ 0.58982512 <text:s/>0.4101748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8989626 <text:s/>0.72118204 <text:s/>0.71599368 <text:s/>0.71215881 <text:s/>0.70374549]</text:p>
      <text:p text:style-name="P1">The accuracy for a sliding window of 17: 0.7086 (+/- 0.0219)</text:p>
      <text:p text:style-name="P1"><text:soft-page-break/></text:p>
      <text:p text:style-name="P1"/>
      <text:p text:style-name="P1"/>
      <text:p text:style-name="P1">Decision Tree: Sliding window: <text:s/>17 </text:p>
      <text:p text:style-name="P9"><text:s/>min_samples_split: <text:s/>4</text:p>
      <text:p text:style-name="P1">Results for sliding window: 17</text:p>
      <text:p text:style-name="P1">Confusion matrix, without normalization</text:p>
      <text:p text:style-name="P1">[[13317 <text:s/>3187]</text:p>
      <text:p text:style-name="P1"><text:s/>[ 3301 <text:s/>2360]]</text:p>
      <text:p text:style-name="P1">Normalized confusion matrix</text:p>
      <text:p text:style-name="P1">[[ 0.8068953 <text:s text:c="2"/>0.1931047 ]</text:p>
      <text:p text:style-name="P1"><text:s/>[ 0.58311252 <text:s/>0.4168874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3 <text:s text:c="5"/>0.42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260262 <text:s/>0.71802391 <text:s/>0.71757275 <text:s/>0.71148207 <text:s/>0.6967509 ]</text:p>
      <text:p text:style-name="P1">The accuracy for a sliding window of 17: 0.7073 (+/- 0.0213)</text:p>
      <text:p text:style-name="P1"/>
      <text:p text:style-name="P1"/>
      <text:p text:style-name="P1"/>
      <text:p text:style-name="P1">Decision Tree: Sliding window: <text:s/>17 </text:p>
      <text:p text:style-name="P9"><text:s/>min_samples_split: <text:s/>5</text:p>
      <text:p text:style-name="P1">Results for sliding window: 17</text:p>
      <text:p text:style-name="P1">Confusion matrix, without normalization</text:p>
      <text:p text:style-name="P1">[[13425 <text:s/>3079]</text:p>
      <text:p text:style-name="P1"><text:s/>[ 3323 <text:s/>2338]]</text:p>
      <text:p text:style-name="P1">Normalized confusion matrix</text:p>
      <text:p text:style-name="P1">[[ 0.81343917 <text:s/>0.18656083]</text:p>
      <text:p text:style-name="P1"><text:s/>[ 0.58699876 <text:s/>0.41300124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8561119 <text:s/>0.73065644 <text:s/>0.71689601 <text:s/>0.71373788 <text:s/>0.70893502]</text:p>
      <text:p text:style-name="P1">The accuracy for a sliding window of 17: 0.7112 (+/- 0.0294)</text:p>
      <text:p text:style-name="P1"/>
      <text:p text:style-name="P1"/>
      <text:p text:style-name="P1"/>
      <text:p text:style-name="P9">Decision Tree: Sliding window: <text:s/>17 </text:p>
      <text:p text:style-name="P9"><text:s/>min_samples_split: <text:s/>6</text:p>
      <text:p text:style-name="P1">Results for sliding window: 17</text:p>
      <text:p text:style-name="P1">Confusion matrix, without normalization</text:p>
      <text:p text:style-name="P1"><text:soft-page-break/>[[13330 <text:s/>3174]</text:p>
      <text:p text:style-name="P1"><text:s/>[ 3347 <text:s/>2314]]</text:p>
      <text:p text:style-name="P1">Normalized confusion matrix</text:p>
      <text:p text:style-name="P1">[[ 0.80768299 <text:s/>0.19231701]</text:p>
      <text:p text:style-name="P1"><text:s/>[ 0.5912383 <text:s text:c="2"/>0.4087617 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1 <text:s text:c="5"/>0.42 <text:s text:c="5"/>5661</text:p>
      <text:p text:style-name="P1"/>
      <text:p text:style-name="P1"><text:s text:c="11"/>avg / total <text:s text:c="6"/>0.70 <text:s text:c="5"/>0.71 <text:s text:c="5"/>0.70 <text:s text:c="4"/>22165</text:p>
      <text:p text:style-name="P1"/>
      <text:p text:style-name="P1">[ 0.68764096 <text:s/>0.72343785 <text:s/>0.7146402 <text:s text:c="2"/>0.70787277 <text:s/>0.69539711]</text:p>
      <text:p text:style-name="P1">The accuracy for a sliding window of 17: 0.7058 (+/- 0.0258)</text:p>
      <text:p text:style-name="P1"/>
      <text:p text:style-name="P1"/>
      <text:p text:style-name="P1"/>
      <text:p text:style-name="P1">Decision Tree: Sliding window: <text:s/>17 </text:p>
      <text:p text:style-name="P9"><text:s/>min_samples_split: <text:s/>7</text:p>
      <text:p text:style-name="P1">Results for sliding window: 17</text:p>
      <text:p text:style-name="P1">Confusion matrix, without normalization</text:p>
      <text:p text:style-name="P1">[[13458 <text:s/>3046]</text:p>
      <text:p text:style-name="P1"><text:s/>[ 3350 <text:s/>2311]]</text:p>
      <text:p text:style-name="P1">Normalized confusion matrix</text:p>
      <text:p text:style-name="P1">[[ 0.81543868 <text:s/>0.18456132]</text:p>
      <text:p text:style-name="P1"><text:s/>[ 0.59176824 <text:s/>0.40823176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17005 <text:s text:c="2"/>0.72930296 <text:s/>0.71915182 <text:s/>0.71486578 <text:s/>0.70216606]</text:p>
      <text:p text:style-name="P1">The accuracy for a sliding window of 17: 0.7114 (+/- 0.0263)</text:p>
      <text:p text:style-name="P1"/>
      <text:p text:style-name="P1"/>
      <text:p text:style-name="P1"/>
      <text:p text:style-name="P1">Decision Tree: Sliding window: <text:s/>17 </text:p>
      <text:p text:style-name="P9"><text:s/>min_samples_split: <text:s/>8</text:p>
      <text:p text:style-name="P1">Results for sliding window: 17</text:p>
      <text:p text:style-name="P1">Confusion matrix, without normalization</text:p>
      <text:p text:style-name="P1">[[13478 <text:s/>3026]</text:p>
      <text:p text:style-name="P1"><text:s/>[ 3355 <text:s/>2306]]</text:p>
      <text:p text:style-name="P1">Normalized confusion matrix</text:p>
      <text:p text:style-name="P1">[[ 0.81665051 <text:s/>0.18334949]</text:p>
      <text:p text:style-name="P1"><text:s/>[ 0.59265148 <text:s/>0.40734852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2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124944 <text:s/>0.73043086 <text:s/>0.71779833 <text:s/>0.71396346 <text:s/>0.70712996]</text:p>
      <text:p text:style-name="P1">The accuracy for a sliding window of 17: 0.7121 (+/- 0.0258)</text:p>
      <text:p text:style-name="P1"/>
      <text:p text:style-name="P1"/>
      <text:p text:style-name="P1"/>
      <text:p text:style-name="P1">Decision Tree: Sliding window: <text:s/>17 </text:p>
      <text:p text:style-name="P9"><text:s/>min_samples_split: <text:s/>9</text:p>
      <text:p text:style-name="P1">Results for sliding window: 17</text:p>
      <text:p text:style-name="P1">Confusion matrix, without normalization</text:p>
      <text:p text:style-name="P1">[[13458 <text:s/>3046]</text:p>
      <text:p text:style-name="P1"><text:s/>[ 3335 <text:s/>2326]]</text:p>
      <text:p text:style-name="P1">Normalized confusion matrix</text:p>
      <text:p text:style-name="P1">[[ 0.81543868 <text:s/>0.18456132]</text:p>
      <text:p text:style-name="P1"><text:s/>[ 0.58911853 <text:s/>0.4108814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102391 <text:s/>0.73223551 <text:s/>0.7252425 <text:s text:c="2"/>0.71621926 <text:s/>0.69584838]</text:p>
      <text:p text:style-name="P1">The accuracy for a sliding window of 17: 0.7121 (+/- 0.0323)</text:p>
      <text:p text:style-name="P1"/>
      <text:p text:style-name="P1"/>
      <text:p text:style-name="P1"/>
      <text:p text:style-name="P1">Decision Tree: Sliding window: <text:s/>17 </text:p>
      <text:p text:style-name="P9"><text:s/>min_samples_split: <text:s/>10</text:p>
      <text:p text:style-name="P1">Results for sliding window: 17</text:p>
      <text:p text:style-name="P1">Confusion matrix, without normalization</text:p>
      <text:p text:style-name="P1">[[13503 <text:s/>3001]</text:p>
      <text:p text:style-name="P1"><text:s/>[ 3364 <text:s/>2297]]</text:p>
      <text:p text:style-name="P1">Normalized confusion matrix</text:p>
      <text:p text:style-name="P1">[[ 0.81816529 <text:s/>0.18183471]</text:p>
      <text:p text:style-name="P1"><text:s/>[ 0.5942413 <text:s text:c="2"/>0.4057587 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1 <text:s text:c="5"/>0.71 <text:s text:c="5"/>0.71 <text:s text:c="4"/>22165</text:p>
      <text:p text:style-name="P1"/>
      <text:p text:style-name="P1">[ 0.69305368 <text:s/>0.73449132 <text:s/>0.72343785 <text:s/>0.71125649 <text:s/>0.70194043]</text:p>
      <text:p text:style-name="P1">The accuracy for a sliding window of 17: 0.7128 (+/- 0.0296)</text:p>
      <text:p text:style-name="P1"><text:soft-page-break/></text:p>
      <text:p text:style-name="P1"/>
      <text:p text:style-name="P4"/>
      <text:p text:style-name="P4">Decision Tree: Sliding window: <text:s/>19 </text:p>
      <text:p text:style-name="P9"><text:s/>min_samples_split: <text:s/>2</text:p>
      <text:p text:style-name="P1">Results for sliding window: 19</text:p>
      <text:p text:style-name="P1">Confusion matrix, without normalization</text:p>
      <text:p text:style-name="P1">[[13296 <text:s/>3208]</text:p>
      <text:p text:style-name="P1"><text:s/>[ 3298 <text:s/>2363]]</text:p>
      <text:p text:style-name="P1">Normalized confusion matrix</text:p>
      <text:p text:style-name="P1">[[ 0.80562288 <text:s/>0.19437712]</text:p>
      <text:p text:style-name="P1"><text:s/>[ 0.58258258 <text:s/>0.4174174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8967073 <text:s/>0.71667043 <text:s/>0.71757275 <text:s/>0.7193774 <text:s text:c="2"/>0.68907942]</text:p>
      <text:p text:style-name="P1">The accuracy for a sliding window of 19: 0.7065 (+/- 0.0280)</text:p>
      <text:p text:style-name="P1"/>
      <text:p text:style-name="P1"/>
      <text:p text:style-name="P1"/>
      <text:p text:style-name="P1">Decision Tree: Sliding window: <text:s/>19 </text:p>
      <text:p text:style-name="P9"><text:s/>min_samples_split: <text:s/>3</text:p>
      <text:p text:style-name="P1">Results for sliding window: 19</text:p>
      <text:p text:style-name="P1">Confusion matrix, without normalization</text:p>
      <text:p text:style-name="P1">[[13298 <text:s/>3206]</text:p>
      <text:p text:style-name="P1"><text:s/>[ 3311 <text:s/>2350]]</text:p>
      <text:p text:style-name="P1">Normalized confusion matrix</text:p>
      <text:p text:style-name="P1">[[ 0.80574406 <text:s/>0.19425594]</text:p>
      <text:p text:style-name="P1"><text:s/>[ 0.584879 <text:s text:c="3"/>0.415121 <text:s/>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2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237709 <text:s/>0.71621926 <text:s/>0.71441462 <text:s/>0.70922626 <text:s/>0.69765343]</text:p>
      <text:p text:style-name="P1">The accuracy for a sliding window of 19: 0.7060 (+/- 0.0188)</text:p>
      <text:p text:style-name="P1"/>
      <text:p text:style-name="P1"/>
      <text:p text:style-name="P1"/>
      <text:p text:style-name="P1">Decision Tree: Sliding window: <text:s/>19 </text:p>
      <text:p text:style-name="P9"><text:s/>min_samples_split: <text:s/>4</text:p>
      <text:p text:style-name="P1">Results for sliding window: 19</text:p>
      <text:p text:style-name="P1">Confusion matrix, without normalization</text:p>
      <text:p text:style-name="P1"><text:soft-page-break/>[[13328 <text:s/>3176]</text:p>
      <text:p text:style-name="P1"><text:s/>[ 3349 <text:s/>2312]]</text:p>
      <text:p text:style-name="P1">Normalized confusion matrix</text:p>
      <text:p text:style-name="P1">[[ 0.8075618 <text:s text:c="2"/>0.1924382 ]</text:p>
      <text:p text:style-name="P1"><text:s/>[ 0.59159159 <text:s/>0.40840841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1 <text:s text:c="5"/>0.41 <text:s text:c="5"/>5661</text:p>
      <text:p text:style-name="P1"/>
      <text:p text:style-name="P1"><text:s text:c="11"/>avg / total <text:s text:c="6"/>0.70 <text:s text:c="5"/>0.71 <text:s text:c="5"/>0.70 <text:s text:c="4"/>22165</text:p>
      <text:p text:style-name="P1"/>
      <text:p text:style-name="P1">[ 0.68876861 <text:s/>0.71779833 <text:s/>0.71260997 <text:s/>0.71509136 <text:s/>0.69381769]</text:p>
      <text:p text:style-name="P1">The accuracy for a sliding window of 19: 0.7056 (+/- 0.0238)</text:p>
      <text:p text:style-name="P1"/>
      <text:p text:style-name="P1"/>
      <text:p text:style-name="P1"/>
      <text:p text:style-name="P1">Decision Tree: Sliding window: <text:s/>19 </text:p>
      <text:p text:style-name="P9"><text:s/>min_samples_split: <text:s/>5</text:p>
      <text:p text:style-name="P1">Results for sliding window: 19</text:p>
      <text:p text:style-name="P1">Confusion matrix, without normalization</text:p>
      <text:p text:style-name="P1">[[13332 <text:s/>3172]</text:p>
      <text:p text:style-name="P1"><text:s/>[ 3353 <text:s/>2308]]</text:p>
      <text:p text:style-name="P1">Normalized confusion matrix</text:p>
      <text:p text:style-name="P1">[[ 0.80780417 <text:s/>0.19219583]</text:p>
      <text:p text:style-name="P1"><text:s/>[ 0.59229818 <text:s/>0.4077018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1 <text:s text:c="5"/>0.41 <text:s text:c="5"/>5661</text:p>
      <text:p text:style-name="P1"/>
      <text:p text:style-name="P1"><text:s text:c="11"/>avg / total <text:s text:c="6"/>0.70 <text:s text:c="5"/>0.71 <text:s text:c="5"/>0.70 <text:s text:c="4"/>22165</text:p>
      <text:p text:style-name="P1"/>
      <text:p text:style-name="P1">[ 0.68989626 <text:s/>0.72230995 <text:s/>0.71328671 <text:s/>0.709903 <text:s text:c="3"/>0.69268953]</text:p>
      <text:p text:style-name="P1">The accuracy for a sliding window of 19: 0.7056 (+/- 0.0248)</text:p>
      <text:p text:style-name="P1"/>
      <text:p text:style-name="P1"/>
      <text:p text:style-name="P1"/>
      <text:p text:style-name="P1">Decision Tree: Sliding window: <text:s/>19 </text:p>
      <text:p text:style-name="P9"><text:s/>min_samples_split: <text:s/>6</text:p>
      <text:p text:style-name="P1">Results for sliding window: 19</text:p>
      <text:p text:style-name="P1">Confusion matrix, without normalization</text:p>
      <text:p text:style-name="P1">[[13281 <text:s/>3223]</text:p>
      <text:p text:style-name="P1"><text:s/>[ 3325 <text:s/>2336]]</text:p>
      <text:p text:style-name="P1">Normalized confusion matrix</text:p>
      <text:p text:style-name="P1">[[ 0.80471401 <text:s/>0.19528599]</text:p>
      <text:p text:style-name="P1"><text:s/>[ 0.58735206 <text:s/>0.41264794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0 <text:s text:c="5"/>0.80 <text:s text:c="4"/>16504</text:p>
      <text:p text:style-name="P1">Class 1 == beta barrel <text:s text:c="6"/>0.42 <text:s text:c="5"/>0.41 <text:s text:c="5"/>0.42 <text:s text:c="5"/>5661</text:p>
      <text:p text:style-name="P1"/>
      <text:p text:style-name="P1"><text:s text:c="11"/>avg / total <text:s text:c="6"/>0.70 <text:s text:c="5"/>0.70 <text:s text:c="5"/>0.70 <text:s text:c="4"/>22165</text:p>
      <text:p text:style-name="P1"/>
      <text:p text:style-name="P1">[ 0.69260262 <text:s/>0.71351229 <text:s/>0.70832393 <text:s/>0.71779833 <text:s/>0.69065884]</text:p>
      <text:p text:style-name="P1">The accuracy for a sliding window of 19: 0.7046 (+/- 0.0220)</text:p>
      <text:p text:style-name="P1"/>
      <text:p text:style-name="P1"/>
      <text:p text:style-name="P1"/>
      <text:p text:style-name="P1">Decision Tree: Sliding window: <text:s/>19 </text:p>
      <text:p text:style-name="P9"><text:s/>min_samples_split: <text:s/>7</text:p>
      <text:p text:style-name="P1">Results for sliding window: 19</text:p>
      <text:p text:style-name="P1">Confusion matrix, without normalization</text:p>
      <text:p text:style-name="P1">[[13349 <text:s/>3155]</text:p>
      <text:p text:style-name="P1"><text:s/>[ 3343 <text:s/>2318]]</text:p>
      <text:p text:style-name="P1">Normalized confusion matrix</text:p>
      <text:p text:style-name="P1">[[ 0.80883422 <text:s/>0.19116578]</text:p>
      <text:p text:style-name="P1"><text:s/>[ 0.59053171 <text:s/>0.4094682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1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192603 <text:s/>0.71870065 <text:s/>0.71779833 <text:s/>0.70967742 <text:s/>0.69607401]</text:p>
      <text:p text:style-name="P1">The accuracy for a sliding window of 19: 0.7068 (+/- 0.0220)</text:p>
      <text:p text:style-name="P1"/>
      <text:p text:style-name="P1"/>
      <text:p text:style-name="P1"/>
      <text:p text:style-name="P1">Decision Tree: Sliding window: <text:s/>19 </text:p>
      <text:p text:style-name="P9"><text:s/>min_samples_split: <text:s/>8</text:p>
      <text:p text:style-name="P1">Results for sliding window: 19</text:p>
      <text:p text:style-name="P1">Confusion matrix, without normalization</text:p>
      <text:p text:style-name="P1">[[13340 <text:s/>3164]</text:p>
      <text:p text:style-name="P1"><text:s/>[ 3373 <text:s/>2288]]</text:p>
      <text:p text:style-name="P1">Normalized confusion matrix</text:p>
      <text:p text:style-name="P1">[[ 0.8082889 <text:s text:c="2"/>0.1917111 ]</text:p>
      <text:p text:style-name="P1"><text:s/>[ 0.59583113 <text:s/>0.4041688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0 <text:s text:c="5"/>0.41 <text:s text:c="5"/>5661</text:p>
      <text:p text:style-name="P1"/>
      <text:p text:style-name="P1"><text:s text:c="11"/>avg / total <text:s text:c="6"/>0.70 <text:s text:c="5"/>0.71 <text:s text:c="5"/>0.70 <text:s text:c="4"/>22165</text:p>
      <text:p text:style-name="P1"/>
      <text:p text:style-name="P1">[ 0.68921967 <text:s/>0.72163321 <text:s/>0.71148207 <text:s/>0.7087751 <text:s text:c="2"/>0.69426895]</text:p>
      <text:p text:style-name="P1">The accuracy for a sliding window of 19: 0.7051 (+/- 0.0236)</text:p>
      <text:p text:style-name="P1"><text:soft-page-break/></text:p>
      <text:p text:style-name="P1"/>
      <text:p text:style-name="P1"/>
      <text:p text:style-name="P1">Decision Tree: Sliding window: <text:s/>19 </text:p>
      <text:p text:style-name="P9"><text:s/>min_samples_split: <text:s/>9</text:p>
      <text:p text:style-name="P1">Results for sliding window: 19</text:p>
      <text:p text:style-name="P1">Confusion matrix, without normalization</text:p>
      <text:p text:style-name="P1">[[13442 <text:s/>3062]</text:p>
      <text:p text:style-name="P1"><text:s/>[ 3370 <text:s/>2291]]</text:p>
      <text:p text:style-name="P1">Normalized confusion matrix</text:p>
      <text:p text:style-name="P1">[[ 0.81446922 <text:s/>0.18553078]</text:p>
      <text:p text:style-name="P1"><text:s/>[ 0.59530118 <text:s/>0.40469882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0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260262 <text:s/>0.72276111 <text:s/>0.72163321 <text:s/>0.71057974 <text:s/>0.70148917]</text:p>
      <text:p text:style-name="P1">The accuracy for a sliding window of 19: 0.7098 (+/- 0.0232)</text:p>
      <text:p text:style-name="P1"/>
      <text:p text:style-name="P1"/>
      <text:p text:style-name="P1"/>
      <text:p text:style-name="P1">Decision Tree: Sliding window: <text:s/>19 </text:p>
      <text:p text:style-name="P9"><text:s/>min_samples_split: <text:s/>10</text:p>
      <text:p text:style-name="P1">Results for sliding window: 19</text:p>
      <text:p text:style-name="P1">Confusion matrix, without normalization</text:p>
      <text:p text:style-name="P1">[[13373 <text:s/>3131]</text:p>
      <text:p text:style-name="P1"><text:s/>[ 3356 <text:s/>2305]]</text:p>
      <text:p text:style-name="P1">Normalized confusion matrix</text:p>
      <text:p text:style-name="P1">[[ 0.81028841 <text:s/>0.18971159]</text:p>
      <text:p text:style-name="P1"><text:s/>[ 0.59282812 <text:s/>0.4071718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1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666216 <text:s/>0.72140762 <text:s/>0.709903 <text:s text:c="3"/>0.71260997 <text:s/>0.69607401]</text:p>
      <text:p text:style-name="P1">The accuracy for a sliding window of 19: 0.7073 (+/- 0.0195)</text:p>
      <text:p text:style-name="P1"/>
      <text:p text:style-name="P1"/>
      <text:p text:style-name="P1"/>
      <text:p text:style-name="P1">Decision Tree: Sliding window: <text:s/>21 </text:p>
      <text:p text:style-name="P1"><text:s/>min_samples_split: <text:s/>2</text:p>
      <text:p text:style-name="P1">Results for sliding window: 21</text:p>
      <text:p text:style-name="P1">Confusion matrix, without normalization</text:p>
      <text:p text:style-name="P1"><text:soft-page-break/>[[13270 <text:s/>3234]</text:p>
      <text:p text:style-name="P1"><text:s/>[ 3341 <text:s/>2320]]</text:p>
      <text:p text:style-name="P1">Normalized confusion matrix</text:p>
      <text:p text:style-name="P1">[[ 0.8040475 <text:s text:c="2"/>0.1959525 ]</text:p>
      <text:p text:style-name="P1"><text:s/>[ 0.59017841 <text:s/>0.4098215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0 <text:s text:c="5"/>0.80 <text:s text:c="4"/>16504</text:p>
      <text:p text:style-name="P1">Class 1 == beta barrel <text:s text:c="6"/>0.42 <text:s text:c="5"/>0.41 <text:s text:c="5"/>0.41 <text:s text:c="5"/>5661</text:p>
      <text:p text:style-name="P1"/>
      <text:p text:style-name="P1"><text:s text:c="11"/>avg / total <text:s text:c="6"/>0.70 <text:s text:c="5"/>0.70 <text:s text:c="5"/>0.70 <text:s text:c="4"/>22165</text:p>
      <text:p text:style-name="P1"/>
      <text:p text:style-name="P1">[ 0.68583672 <text:s/>0.7110309 <text:s text:c="2"/>0.70764719 <text:s/>0.72185879 <text:s/>0.69043321]</text:p>
      <text:p text:style-name="P1">The accuracy for a sliding window of 21: 0.7034 (+/- 0.0267)</text:p>
      <text:p text:style-name="P1"/>
      <text:p text:style-name="P1"/>
      <text:p text:style-name="P4"/>
      <text:p text:style-name="P4">Decision Tree: Sliding window: <text:s/>21 </text:p>
      <text:p text:style-name="P9"><text:s/>min_samples_split: <text:s/>3</text:p>
      <text:p text:style-name="P1">Results for sliding window: 21</text:p>
      <text:p text:style-name="P1">Confusion matrix, without normalization</text:p>
      <text:p text:style-name="P1">[[13297 <text:s/>3207]</text:p>
      <text:p text:style-name="P1"><text:s/>[ 3351 <text:s/>2310]]</text:p>
      <text:p text:style-name="P1">Normalized confusion matrix</text:p>
      <text:p text:style-name="P1">[[ 0.80568347 <text:s/>0.19431653]</text:p>
      <text:p text:style-name="P1"><text:s/>[ 0.59194489 <text:s/>0.40805511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1 <text:s text:c="5"/>0.41 <text:s text:c="5"/>5661</text:p>
      <text:p text:style-name="P1"/>
      <text:p text:style-name="P1"><text:s text:c="11"/>avg / total <text:s text:c="6"/>0.70 <text:s text:c="5"/>0.70 <text:s text:c="5"/>0.70 <text:s text:c="4"/>22165</text:p>
      <text:p text:style-name="P1"/>
      <text:p text:style-name="P1">[ 0.68403248 <text:s/>0.71125649 <text:s/>0.71441462 <text:s/>0.71824949 <text:s/>0.69268953]</text:p>
      <text:p text:style-name="P1">The accuracy for a sliding window of 21: 0.7041 (+/- 0.0267)</text:p>
      <text:p text:style-name="P1"/>
      <text:p text:style-name="P1"/>
      <text:p text:style-name="P1"/>
      <text:p text:style-name="P1">Decision Tree: Sliding window: <text:s/>21 </text:p>
      <text:p text:style-name="P9"><text:s/>min_samples_split: <text:s/>4</text:p>
      <text:p text:style-name="P1">Results for sliding window: 21</text:p>
      <text:p text:style-name="P1">Confusion matrix, without normalization</text:p>
      <text:p text:style-name="P1">[[13242 <text:s/>3262]</text:p>
      <text:p text:style-name="P1"><text:s/>[ 3321 <text:s/>2340]]</text:p>
      <text:p text:style-name="P1">Normalized confusion matrix</text:p>
      <text:p text:style-name="P1">[[ 0.80235095 <text:s/>0.19764905]</text:p>
      <text:p text:style-name="P1"><text:s/>[ 0.58664547 <text:s/>0.41335453]]</text:p>
      <text:p text:style-name="P1"><text:s text:c="24"/>precision <text:s text:c="3"/>recall <text:s/>f1-score <text:s text:c="2"/>support</text:p>
      <text:p text:style-name="P1"/>
      <text:p text:style-name="P1"><text:soft-page-break/><text:s text:c="3"/>Class 0 == globular <text:s text:c="6"/>0.80 <text:s text:c="5"/>0.80 <text:s text:c="5"/>0.80 <text:s text:c="4"/>16504</text:p>
      <text:p text:style-name="P1">Class 1 == beta barrel <text:s text:c="6"/>0.42 <text:s text:c="5"/>0.41 <text:s text:c="5"/>0.42 <text:s text:c="5"/>5661</text:p>
      <text:p text:style-name="P1"/>
      <text:p text:style-name="P1"><text:s text:c="11"/>avg / total <text:s text:c="6"/>0.70 <text:s text:c="5"/>0.70 <text:s text:c="5"/>0.70 <text:s text:c="4"/>22165</text:p>
      <text:p text:style-name="P1"/>
      <text:p text:style-name="P1">[ 0.69057285 <text:s/>0.71148207 <text:s/>0.71148207 <text:s/>0.71441462 <text:s/>0.68704874]</text:p>
      <text:p text:style-name="P1">The accuracy for a sliding window of 21: 0.7030 (+/- 0.0234)</text:p>
      <text:p text:style-name="P1"/>
      <text:p text:style-name="P1"/>
      <text:p text:style-name="P1"/>
      <text:p text:style-name="P1">Decision Tree: Sliding window: <text:s/>21 </text:p>
      <text:p text:style-name="P9"><text:s/>min_samples_split: <text:s/>5</text:p>
      <text:p text:style-name="P1">Results for sliding window: 21</text:p>
      <text:p text:style-name="P1">Confusion matrix, without normalization</text:p>
      <text:p text:style-name="P1">[[13373 <text:s/>3131]</text:p>
      <text:p text:style-name="P1"><text:s/>[ 3392 <text:s/>2269]]</text:p>
      <text:p text:style-name="P1">Normalized confusion matrix</text:p>
      <text:p text:style-name="P1">[[ 0.81028841 <text:s/>0.18971159]</text:p>
      <text:p text:style-name="P1"><text:s/>[ 0.59918742 <text:s/>0.40081258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0 <text:s text:c="5"/>0.41 <text:s text:c="5"/>5661</text:p>
      <text:p text:style-name="P1"/>
      <text:p text:style-name="P1"><text:s text:c="11"/>avg / total <text:s text:c="6"/>0.70 <text:s text:c="5"/>0.71 <text:s text:c="5"/>0.70 <text:s text:c="4"/>22165</text:p>
      <text:p text:style-name="P1"/>
      <text:p text:style-name="P1">[ 0.68854308 <text:s/>0.72005414 <text:s/>0.71193323 <text:s/>0.71712159 <text:s/>0.69088448]</text:p>
      <text:p text:style-name="P1">The accuracy for a sliding window of 21: 0.7057 (+/- 0.0267)</text:p>
      <text:p text:style-name="P1"/>
      <text:p text:style-name="P1"/>
      <text:p text:style-name="P1"/>
      <text:p text:style-name="P1">Decision Tree: Sliding window: <text:s/>21 </text:p>
      <text:p text:style-name="P9"><text:s/>min_samples_split: <text:s/>6</text:p>
      <text:p text:style-name="P1">Results for sliding window: 21</text:p>
      <text:p text:style-name="P1">Confusion matrix, without normalization</text:p>
      <text:p text:style-name="P1">[[13406 <text:s/>3098]</text:p>
      <text:p text:style-name="P1"><text:s/>[ 3366 <text:s/>2295]]</text:p>
      <text:p text:style-name="P1">Normalized confusion matrix</text:p>
      <text:p text:style-name="P1">[[ 0.81228793 <text:s/>0.18771207]</text:p>
      <text:p text:style-name="P1"><text:s/>[ 0.59459459 <text:s/>0.40540541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1 <text:s text:c="4"/>16504</text:p>
      <text:p text:style-name="P1">Class 1 == beta barrel <text:s text:c="6"/>0.43 <text:s text:c="5"/>0.41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9463239 <text:s/>0.71486578 <text:s/>0.71621926 <text:s/>0.71960298 <text:s/>0.69652527]</text:p>
      <text:p text:style-name="P1">The accuracy for a sliding window of 21: 0.7084 (+/- 0.0211)</text:p>
      <text:p text:style-name="P1"><text:soft-page-break/></text:p>
      <text:p text:style-name="P1"/>
      <text:p text:style-name="P1"/>
      <text:p text:style-name="P1">Decision Tree: Sliding window: <text:s/>21 </text:p>
      <text:p text:style-name="P9"><text:s/>min_samples_split: <text:s/>7</text:p>
      <text:p text:style-name="P1">Results for sliding window: 21</text:p>
      <text:p text:style-name="P1">Confusion matrix, without normalization</text:p>
      <text:p text:style-name="P1">[[13363 <text:s/>3141]</text:p>
      <text:p text:style-name="P1"><text:s/>[ 3396 <text:s/>2265]]</text:p>
      <text:p text:style-name="P1">Normalized confusion matrix</text:p>
      <text:p text:style-name="P1">[[ 0.8096825 <text:s text:c="2"/>0.1903175 ]</text:p>
      <text:p text:style-name="P1"><text:s/>[ 0.59989401 <text:s/>0.40010599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40 <text:s text:c="5"/>0.41 <text:s text:c="5"/>5661</text:p>
      <text:p text:style-name="P1"/>
      <text:p text:style-name="P1"><text:s text:c="11"/>avg / total <text:s text:c="6"/>0.70 <text:s text:c="5"/>0.71 <text:s text:c="5"/>0.70 <text:s text:c="4"/>22165</text:p>
      <text:p text:style-name="P1"/>
      <text:p text:style-name="P1">[ 0.68380695 <text:s/>0.71621926 <text:s/>0.71057974 <text:s/>0.71779833 <text:s/>0.69697653]</text:p>
      <text:p text:style-name="P1">The accuracy for a sliding window of 21: 0.7051 (+/- 0.0258)</text:p>
      <text:p text:style-name="P1"/>
      <text:p text:style-name="P1"/>
      <text:p text:style-name="P1"/>
      <text:p text:style-name="P1">Decision Tree: Sliding window: <text:s/>21 </text:p>
      <text:p text:style-name="P9"><text:s/>min_samples_split: <text:s/>8</text:p>
      <text:p text:style-name="P1">Results for sliding window: 21</text:p>
      <text:p text:style-name="P1">Confusion matrix, without normalization</text:p>
      <text:p text:style-name="P1">[[13437 <text:s/>3067]</text:p>
      <text:p text:style-name="P1"><text:s/>[ 3445 <text:s/>2216]]</text:p>
      <text:p text:style-name="P1">Normalized confusion matrix</text:p>
      <text:p text:style-name="P1">[[ 0.81416626 <text:s/>0.18583374]</text:p>
      <text:p text:style-name="P1"><text:s/>[ 0.60854973 <text:s/>0.3914502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1 <text:s text:c="5"/>0.80 <text:s text:c="4"/>16504</text:p>
      <text:p text:style-name="P1">Class 1 == beta barrel <text:s text:c="6"/>0.42 <text:s text:c="5"/>0.39 <text:s text:c="5"/>0.40 <text:s text:c="5"/>5661</text:p>
      <text:p text:style-name="P1"/>
      <text:p text:style-name="P1"><text:s text:c="11"/>avg / total <text:s text:c="6"/>0.70 <text:s text:c="5"/>0.71 <text:s text:c="5"/>0.70 <text:s text:c="4"/>22165</text:p>
      <text:p text:style-name="P1"/>
      <text:p text:style-name="P1">[ 0.68764096 <text:s/>0.71486578 <text:s/>0.71373788 <text:s/>0.72095646 <text:s/>0.69381769]</text:p>
      <text:p text:style-name="P1">The accuracy for a sliding window of 21: 0.7062 (+/- 0.0260)</text:p>
      <text:p text:style-name="P1"/>
      <text:p text:style-name="P1"/>
      <text:p text:style-name="P1"/>
      <text:p text:style-name="P1">Decision Tree: Sliding window: <text:s/>21 </text:p>
      <text:p text:style-name="P9"><text:s/>min_samples_split: <text:s/>9</text:p>
      <text:p text:style-name="P1">Results for sliding window: 21</text:p>
      <text:p text:style-name="P1">Confusion matrix, without normalization</text:p>
      <text:p text:style-name="P1"><text:soft-page-break/>[[13456 <text:s/>3048]</text:p>
      <text:p text:style-name="P1"><text:s/>[ 3380 <text:s/>2281]]</text:p>
      <text:p text:style-name="P1">Normalized confusion matrix</text:p>
      <text:p text:style-name="P1">[[ 0.8153175 <text:s text:c="2"/>0.1846825 ]</text:p>
      <text:p text:style-name="P1"><text:s/>[ 0.59706766 <text:s/>0.40293234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0 <text:s text:c="5"/>0.82 <text:s text:c="5"/>0.81 <text:s text:c="4"/>16504</text:p>
      <text:p text:style-name="P1">Class 1 == beta barrel <text:s text:c="6"/>0.43 <text:s text:c="5"/>0.40 <text:s text:c="5"/>0.42 <text:s text:c="5"/>5661</text:p>
      <text:p text:style-name="P1"/>
      <text:p text:style-name="P1"><text:s text:c="11"/>avg / total <text:s text:c="6"/>0.70 <text:s text:c="5"/>0.71 <text:s text:c="5"/>0.71 <text:s text:c="4"/>22165</text:p>
      <text:p text:style-name="P1"/>
      <text:p text:style-name="P1">[ 0.68764096 <text:s/>0.71892624 <text:s/>0.7205053 <text:s text:c="2"/>0.72456576 <text:s/>0.69833032]</text:p>
      <text:p text:style-name="P1">The accuracy for a sliding window of 21: 0.7100 (+/- 0.0288)</text:p>
      <text:p text:style-name="P1"/>
      <text:p text:style-name="P1"/>
      <text:p text:style-name="P13">ecision Tree: Sliding window: <text:s/>21 </text:p>
      <text:p text:style-name="P10"><text:s/>min_samples_split: <text:s/>9</text:p>
      <text:p text:style-name="P13">Results for sliding window: 21</text:p>
      <text:p text:style-name="P13">Confusion matrix, without normalization</text:p>
      <text:p text:style-name="P13">[[13375 <text:s/>3129]</text:p>
      <text:p text:style-name="P13"><text:s/>[ 3386 <text:s/>2275]]</text:p>
      <text:p text:style-name="P13">Normalized confusion matrix</text:p>
      <text:p text:style-name="P13">[[ 0.8104096 <text:s text:c="2"/>0.1895904 ]</text:p>
      <text:p text:style-name="P13"><text:s/>[ 0.59812754 <text:s/>0.40187246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1 <text:s text:c="5"/>0.70 <text:s text:c="4"/>22165</text:p>
      <text:p text:style-name="P13"/>
      <text:p text:style-name="P13">[ 0.68921967 <text:s/>0.71960298 <text:s/>0.7110309 <text:s text:c="2"/>0.72073088 <text:s/>0.68975632]</text:p>
      <text:p text:style-name="P13">The accuracy for a sliding window of 21: 0.7061 (+/- 0.0279)</text:p>
      <text:p text:style-name="P13"/>
      <text:p text:style-name="P13"/>
      <text:p text:style-name="P13"/>
      <text:p text:style-name="P13">Decision Tree: Sliding window: <text:s/>21 </text:p>
      <text:p text:style-name="P10"><text:s/>min_samples_split: <text:s/>10</text:p>
      <text:p text:style-name="P13">Results for sliding window: 21</text:p>
      <text:p text:style-name="P13">Confusion matrix, without normalization</text:p>
      <text:p text:style-name="P13">[[13470 <text:s/>3034]</text:p>
      <text:p text:style-name="P13"><text:s/>[ 3439 <text:s/>2222]]</text:p>
      <text:p text:style-name="P13">Normalized confusion matrix</text:p>
      <text:p text:style-name="P13">[[ 0.81616578 <text:s/>0.18383422]</text:p>
      <text:p text:style-name="P13"><text:s/>[ 0.60748984 <text:s/>0.39251016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2 <text:s text:c="5"/>0.81 <text:s text:c="4"/>16504</text:p>
      <text:p text:style-name="P13"><text:soft-page-break/>Class 1 == beta barrel <text:s text:c="6"/>0.42 <text:s text:c="5"/>0.39 <text:s text:c="5"/>0.41 <text:s text:c="5"/>5661</text:p>
      <text:p text:style-name="P13"/>
      <text:p text:style-name="P13"><text:s text:c="11"/>avg / total <text:s text:c="6"/>0.70 <text:s text:c="5"/>0.71 <text:s text:c="5"/>0.70 <text:s text:c="4"/>22165</text:p>
      <text:p text:style-name="P13"/>
      <text:p text:style-name="P13">[ 0.6917005 <text:s text:c="2"/>0.72140762 <text:s/>0.71418904 <text:s/>0.71779833 <text:s/>0.69472022]</text:p>
      <text:p text:style-name="P13">The accuracy for a sliding window of 21: 0.7080 (+/- 0.0246)</text:p>
      <text:p text:style-name="P13"/>
      <text:p text:style-name="P13"/>
      <text:p text:style-name="P5"/>
      <text:p text:style-name="P5">Decision Tree: Sliding window: <text:s/>23 </text:p>
      <text:p text:style-name="P10"><text:s/>min_samples_split: <text:s/>2</text:p>
      <text:p text:style-name="P13">Results for sliding window: 23</text:p>
      <text:p text:style-name="P13">Confusion matrix, without normalization</text:p>
      <text:p text:style-name="P13">[[13249 <text:s/>3255]</text:p>
      <text:p text:style-name="P13"><text:s/>[ 3325 <text:s/>2336]]</text:p>
      <text:p text:style-name="P13">Normalized confusion matrix</text:p>
      <text:p text:style-name="P13">[[ 0.80277508 <text:s/>0.19722492]</text:p>
      <text:p text:style-name="P13"><text:s/>[ 0.58735206 <text:s/>0.4126479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2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891746 <text:s/>0.7051658 <text:s text:c="2"/>0.71328671 <text:s/>0.71012858 <text:s/>0.6881769 ]</text:p>
      <text:p text:style-name="P13">The accuracy for a sliding window of 23: 0.7031 (+/- 0.0178)</text:p>
      <text:p text:style-name="P13"/>
      <text:p text:style-name="P13"/>
      <text:p text:style-name="P13"/>
      <text:p text:style-name="P10">Decision Tree: Sliding window: <text:s/>23 </text:p>
      <text:p text:style-name="P10"><text:s/>min_samples_split: <text:s/>3</text:p>
      <text:p text:style-name="P13">Results for sliding window: 23</text:p>
      <text:p text:style-name="P13">Confusion matrix, without normalization</text:p>
      <text:p text:style-name="P13">[[13283 <text:s/>3221]</text:p>
      <text:p text:style-name="P13"><text:s/>[ 3370 <text:s/>2291]]</text:p>
      <text:p text:style-name="P13">Normalized confusion matrix</text:p>
      <text:p text:style-name="P13">[[ 0.80483519 <text:s/>0.19516481]</text:p>
      <text:p text:style-name="P13"><text:s/>[ 0.59530118 <text:s/>0.40469882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373027 <text:s/>0.69794721 <text:s/>0.71125649 <text:s/>0.7146402 <text:s text:c="2"/>0.69562274]</text:p>
      <text:p text:style-name="P13">The accuracy for a sliding window of 23: 0.7026 (+/- 0.0172)</text:p>
      <text:p text:style-name="P13"/>
      <text:p text:style-name="P13"><text:soft-page-break/></text:p>
      <text:p text:style-name="P13"/>
      <text:p text:style-name="P13">Decision Tree: Sliding window: <text:s/>23 </text:p>
      <text:p text:style-name="P10"><text:s/>min_samples_split: <text:s/>4</text:p>
      <text:p text:style-name="P13">Results for sliding window: 23</text:p>
      <text:p text:style-name="P13">Confusion matrix, without normalization</text:p>
      <text:p text:style-name="P13">[[13206 <text:s/>3298]</text:p>
      <text:p text:style-name="P13"><text:s/>[ 3343 <text:s/>2318]]</text:p>
      <text:p text:style-name="P13">Normalized confusion matrix</text:p>
      <text:p text:style-name="P13">[[ 0.80016966 <text:s/>0.19983034]</text:p>
      <text:p text:style-name="P13"><text:s/>[ 0.59053171 <text:s/>0.40946829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192603 <text:s/>0.70494022 <text:s/>0.70809835 <text:s/>0.71148207 <text:s/>0.68546931]</text:p>
      <text:p text:style-name="P13">The accuracy for a sliding window of 23: 0.7004 (+/- 0.0199)</text:p>
      <text:p text:style-name="P13"/>
      <text:p text:style-name="P13"/>
      <text:p text:style-name="P13"/>
      <text:p text:style-name="P13">Decision Tree: Sliding window: <text:s/>23 </text:p>
      <text:p text:style-name="P10"><text:s/>min_samples_split: <text:s/>5</text:p>
      <text:p text:style-name="P13">Results for sliding window: 23</text:p>
      <text:p text:style-name="P13">Confusion matrix, without normalization</text:p>
      <text:p text:style-name="P13">[[13274 <text:s/>3230]</text:p>
      <text:p text:style-name="P13"><text:s/>[ 3380 <text:s/>2281]]</text:p>
      <text:p text:style-name="P13">Normalized confusion matrix</text:p>
      <text:p text:style-name="P13">[[ 0.80428987 <text:s/>0.19571013]</text:p>
      <text:p text:style-name="P13"><text:s/>[ 0.59706766 <text:s/>0.4029323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914299 <text:s/>0.69997744 <text:s/>0.70697045 <text:s/>0.709903 <text:s text:c="3"/>0.69291516]</text:p>
      <text:p text:style-name="P13">The accuracy for a sliding window of 23: 0.7018 (+/- 0.0121)</text:p>
      <text:p text:style-name="P13"/>
      <text:p text:style-name="P13"/>
      <text:p text:style-name="P13"/>
      <text:p text:style-name="P13">Decision Tree: Sliding window: <text:s/>23 </text:p>
      <text:p text:style-name="P10"><text:s/>min_samples_split: <text:s/>6</text:p>
      <text:p text:style-name="P13">Results for sliding window: 23</text:p>
      <text:p text:style-name="P13">Confusion matrix, without normalization</text:p>
      <text:p text:style-name="P13">[[13263 <text:s/>3241]</text:p>
      <text:p text:style-name="P13"><text:soft-page-break/><text:s/>[ 3353 <text:s/>2308]]</text:p>
      <text:p text:style-name="P13">Normalized confusion matrix</text:p>
      <text:p text:style-name="P13">[[ 0.80362336 <text:s/>0.19637664]</text:p>
      <text:p text:style-name="P13"><text:s/>[ 0.59229818 <text:s/>0.40770182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373027 <text:s/>0.70381232 <text:s/>0.7157681 <text:s text:c="2"/>0.71035416 <text:s/>0.68885379]</text:p>
      <text:p text:style-name="P13">The accuracy for a sliding window of 23: 0.7025 (+/- 0.0201)</text:p>
      <text:p text:style-name="P13"/>
      <text:p text:style-name="P13"/>
      <text:p text:style-name="P13"/>
      <text:p text:style-name="P13">Decision Tree: Sliding window: <text:s/>23 </text:p>
      <text:p text:style-name="P13"><text:s/>min_samples_split: <text:s/>7</text:p>
      <text:p text:style-name="P13">Results for sliding window: 23</text:p>
      <text:p text:style-name="P13">Confusion matrix, without normalization</text:p>
      <text:p text:style-name="P13">[[13306 <text:s/>3198]</text:p>
      <text:p text:style-name="P13"><text:s/>[ 3398 <text:s/>2263]]</text:p>
      <text:p text:style-name="P13">Normalized confusion matrix</text:p>
      <text:p text:style-name="P13">[[ 0.80622879 <text:s/>0.19377121]</text:p>
      <text:p text:style-name="P13"><text:s/>[ 0.60024731 <text:s/>0.39975269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854308 <text:s/>0.70381232 <text:s/>0.71396346 <text:s/>0.7146402 <text:s text:c="2"/>0.69111011]</text:p>
      <text:p text:style-name="P13">The accuracy for a sliding window of 23: 0.7024 (+/- 0.0220)</text:p>
      <text:p text:style-name="P13"/>
      <text:p text:style-name="P13"/>
      <text:p text:style-name="P13"/>
      <text:p text:style-name="P13">Decision Tree: Sliding window: <text:s/>23 </text:p>
      <text:p text:style-name="P13"><text:s/>min_samples_split: <text:s/>8</text:p>
      <text:p text:style-name="P13">Results for sliding window: 23</text:p>
      <text:p text:style-name="P13">Confusion matrix, without normalization</text:p>
      <text:p text:style-name="P13">[[13350 <text:s/>3154]</text:p>
      <text:p text:style-name="P13"><text:s/>[ 3376 <text:s/>2285]]</text:p>
      <text:p text:style-name="P13">Normalized confusion matrix</text:p>
      <text:p text:style-name="P13">[[ 0.80889481 <text:s/>0.19110519]</text:p>
      <text:p text:style-name="P13"><text:s/>[ 0.59636107 <text:s/>0.40363893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<text:soft-page-break/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1 <text:s text:c="5"/>0.70 <text:s text:c="4"/>22165</text:p>
      <text:p text:style-name="P13"/>
      <text:p text:style-name="P13">[ 0.7007217 <text:s text:c="2"/>0.70539138 <text:s/>0.71328671 <text:s/>0.71757275 <text:s/>0.68998195]</text:p>
      <text:p text:style-name="P13">The accuracy for a sliding window of 23: 0.7054 (+/- 0.0194)</text:p>
      <text:p text:style-name="P13"/>
      <text:p text:style-name="P13"/>
      <text:p text:style-name="P13"/>
      <text:p text:style-name="P13">Decision Tree: Sliding window: <text:s/>23 </text:p>
      <text:p text:style-name="P10"><text:s/>min_samples_split: <text:s/>9</text:p>
      <text:p text:style-name="P13">Results for sliding window: 23</text:p>
      <text:p text:style-name="P13">Confusion matrix, without normalization</text:p>
      <text:p text:style-name="P13">[[13331 <text:s/>3173]</text:p>
      <text:p text:style-name="P13"><text:s/>[ 3387 <text:s/>2274]]</text:p>
      <text:p text:style-name="P13">Normalized confusion matrix</text:p>
      <text:p text:style-name="P13">[[ 0.80774358 <text:s/>0.19225642]</text:p>
      <text:p text:style-name="P13"><text:s/>[ 0.59830419 <text:s/>0.40169581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959405 <text:s/>0.70471464 <text:s/>0.71667043 <text:s/>0.71080532 <text:s/>0.68840253]</text:p>
      <text:p text:style-name="P13">The accuracy for a sliding window of 23: 0.7040 (+/- 0.0194)</text:p>
      <text:p text:style-name="P13"/>
      <text:p text:style-name="P13"/>
      <text:p text:style-name="P13"/>
      <text:p text:style-name="P13">Decision Tree: Sliding window: <text:s/>23 </text:p>
      <text:p text:style-name="P10"><text:s/>min_samples_split: <text:s/>10</text:p>
      <text:p text:style-name="P13">Results for sliding window: 23</text:p>
      <text:p text:style-name="P13">Confusion matrix, without normalization</text:p>
      <text:p text:style-name="P13">[[13428 <text:s/>3076]</text:p>
      <text:p text:style-name="P13"><text:s/>[ 3359 <text:s/>2302]]</text:p>
      <text:p text:style-name="P13">Normalized confusion matrix</text:p>
      <text:p text:style-name="P13">[[ 0.81362094 <text:s/>0.18637906]</text:p>
      <text:p text:style-name="P13"><text:s/>[ 0.59335806 <text:s/>0.4066419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1 <text:s text:c="4"/>16504</text:p>
      <text:p text:style-name="P13">Class 1 == beta barrel <text:s text:c="6"/>0.43 <text:s text:c="5"/>0.41 <text:s text:c="5"/>0.42 <text:s text:c="5"/>5661</text:p>
      <text:p text:style-name="P13"/>
      <text:p text:style-name="P13"><text:s text:c="11"/>avg / total <text:s text:c="6"/>0.70 <text:s text:c="5"/>0.71 <text:s text:c="5"/>0.71 <text:s text:c="4"/>22165</text:p>
      <text:p text:style-name="P13"/>
      <text:p text:style-name="P13">[ 0.69576004 <text:s/>0.71283555 <text:s/>0.72095646 <text:s/>0.72704715 <text:s/>0.691787 <text:s/>]</text:p>
      <text:p text:style-name="P13">The accuracy for a sliding window of 23: 0.7097 (+/- 0.0276)</text:p>
      <text:p text:style-name="P13"/>
      <text:p text:style-name="P13"><text:soft-page-break/></text:p>
      <text:p text:style-name="P5"/>
      <text:p text:style-name="P5">Decision Tree: Sliding window: <text:s/>25 </text:p>
      <text:p text:style-name="P10"><text:s/>min_samples_split: <text:s/>2</text:p>
      <text:p text:style-name="P13">Results for sliding window: 25</text:p>
      <text:p text:style-name="P13">Confusion matrix, without normalization</text:p>
      <text:p text:style-name="P13">[[13167 <text:s/>3337]</text:p>
      <text:p text:style-name="P13"><text:s/>[ 3337 <text:s/>2324]]</text:p>
      <text:p text:style-name="P13">Normalized confusion matrix</text:p>
      <text:p text:style-name="P13">[[ 0.79780659 <text:s/>0.20219341]</text:p>
      <text:p text:style-name="P13"><text:s/>[ 0.58947182 <text:s/>0.41052818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102391 <text:s/>0.6934356 <text:s text:c="2"/>0.71779833 <text:s/>0.70358674 <text:s/>0.68862816]</text:p>
      <text:p text:style-name="P13">The accuracy for a sliding window of 25: 0.6989 (+/- 0.0215)</text:p>
      <text:p text:style-name="P13"/>
      <text:p text:style-name="P13"/>
      <text:p text:style-name="P13"/>
      <text:p text:style-name="P13">Decision Tree: Sliding window: <text:s/>25 </text:p>
      <text:p text:style-name="P10"><text:s/>min_samples_split: <text:s/>3</text:p>
      <text:p text:style-name="P13">Results for sliding window: 25</text:p>
      <text:p text:style-name="P13">Confusion matrix, without normalization</text:p>
      <text:p text:style-name="P13">[[13280 <text:s/>3224]</text:p>
      <text:p text:style-name="P13"><text:s/>[ 3352 <text:s/>2309]]</text:p>
      <text:p text:style-name="P13">Normalized confusion matrix</text:p>
      <text:p text:style-name="P13">[[ 0.80465342 <text:s/>0.19534658]</text:p>
      <text:p text:style-name="P13"><text:s/>[ 0.59212153 <text:s/>0.40787847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959405 <text:s/>0.70719603 <text:s/>0.7087751 <text:s text:c="2"/>0.70945184 <text:s/>0.69156137]</text:p>
      <text:p text:style-name="P13">The accuracy for a sliding window of 25: 0.7033 (+/- 0.0137)</text:p>
      <text:p text:style-name="P13"/>
      <text:p text:style-name="P13"/>
      <text:p text:style-name="P13"/>
      <text:p text:style-name="P13">Decision Tree: Sliding window: <text:s/>25 </text:p>
      <text:p text:style-name="P10"><text:s/>min_samples_split: <text:s/>4</text:p>
      <text:p text:style-name="P13">Results for sliding window: 25</text:p>
      <text:p text:style-name="P13">Confusion matrix, without normalization</text:p>
      <text:p text:style-name="P13">[[13239 <text:s/>3265]</text:p>
      <text:p text:style-name="P13"><text:soft-page-break/><text:s/>[ 3347 <text:s/>2314]]</text:p>
      <text:p text:style-name="P13">Normalized confusion matrix</text:p>
      <text:p text:style-name="P13">[[ 0.80216917 <text:s/>0.19783083]</text:p>
      <text:p text:style-name="P13"><text:s/>[ 0.5912383 <text:s text:c="2"/>0.4087617 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260262 <text:s/>0.69704489 <text:s/>0.71328671 <text:s/>0.70832393 <text:s/>0.69720217]</text:p>
      <text:p text:style-name="P13">The accuracy for a sliding window of 25: 0.7017 (+/- 0.0156)</text:p>
      <text:p text:style-name="P13"/>
      <text:p text:style-name="P13"/>
      <text:p text:style-name="P13"/>
      <text:p text:style-name="P13">Decision Tree: Sliding window: <text:s/>25 </text:p>
      <text:p text:style-name="P10"><text:s/>min_samples_split: <text:s/>5</text:p>
      <text:p text:style-name="P13">Results for sliding window: 25</text:p>
      <text:p text:style-name="P13">Confusion matrix, without normalization</text:p>
      <text:p text:style-name="P13">[[13250 <text:s/>3254]</text:p>
      <text:p text:style-name="P13"><text:s/>[ 3346 <text:s/>2315]]</text:p>
      <text:p text:style-name="P13">Normalized confusion matrix</text:p>
      <text:p text:style-name="P13">[[ 0.80283568 <text:s/>0.19716432]</text:p>
      <text:p text:style-name="P13"><text:s/>[ 0.59106165 <text:s/>0.40893835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079838 <text:s/>0.70065418 <text:s/>0.71486578 <text:s/>0.71531694 <text:s/>0.68953069]</text:p>
      <text:p text:style-name="P13">The accuracy for a sliding window of 25: 0.7022 (+/- 0.0224)</text:p>
      <text:p text:style-name="P13"/>
      <text:p text:style-name="P13"/>
      <text:p text:style-name="P13"/>
      <text:p text:style-name="P13">Decision Tree: Sliding window: <text:s/>25 </text:p>
      <text:p text:style-name="P10"><text:s/>min_samples_split: <text:s/>6</text:p>
      <text:p text:style-name="P13">Results for sliding window: 25</text:p>
      <text:p text:style-name="P13">Confusion matrix, without normalization</text:p>
      <text:p text:style-name="P13">[[13292 <text:s/>3212]</text:p>
      <text:p text:style-name="P13"><text:s/>[ 3340 <text:s/>2321]]</text:p>
      <text:p text:style-name="P13">Normalized confusion matrix</text:p>
      <text:p text:style-name="P13">[[ 0.80538051 <text:s/>0.19461949]</text:p>
      <text:p text:style-name="P13"><text:s/>[ 0.59000177 <text:s/>0.40999823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<text:soft-page-break/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057285 <text:s/>0.7087751 <text:s text:c="2"/>0.71802391 <text:s/>0.71238439 <text:s/>0.69223827]</text:p>
      <text:p text:style-name="P13">The accuracy for a sliding window of 25: 0.7044 (+/- 0.0220)</text:p>
      <text:p text:style-name="P13"/>
      <text:p text:style-name="P13"/>
      <text:p text:style-name="P13"/>
      <text:p text:style-name="P13">Decision Tree: Sliding window: <text:s/>25 </text:p>
      <text:p text:style-name="P10"><text:s/>min_samples_split: <text:s/>7</text:p>
      <text:p text:style-name="P13">Results for sliding window: 25</text:p>
      <text:p text:style-name="P13">Confusion matrix, without normalization</text:p>
      <text:p text:style-name="P13">[[13314 <text:s/>3190]</text:p>
      <text:p text:style-name="P13"><text:s/>[ 3361 <text:s/>2300]]</text:p>
      <text:p text:style-name="P13">Normalized confusion matrix</text:p>
      <text:p text:style-name="P13">[[ 0.80671352 <text:s/>0.19328648]</text:p>
      <text:p text:style-name="P13"><text:s/>[ 0.59371136 <text:s/>0.4062886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553451 <text:s/>0.70358674 <text:s/>0.71870065 <text:s/>0.71215881 <text:s/>0.69223827]</text:p>
      <text:p text:style-name="P13">The accuracy for a sliding window of 25: 0.7044 (+/- 0.0198)</text:p>
      <text:p text:style-name="P13"/>
      <text:p text:style-name="P13"/>
      <text:p text:style-name="P13"/>
      <text:p text:style-name="P13">Decision Tree: Sliding window: <text:s/>25 </text:p>
      <text:p text:style-name="P10"><text:s/>min_samples_split: <text:s/>8</text:p>
      <text:p text:style-name="P13">Results for sliding window: 25</text:p>
      <text:p text:style-name="P13">Confusion matrix, without normalization</text:p>
      <text:p text:style-name="P13">[[13283 <text:s/>3221]</text:p>
      <text:p text:style-name="P13"><text:s/>[ 3368 <text:s/>2293]]</text:p>
      <text:p text:style-name="P13">Normalized confusion matrix</text:p>
      <text:p text:style-name="P13">[[ 0.80483519 <text:s/>0.19516481]</text:p>
      <text:p text:style-name="P13"><text:s/>[ 0.59494789 <text:s/>0.40505211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94452 <text:s text:c="2"/>0.70133093 <text:s/>0.71599368 <text:s/>0.71644485 <text:s/>0.69043321]</text:p>
      <text:p text:style-name="P13">The accuracy for a sliding window of 25: 0.7027 (+/- 0.0236)</text:p>
      <text:p text:style-name="P13"/>
      <text:p text:style-name="P13"><text:soft-page-break/></text:p>
      <text:p text:style-name="P13"/>
      <text:p text:style-name="P13">Decision Tree: Sliding window: <text:s/>25 </text:p>
      <text:p text:style-name="P10"><text:s/>min_samples_split: <text:s/>9</text:p>
      <text:p text:style-name="P13">Results for sliding window: 25</text:p>
      <text:p text:style-name="P13">Confusion matrix, without normalization</text:p>
      <text:p text:style-name="P13">[[13377 <text:s/>3127]</text:p>
      <text:p text:style-name="P13"><text:s/>[ 3393 <text:s/>2268]]</text:p>
      <text:p text:style-name="P13">Normalized confusion matrix</text:p>
      <text:p text:style-name="P13">[[ 0.81053078 <text:s/>0.18946922]</text:p>
      <text:p text:style-name="P13"><text:s/>[ 0.59936407 <text:s/>0.40063593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1 <text:s text:c="5"/>0.70 <text:s text:c="4"/>22165</text:p>
      <text:p text:style-name="P13"/>
      <text:p text:style-name="P13">[ 0.69373027 <text:s/>0.70629371 <text:s/>0.71689601 <text:s/>0.72095646 <text:s/>0.69133574]</text:p>
      <text:p text:style-name="P13">The accuracy for a sliding window of 25: 0.7058 (+/- 0.0238)</text:p>
      <text:p text:style-name="P13"/>
      <text:p text:style-name="P13"/>
      <text:p text:style-name="P13"/>
      <text:p text:style-name="P13">Decision Tree: Sliding window: <text:s/>25 </text:p>
      <text:p text:style-name="P10"><text:s/>min_samples_split: <text:s/>10</text:p>
      <text:p text:style-name="P13">Results for sliding window: 25</text:p>
      <text:p text:style-name="P13">Confusion matrix, without normalization</text:p>
      <text:p text:style-name="P13">[[13344 <text:s/>3160]</text:p>
      <text:p text:style-name="P13"><text:s/>[ 3415 <text:s/>2246]]</text:p>
      <text:p text:style-name="P13">Normalized confusion matrix</text:p>
      <text:p text:style-name="P13">[[ 0.80853127 <text:s/>0.19146873]</text:p>
      <text:p text:style-name="P13"><text:s/>[ 0.60325031 <text:s/>0.39674969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967073 <text:s/>0.70065418 <text:s/>0.72027972 <text:s/>0.71260997 <text:s/>0.69359206]</text:p>
      <text:p text:style-name="P13">The accuracy for a sliding window of 25: 0.7034 (+/- 0.0230)</text:p>
      <text:p text:style-name="P13"/>
      <text:p text:style-name="P13"/>
      <text:p text:style-name="P13"/>
      <text:p text:style-name="P13"><text:span text:style-name="T4">Decision Tree: Sliding window: <text:s/>27</text:span> </text:p>
      <text:p text:style-name="P10"><text:s/>min_samples_split: <text:s/>2</text:p>
      <text:p text:style-name="P13">Results for sliding window: 27</text:p>
      <text:p text:style-name="P13">Confusion matrix, without normalization</text:p>
      <text:p text:style-name="P13">[[13134 <text:s/>3370]</text:p>
      <text:p text:style-name="P13"><text:soft-page-break/><text:s/>[ 3328 <text:s/>2333]]</text:p>
      <text:p text:style-name="P13">Normalized confusion matrix</text:p>
      <text:p text:style-name="P13">[[ 0.79580708 <text:s/>0.20419292]</text:p>
      <text:p text:style-name="P13"><text:s/>[ 0.587882 <text:s text:c="3"/>0.412118 <text:s/>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561119 <text:s/>0.69817279 <text:s/>0.70900068 <text:s/>0.70809835 <text:s/>0.6881769 ]</text:p>
      <text:p text:style-name="P13">The accuracy for a sliding window of 27: 0.6978 (+/- 0.0194)</text:p>
      <text:p text:style-name="P13"/>
      <text:p text:style-name="P13"/>
      <text:p text:style-name="P13"/>
      <text:p text:style-name="P13">Decision Tree: Sliding window: <text:s/>27 </text:p>
      <text:p text:style-name="P10"><text:s/>min_samples_split: <text:s/>3</text:p>
      <text:p text:style-name="P13">Results for sliding window: 27</text:p>
      <text:p text:style-name="P13">Confusion matrix, without normalization</text:p>
      <text:p text:style-name="P13">[[13228 <text:s/>3276]</text:p>
      <text:p text:style-name="P13"><text:s/>[ 3352 <text:s/>2309]]</text:p>
      <text:p text:style-name="P13">Normalized confusion matrix</text:p>
      <text:p text:style-name="P13">[[ 0.80150267 <text:s/>0.19849733]</text:p>
      <text:p text:style-name="P13"><text:s/>[ 0.59212153 <text:s/>0.40787847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741543 <text:s/>0.7004286 <text:s text:c="2"/>0.71193323 <text:s/>0.71689601 <text:s/>0.6881769 ]</text:p>
      <text:p text:style-name="P13">The accuracy for a sliding window of 27: 0.7010 (+/- 0.0240)</text:p>
      <text:p text:style-name="P13"/>
      <text:p text:style-name="P13"/>
      <text:p text:style-name="P13"/>
      <text:p text:style-name="P13">Decision Tree: Sliding window: <text:s/>27 </text:p>
      <text:p text:style-name="P10"><text:s/>min_samples_split: <text:s/>4</text:p>
      <text:p text:style-name="P13">Results for sliding window: 27</text:p>
      <text:p text:style-name="P13">Confusion matrix, without normalization</text:p>
      <text:p text:style-name="P13">[[13194 <text:s/>3310]</text:p>
      <text:p text:style-name="P13"><text:s/>[ 3364 <text:s/>2297]]</text:p>
      <text:p text:style-name="P13">Normalized confusion matrix</text:p>
      <text:p text:style-name="P13">[[ 0.79944256 <text:s/>0.20055744]</text:p>
      <text:p text:style-name="P13"><text:s/>[ 0.5942413 <text:s text:c="2"/>0.4057587 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<text:soft-page-break/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673884 <text:s/>0.69862396 <text:s/>0.71125649 <text:s/>0.70945184 <text:s/>0.68840253]</text:p>
      <text:p text:style-name="P13">The accuracy for a sliding window of 27: 0.6989 (+/- 0.0204)</text:p>
      <text:p text:style-name="P13"/>
      <text:p text:style-name="P13"/>
      <text:p text:style-name="P13"/>
      <text:p text:style-name="P13">Decision Tree: Sliding window: <text:s/>27 </text:p>
      <text:p text:style-name="P10"><text:s/>min_samples_split: <text:s/>5</text:p>
      <text:p text:style-name="P13">Results for sliding wi<text:span text:style-name="T2">nd</text:span>ow: 27</text:p>
      <text:p text:style-name="P13">Confusion matrix, without normalization</text:p>
      <text:p text:style-name="P13">[[13315 <text:s/>3189]</text:p>
      <text:p text:style-name="P13"><text:s/>[ 3365 <text:s/>2296]]</text:p>
      <text:p text:style-name="P13">Normalized confusion matrix</text:p>
      <text:p text:style-name="P13">[[ 0.80677412 <text:s/>0.19322588]</text:p>
      <text:p text:style-name="P13"><text:s/>[ 0.59441795 <text:s/>0.40558205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962111 <text:s text:c="2"/>0.70200767 <text:s/>0.71328671 <text:s/>0.71351229 <text:s/>0.69652527]</text:p>
      <text:p text:style-name="P13">The accuracy for a sliding window of 27: 0.7043 (+/- 0.0154)</text:p>
      <text:p text:style-name="P13"/>
      <text:p text:style-name="P13"/>
      <text:p text:style-name="P13"/>
      <text:p text:style-name="P13">Decision Tree: Sliding window: <text:s/>27 </text:p>
      <text:p text:style-name="P10"><text:s/>min_samples_split: <text:s/>6</text:p>
      <text:p text:style-name="P13">Results for sliding window: 27</text:p>
      <text:p text:style-name="P13">Confusion matrix, without normalization</text:p>
      <text:p text:style-name="P13">[[13271 <text:s/>3233]</text:p>
      <text:p text:style-name="P13"><text:s/>[ 3345 <text:s/>2316]]</text:p>
      <text:p text:style-name="P13">Normalized confusion matrix</text:p>
      <text:p text:style-name="P13">[[ 0.8041081 <text:s/>0.1958919]</text:p>
      <text:p text:style-name="P13"><text:s/>[ 0.590885 <text:s text:c="2"/>0.409115 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989626 <text:s/>0.70110535 <text:s/>0.71757275 <text:s/>0.71689601 <text:s/>0.69065884]</text:p>
      <text:p text:style-name="P13">The accuracy for a sliding window of 27: 0.7032 (+/- 0.0242)</text:p>
      <text:p text:style-name="P13"/>
      <text:p text:style-name="P13"><text:soft-page-break/></text:p>
      <text:p text:style-name="P13"/>
      <text:p text:style-name="P13">Decision Tree: Sliding window: <text:s/>27 </text:p>
      <text:p text:style-name="P10"><text:s/>min_samples_split: <text:s/>7</text:p>
      <text:p text:style-name="P13">Results for sliding window: 27</text:p>
      <text:p text:style-name="P13">Confusion matrix, without normalization</text:p>
      <text:p text:style-name="P13">[[13260 <text:s/>3244]</text:p>
      <text:p text:style-name="P13"><text:s/>[ 3344 <text:s/>2317]]</text:p>
      <text:p text:style-name="P13">Normalized confusion matrix</text:p>
      <text:p text:style-name="P13">[[ 0.80344159 <text:s/>0.19655841]</text:p>
      <text:p text:style-name="P13"><text:s/>[ 0.59070836 <text:s/>0.4092916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786649 <text:s/>0.70606813 <text:s/>0.7146402 <text:s text:c="2"/>0.71215881 <text:s/>0.69314079]</text:p>
      <text:p text:style-name="P13">The accuracy for a sliding window of 27: 0.7028 (+/- 0.0211)</text:p>
      <text:p text:style-name="P13"/>
      <text:p text:style-name="P13"/>
      <text:p text:style-name="P13"/>
      <text:p text:style-name="P13">Decision Tree: Sliding window: <text:s/>27 </text:p>
      <text:p text:style-name="P10"><text:s/>min_samples_split: <text:s/>8</text:p>
      <text:p text:style-name="P13">Results for sliding window: 27</text:p>
      <text:p text:style-name="P13">Confusion matrix, without normalization</text:p>
      <text:p text:style-name="P13">[[13325 <text:s/>3179]</text:p>
      <text:p text:style-name="P13"><text:s/>[ 3376 <text:s/>2285]]</text:p>
      <text:p text:style-name="P13">Normalized confusion matrix</text:p>
      <text:p text:style-name="P13">[[ 0.80738003 <text:s/>0.19261997]</text:p>
      <text:p text:style-name="P13"><text:s/>[ 0.59636107 <text:s/>0.40363893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583672 <text:s/>0.70561696 <text:s/>0.71599368 <text:s/>0.71689601 <text:s/>0.69697653]</text:p>
      <text:p text:style-name="P13">The accuracy for a sliding window of 27: 0.7043 (+/- 0.0235)</text:p>
      <text:p text:style-name="P13"/>
      <text:p text:style-name="P13"/>
      <text:p text:style-name="P13"/>
      <text:p text:style-name="P13">Decision Tree: Sliding window: <text:s/>27 </text:p>
      <text:p text:style-name="P10"><text:s/>min_samples_split: <text:s/>9</text:p>
      <text:p text:style-name="P13">Results for sliding window: 27</text:p>
      <text:p text:style-name="P13">Confusion matrix, without normalization</text:p>
      <text:p text:style-name="P13">[[13281 <text:s/>3223]</text:p>
      <text:p text:style-name="P13"><text:soft-page-break/><text:s/>[ 3325 <text:s/>2336]]</text:p>
      <text:p text:style-name="P13">Normalized confusion matrix</text:p>
      <text:p text:style-name="P13">[[ 0.80471401 <text:s/>0.19528599]</text:p>
      <text:p text:style-name="P13"><text:s/>[ 0.58735206 <text:s/>0.4126479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2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516013 <text:s/>0.70967742 <text:s/>0.71644485 <text:s/>0.71644485 <text:s/>0.69517148]</text:p>
      <text:p text:style-name="P13">The accuracy for a sliding window of 27: 0.7046 (+/- 0.0249)</text:p>
      <text:p text:style-name="P13"/>
      <text:p text:style-name="P13">Decision Tree: Sliding window: <text:s/>27 </text:p>
      <text:p text:style-name="P10"><text:s/>min_samples_split: <text:s/>10</text:p>
      <text:p text:style-name="P13">Results for sliding window: 27</text:p>
      <text:p text:style-name="P13">Confusion matrix, without normalization</text:p>
      <text:p text:style-name="P13">[[13383 <text:s/>3121]</text:p>
      <text:p text:style-name="P13"><text:s/>[ 3408 <text:s/>2253]]</text:p>
      <text:p text:style-name="P13">Normalized confusion matrix</text:p>
      <text:p text:style-name="P13">[[ 0.81089433 <text:s/>0.18910567]</text:p>
      <text:p text:style-name="P13"><text:s/>[ 0.60201378 <text:s/>0.39798622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1 <text:s text:c="5"/>0.70 <text:s text:c="4"/>22165</text:p>
      <text:p text:style-name="P13"/>
      <text:p text:style-name="P13">[ 0.69282815 <text:s/>0.70539138 <text:s/>0.71892624 <text:s/>0.71915182 <text:s/>0.69088448]</text:p>
      <text:p text:style-name="P13">The accuracy for a sliding window of 27: 0.7054 (+/- 0.0243)</text:p>
      <text:p text:style-name="P13"/>
      <text:p text:style-name="P13"/>
      <text:p text:style-name="P13"/>
      <text:p text:style-name="P5">Decision Tree: Sliding window: <text:s/>29 </text:p>
      <text:p text:style-name="P10"><text:s/>min_samples_split: <text:s/>2</text:p>
      <text:p text:style-name="P13">Results for sliding window: 29</text:p>
      <text:p text:style-name="P13">Confusion matrix, without normalization</text:p>
      <text:p text:style-name="P13">[[13194 <text:s/>3310]</text:p>
      <text:p text:style-name="P13"><text:s/>[ 3353 <text:s/>2308]]</text:p>
      <text:p text:style-name="P13">Normalized confusion matrix</text:p>
      <text:p text:style-name="P13">[[ 0.79944256 <text:s/>0.20055744]</text:p>
      <text:p text:style-name="P13"><text:s/>[ 0.59229818 <text:s/>0.40770182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oft-page-break/><text:s text:c="11"/>avg / total <text:s text:c="6"/>0.70 <text:s text:c="5"/>0.70 <text:s text:c="5"/>0.70 <text:s text:c="4"/>22165</text:p>
      <text:p text:style-name="P13"/>
      <text:p text:style-name="P13">[ 0.68358142 <text:s/>0.69952628 <text:s/>0.70697045 <text:s/>0.71531694 <text:s/>0.69156137]</text:p>
      <text:p text:style-name="P13">The accuracy for a sliding window of 29: 0.6994 (+/- 0.0223)</text:p>
      <text:p text:style-name="P13"/>
      <text:p text:style-name="P13"/>
      <text:p text:style-name="P13"/>
      <text:p text:style-name="P13">Decision Tree: Sliding window: <text:s/>29 </text:p>
      <text:p text:style-name="P10"><text:s/>min_samples_split: <text:s/>3</text:p>
      <text:p text:style-name="P13">Results for sliding window: 29</text:p>
      <text:p text:style-name="P13">Confusion matrix, without normalization</text:p>
      <text:p text:style-name="P13">[[13240 <text:s/>3264]</text:p>
      <text:p text:style-name="P13"><text:s/>[ 3377 <text:s/>2284]]</text:p>
      <text:p text:style-name="P13">Normalized confusion matrix</text:p>
      <text:p text:style-name="P13">[[ 0.80222976 <text:s/>0.19777024]</text:p>
      <text:p text:style-name="P13"><text:s/>[ 0.59653771 <text:s/>0.40346229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628778 <text:s/>0.69704489 <text:s/>0.71080532 <text:s/>0.71351229 <text:s/>0.69426895]</text:p>
      <text:p text:style-name="P13">The accuracy for a sliding window of 29: 0.7004 (+/- 0.0206)</text:p>
      <text:p text:style-name="P13"/>
      <text:p text:style-name="P13"/>
      <text:p text:style-name="P13"/>
      <text:p text:style-name="P13">Decision Tree: Sliding window: <text:s/>29 </text:p>
      <text:p text:style-name="P10"><text:s/>min_samples_split: <text:s/>4</text:p>
      <text:p text:style-name="P13">Results for sliding window: 29</text:p>
      <text:p text:style-name="P13">Confusion matrix, without normalization</text:p>
      <text:p text:style-name="P13">[[13270 <text:s/>3234]</text:p>
      <text:p text:style-name="P13"><text:s/>[ 3346 <text:s/>2315]]</text:p>
      <text:p text:style-name="P13">Normalized confusion matrix</text:p>
      <text:p text:style-name="P13">[[ 0.8040475 <text:s text:c="2"/>0.1959525 ]</text:p>
      <text:p text:style-name="P13"><text:s/>[ 0.59106165 <text:s/>0.40893835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087506 <text:s/>0.69794721 <text:s/>0.71689601 <text:s/>0.72456576 <text:s/>0.69539711]</text:p>
      <text:p text:style-name="P13">The accuracy for a sliding window of 29: 0.7031 (+/- 0.0314)</text:p>
      <text:p text:style-name="P13"/>
      <text:p text:style-name="P13"/>
      <text:p text:style-name="P13"/>
      <text:p text:style-name="P13"><text:soft-page-break/>Decision Tree: Sliding window: <text:s/>29 </text:p>
      <text:p text:style-name="P10"><text:s/>min_samples_split: <text:s/>5</text:p>
      <text:p text:style-name="P13">Results for sliding window: 29</text:p>
      <text:p text:style-name="P13">Confusion matrix, without normalization</text:p>
      <text:p text:style-name="P13">[[13236 <text:s/>3268]</text:p>
      <text:p text:style-name="P13"><text:s/>[ 3424 <text:s/>2237]]</text:p>
      <text:p text:style-name="P13">Normalized confusion matrix</text:p>
      <text:p text:style-name="P13">[[ 0.8019874 <text:s text:c="2"/>0.1980126 ]</text:p>
      <text:p text:style-name="P13"><text:s/>[ 0.60484013 <text:s/>0.39515987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79 <text:s text:c="5"/>0.80 <text:s text:c="5"/>0.80 <text:s text:c="4"/>16504</text:p>
      <text:p text:style-name="P13">Class 1 == beta barrel <text:s text:c="6"/>0.41 <text:s text:c="5"/>0.40 <text:s text:c="5"/>0.40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358142 <text:s/>0.69839838 <text:s/>0.70922626 <text:s/>0.7110309 <text:s text:c="2"/>0.6881769 ]</text:p>
      <text:p text:style-name="P13">The accuracy for a sliding window of 29: 0.6981 (+/- 0.0219)</text:p>
      <text:p text:style-name="P13"/>
      <text:p text:style-name="P13"/>
      <text:p text:style-name="P13"/>
      <text:p text:style-name="P13">Decision Tree: Sliding window: <text:s/>29 </text:p>
      <text:p text:style-name="P10"><text:s/>min_samples_split: <text:s/>6</text:p>
      <text:p text:style-name="P13">Results for sliding window: 29</text:p>
      <text:p text:style-name="P13">Confusion matrix, without normalization</text:p>
      <text:p text:style-name="P13">[[13301 <text:s/>3203]</text:p>
      <text:p text:style-name="P13"><text:s/>[ 3390 <text:s/>2271]]</text:p>
      <text:p text:style-name="P13">Normalized confusion matrix</text:p>
      <text:p text:style-name="P13">[[ 0.80592584 <text:s/>0.19407416]</text:p>
      <text:p text:style-name="P13"><text:s/>[ 0.59883413 <text:s/>0.40116587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358142 <text:s/>0.70471464 <text:s/>0.71193323 <text:s/>0.7157681 <text:s text:c="2"/>0.6967509 ]</text:p>
      <text:p text:style-name="P13">The accuracy for a sliding window of 29: 0.7025 (+/- 0.0230)</text:p>
      <text:p text:style-name="P13"/>
      <text:p text:style-name="P13"/>
      <text:p text:style-name="P13"/>
      <text:p text:style-name="P13">Decision Tree: Sliding window: <text:s/>29 </text:p>
      <text:p text:style-name="P10"><text:s/>min_samples_split: <text:s/>7</text:p>
      <text:p text:style-name="P13">Results for sliding window: 29</text:p>
      <text:p text:style-name="P13">Confusion matrix, without normalization</text:p>
      <text:p text:style-name="P13">[[13295 <text:s/>3209]</text:p>
      <text:p text:style-name="P13"><text:s/>[ 3380 <text:s/>2281]]</text:p>
      <text:p text:style-name="P13">Normalized confusion matrix</text:p>
      <text:p text:style-name="P13"><text:soft-page-break/>[[ 0.80556229 <text:s/>0.19443771]</text:p>
      <text:p text:style-name="P13"><text:s/>[ 0.59706766 <text:s/>0.4029323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516013 <text:s/>0.70358674 <text:s/>0.709903 <text:s text:c="3"/>0.71982856 <text:s/>0.69517148]</text:p>
      <text:p text:style-name="P13">The accuracy for a sliding window of 29: 0.7027 (+/- 0.0238)</text:p>
      <text:p text:style-name="P13"/>
      <text:p text:style-name="P13"/>
      <text:p text:style-name="P13"/>
      <text:p text:style-name="P13">Decision Tree: Sliding wi<text:span text:style-name="T2">ndow: <text:s/>29 </text:span></text:p>
      <text:p text:style-name="P13"><text:span text:style-name="T2"><text:s/>min_samples_split:</text:span> <text:s/>8</text:p>
      <text:p text:style-name="P13">Results for sliding window: 29</text:p>
      <text:p text:style-name="P13">Confusion matrix, without normalization</text:p>
      <text:p text:style-name="P13">[[13289 <text:s/>3215]</text:p>
      <text:p text:style-name="P13"><text:s/>[ 3381 <text:s/>2280]]</text:p>
      <text:p text:style-name="P13">Normalized confusion matrix</text:p>
      <text:p text:style-name="P13">[[ 0.80519874 <text:s/>0.19480126]</text:p>
      <text:p text:style-name="P13"><text:s/>[ 0.5972443 <text:s text:c="2"/>0.4027557 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538566 <text:s/>0.70742161 <text:s/>0.71915182 <text:s/>0.71351229 <text:s/>0.68659747]</text:p>
      <text:p text:style-name="P13">The accuracy for a sliding window of 29: 0.7024 (+/- 0.0278)</text:p>
      <text:p text:style-name="P13"/>
      <text:p text:style-name="P13"/>
      <text:p text:style-name="P13"/>
      <text:p text:style-name="P13">Decision Tree: Sliding window: <text:s/>29 </text:p>
      <text:p text:style-name="P10"><text:s/>min_samples_split: <text:s/>9</text:p>
      <text:p text:style-name="P13">Results for sliding window: 29</text:p>
      <text:p text:style-name="P13">Confusion matrix, without normalization</text:p>
      <text:p text:style-name="P13">[[13304 <text:s/>3200]</text:p>
      <text:p text:style-name="P13"><text:s/>[ 3381 <text:s/>2280]]</text:p>
      <text:p text:style-name="P13">Normalized confusion matrix</text:p>
      <text:p text:style-name="P13">[[ 0.80610761 <text:s/>0.19389239]</text:p>
      <text:p text:style-name="P13"><text:s/>[ 0.5972443 <text:s text:c="2"/>0.4027557 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oft-page-break/><text:s text:c="11"/>avg / total <text:s text:c="6"/>0.70 <text:s text:c="5"/>0.70 <text:s text:c="5"/>0.70 <text:s text:c="4"/>22165</text:p>
      <text:p text:style-name="P13"/>
      <text:p text:style-name="P13">[ 0.68651331 <text:s/>0.70448906 <text:s/>0.71215881 <text:s/>0.72230995 <text:s/>0.68998195]</text:p>
      <text:p text:style-name="P13">The accuracy for a sliding window of 29: 0.7031 (+/- 0.0268)</text:p>
      <text:p text:style-name="P13"/>
      <text:p text:style-name="P13"/>
      <text:p text:style-name="P13"/>
      <text:p text:style-name="P13">Decision Tree: Sliding window: <text:s/>29 </text:p>
      <text:p text:style-name="P10"><text:s/>min_samples_split: <text:s/>10</text:p>
      <text:p text:style-name="P13">Results for sliding window: 29</text:p>
      <text:p text:style-name="P13">Confusion matrix, without normalization</text:p>
      <text:p text:style-name="P13">[[13361 <text:s/>3143]</text:p>
      <text:p text:style-name="P13"><text:s/>[ 3366 <text:s/>2295]]</text:p>
      <text:p text:style-name="P13">Normalized confusion matrix</text:p>
      <text:p text:style-name="P13">[[ 0.80956132 <text:s/>0.19043868]</text:p>
      <text:p text:style-name="P13"><text:s/>[ 0.59459459 <text:s/>0.40540541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1 <text:s text:c="5"/>0.70 <text:s text:c="4"/>22165</text:p>
      <text:p text:style-name="P13"/>
      <text:p text:style-name="P13">[ 0.6871899 <text:s text:c="2"/>0.70967742 <text:s/>0.71644485 <text:s/>0.72276111 <text:s/>0.69562274]</text:p>
      <text:p text:style-name="P13">The accuracy for a sliding window of 29: 0.7063 (+/- 0.0263)</text:p>
      <text:p text:style-name="P13"/>
      <text:p text:style-name="P13"/>
      <text:p text:style-name="P5">Decision Tree: Sliding window: <text:s/>31 </text:p>
      <text:p text:style-name="P10"><text:s/>min_samples_split: <text:s/>2</text:p>
      <text:p text:style-name="P13">Results for sliding window: 31</text:p>
      <text:p text:style-name="P13">Confusion matrix, without normalization</text:p>
      <text:p text:style-name="P13">[[13207 <text:s/>3297]</text:p>
      <text:p text:style-name="P13"><text:s/>[ 3370 <text:s/>2291]]</text:p>
      <text:p text:style-name="P13">Normalized confusion matrix</text:p>
      <text:p text:style-name="P13">[[ 0.80023025 <text:s/>0.19976975]</text:p>
      <text:p text:style-name="P13"><text:s/>[ 0.59530118 <text:s/>0.40469882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358142 <text:s/>0.70087977 <text:s/>0.70471464 <text:s/>0.71667043 <text:s/>0.69020758]</text:p>
      <text:p text:style-name="P13">The accuracy for a sliding window of 31: 0.6992 (+/- 0.0230)</text:p>
      <text:p text:style-name="P13"/>
      <text:p text:style-name="P13"/>
      <text:p text:style-name="P13"/>
      <text:p text:style-name="P13">Decision Tree: Sliding window: <text:s/>31 </text:p>
      <text:p text:style-name="P10"><text:soft-page-break/><text:s/>min_samples_split: <text:s/>3</text:p>
      <text:p text:style-name="P13">Results for sliding window: 31</text:p>
      <text:p text:style-name="P13">Confusion matrix, without normalization</text:p>
      <text:p text:style-name="P13">[[13262 <text:s/>3242]</text:p>
      <text:p text:style-name="P13"><text:s/>[ 3359 <text:s/>2302]]</text:p>
      <text:p text:style-name="P13">Normalized confusion matrix</text:p>
      <text:p text:style-name="P13">[[ 0.80356277 <text:s/>0.19643723]</text:p>
      <text:p text:style-name="P13"><text:s/>[ 0.59335806 <text:s/>0.40664194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561119 <text:s/>0.70020302 <text:s/>0.71260997 <text:s/>0.7146402 <text:s text:c="2"/>0.69787906]</text:p>
      <text:p text:style-name="P13">The accuracy for a sliding window of 31: 0.7022 (+/- 0.0212)</text:p>
      <text:p text:style-name="P13"/>
      <text:p text:style-name="P13"/>
      <text:p text:style-name="P13"/>
      <text:p text:style-name="P13">Decision Tree: Sliding window: <text:s/>31 </text:p>
      <text:p text:style-name="P10"><text:s/>min_samples_split: <text:s/>4</text:p>
      <text:p text:style-name="P13">Results for sliding window: 31</text:p>
      <text:p text:style-name="P13">Confusion matrix, without normalization</text:p>
      <text:p text:style-name="P13">[[13215 <text:s/>3289]</text:p>
      <text:p text:style-name="P13"><text:s/>[ 3343 <text:s/>2318]]</text:p>
      <text:p text:style-name="P13">Normalized confusion matrix</text:p>
      <text:p text:style-name="P13">[[ 0.80071498 <text:s/>0.19928502]</text:p>
      <text:p text:style-name="P13"><text:s/>[ 0.59053171 <text:s/>0.40946829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7636446 <text:s/>0.70133093 <text:s/>0.70967742 <text:s/>0.71757275 <text:s/>0.69900722]</text:p>
      <text:p text:style-name="P13">The accuracy for a sliding window of 31: 0.7008 (+/- 0.0277)</text:p>
      <text:p text:style-name="P13"/>
      <text:p text:style-name="P13"/>
      <text:p text:style-name="P13"/>
      <text:p text:style-name="P13">Decision Tree: Sliding window: <text:s/>31 </text:p>
      <text:p text:style-name="P10"><text:s/>min_samples_split: <text:s/>5</text:p>
      <text:p text:style-name="P13">Results for sliding window: 31</text:p>
      <text:p text:style-name="P13">Confusion matrix, without normalization</text:p>
      <text:p text:style-name="P13">[[13330 <text:s/>3174]</text:p>
      <text:p text:style-name="P13"><text:s/>[ 3381 <text:s/>2280]]</text:p>
      <text:p text:style-name="P13">Normalized confusion matrix</text:p>
      <text:p text:style-name="P13">[[ 0.80768299 <text:s/>0.19231701]</text:p>
      <text:p text:style-name="P13"><text:soft-page-break/><text:s/>[ 0.5972443 <text:s text:c="2"/>0.4027557 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245377 <text:s/>0.70245883 <text:s/>0.71373788 <text:s/>0.72298669 <text:s/>0.69968412]</text:p>
      <text:p text:style-name="P13">The accuracy for a sliding window of 31: 0.7043 (+/- 0.0274)</text:p>
      <text:p text:style-name="P13"/>
      <text:p text:style-name="P13"/>
      <text:p text:style-name="P13"/>
      <text:p text:style-name="P13">Decision Tree: Sliding window: <text:s/>31 </text:p>
      <text:p text:style-name="P10"><text:s/>min_samples_split: <text:s/>6</text:p>
      <text:p text:style-name="P13">Results for sliding window: 31</text:p>
      <text:p text:style-name="P13">Confusion matrix, without normalization</text:p>
      <text:p text:style-name="P13">[[13261 <text:s/>3243]</text:p>
      <text:p text:style-name="P13"><text:s/>[ 3351 <text:s/>2310]]</text:p>
      <text:p text:style-name="P13">Normalized confusion matrix</text:p>
      <text:p text:style-name="P13">[[ 0.80350218 <text:s/>0.19649782]</text:p>
      <text:p text:style-name="P13"><text:s/>[ 0.59194489 <text:s/>0.40805511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2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876861 <text:s/>0.70020302 <text:s/>0.709903 <text:s text:c="3"/>0.71960298 <text:s/>0.69404332]</text:p>
      <text:p text:style-name="P13">The accuracy for a sliding window of 31: 0.7025 (+/- 0.0221)</text:p>
      <text:p text:style-name="P13"/>
      <text:p text:style-name="P13"/>
      <text:p text:style-name="P13"/>
      <text:p text:style-name="P13">Decision Tree: Sliding window: <text:s/>31 </text:p>
      <text:p text:style-name="P10"><text:s/>min_samples_split: <text:s/>7</text:p>
      <text:p text:style-name="P13">Results for sliding window: 31</text:p>
      <text:p text:style-name="P13">Confusion matrix, without normalization</text:p>
      <text:p text:style-name="P13">[[13257 <text:s/>3247]</text:p>
      <text:p text:style-name="P13"><text:s/>[ 3360 <text:s/>2301]]</text:p>
      <text:p text:style-name="P13">Normalized confusion matrix</text:p>
      <text:p text:style-name="P13">[[ 0.80325982 <text:s/>0.19674018]</text:p>
      <text:p text:style-name="P13"><text:s/>[ 0.59353471 <text:s/>0.40646529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1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><text:soft-page-break/></text:p>
      <text:p text:style-name="P13">[ 0.68290483 <text:s/>0.70155651 <text:s/>0.70900068 <text:s/>0.71892624 <text:s/>0.69720217]</text:p>
      <text:p text:style-name="P13">The accuracy for a sliding window of 31: 0.7019 (+/- 0.0241)</text:p>
      <text:p text:style-name="P13"/>
      <text:p text:style-name="P13"/>
      <text:p text:style-name="P13"/>
      <text:p text:style-name="P13">Decision Tree: Sliding window: <text:s/>31 </text:p>
      <text:p text:style-name="P10"><text:s/>min_samples_split: <text:s/>8</text:p>
      <text:p text:style-name="P13">Results for sliding window: 31</text:p>
      <text:p text:style-name="P13">Confusion matrix, without normalization</text:p>
      <text:p text:style-name="P13">[[13259 <text:s/>3245]</text:p>
      <text:p text:style-name="P13"><text:s/>[ 3374 <text:s/>2287]]</text:p>
      <text:p text:style-name="P13">Normalized confusion matrix</text:p>
      <text:p text:style-name="P13">[[ 0.803381 <text:s text:c="3"/>0.196619 <text:s/>]</text:p>
      <text:p text:style-name="P13"><text:s/>[ 0.59600777 <text:s/>0.40399223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0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110059 <text:s/>0.70200767 <text:s/>0.70900068 <text:s/>0.71689601 <text:s/>0.69787906]</text:p>
      <text:p text:style-name="P13">The accuracy for a sliding window of 31: 0.7014 (+/- 0.0240)</text:p>
      <text:p text:style-name="P13"/>
      <text:p text:style-name="P13"/>
      <text:p text:style-name="P13"/>
      <text:p text:style-name="P13">Decision Tree: Sliding window: <text:s/>31 </text:p>
      <text:p text:style-name="P10"><text:s/>min_samples_split: <text:s/>9</text:p>
      <text:p text:style-name="P13">Results for sliding window: 31</text:p>
      <text:p text:style-name="P13">Confusion matrix, without normalization</text:p>
      <text:p text:style-name="P13">[[13291 <text:s/>3213]</text:p>
      <text:p text:style-name="P13"><text:s/>[ 3393 <text:s/>2268]]</text:p>
      <text:p text:style-name="P13">Normalized confusion matrix</text:p>
      <text:p text:style-name="P13">[[ 0.80531992 <text:s/>0.19468008]</text:p>
      <text:p text:style-name="P13"><text:s/>[ 0.59936407 <text:s/>0.40063593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1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425801 <text:s/>0.70087977 <text:s/>0.71328671 <text:s/>0.7205053 <text:s text:c="2"/>0.69088448]</text:p>
      <text:p text:style-name="P13">The accuracy for a sliding window of 31: 0.7020 (+/- 0.0270)</text:p>
      <text:p text:style-name="P13"/>
      <text:p text:style-name="P13"/>
      <text:p text:style-name="P13"/>
      <text:p text:style-name="P13">Decision Tree: Sliding window: <text:s/>31 </text:p>
      <text:p text:style-name="P10"><text:soft-page-break/><text:s/>min_samples_split: <text:s/>10</text:p>
      <text:p text:style-name="P13">Results for sliding window: 31</text:p>
      <text:p text:style-name="P13">Confusion matrix, without normalization</text:p>
      <text:p text:style-name="P13">[[13330 <text:s/>3174]</text:p>
      <text:p text:style-name="P13"><text:s/>[ 3393 <text:s/>2268]]</text:p>
      <text:p text:style-name="P13">Normalized confusion matrix</text:p>
      <text:p text:style-name="P13">[[ 0.80768299 <text:s/>0.19231701]</text:p>
      <text:p text:style-name="P13"><text:s/>[ 0.59936407 <text:s/>0.40063593]]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80 <text:s text:c="5"/>0.81 <text:s text:c="5"/>0.80 <text:s text:c="4"/>16504</text:p>
      <text:p text:style-name="P13">Class 1 == beta barrel <text:s text:c="6"/>0.42 <text:s text:c="5"/>0.40 <text:s text:c="5"/>0.41 <text:s text:c="5"/>5661</text:p>
      <text:p text:style-name="P13"/>
      <text:p text:style-name="P13"><text:s text:c="11"/>avg / total <text:s text:c="6"/>0.70 <text:s text:c="5"/>0.70 <text:s text:c="5"/>0.70 <text:s text:c="4"/>22165</text:p>
      <text:p text:style-name="P13"/>
      <text:p text:style-name="P13">[ 0.68921967 <text:s/>0.70110535 <text:s/>0.71260997 <text:s/>0.72659598 <text:s/>0.68907942]</text:p>
      <text:p text:style-name="P13">The accuracy for a sliding window of 31: 0.7037 (+/- 0.0288)</text:p>
      <text:p text:style-name="P13"/>
      <text:p text:style-name="P5"/>
      <text:p text:style-name="P6">Decision Tree: Sliding window: <text:s/>33 </text:p>
      <text:p text:style-name="P11"><text:s/>min_samples_split: <text:s/>2</text:p>
      <text:p text:style-name="P14">Results for sliding window: 33</text:p>
      <text:p text:style-name="P14">Confusion matrix, without normalization</text:p>
      <text:p text:style-name="P14">[[13221 <text:s/>3283]</text:p>
      <text:p text:style-name="P14"><text:s/>[ 3310 <text:s/>2351]]</text:p>
      <text:p text:style-name="P14">Normalized confusion matrix</text:p>
      <text:p text:style-name="P14">[[ 0.80107853 <text:s/>0.19892147]</text:p>
      <text:p text:style-name="P14"><text:s/>[ 0.58470235 <text:s/>0.41529765]]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80 <text:s text:c="5"/>0.80 <text:s text:c="5"/>0.80 <text:s text:c="4"/>16504</text:p>
      <text:p text:style-name="P14">Class 1 == beta barrel <text:s text:c="6"/>0.42 <text:s text:c="5"/>0.42 <text:s text:c="5"/>0.42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[ 0.680424 <text:s text:c="3"/>0.69839838 <text:s/>0.72298669 <text:s/>0.71960298 <text:s/>0.69133574]</text:p>
      <text:p text:style-name="P14">The accuracy for a sliding window of 33: 0.7025 (+/- 0.0328)</text:p>
      <text:p text:style-name="P14"/>
      <text:p text:style-name="P14"/>
      <text:p text:style-name="P14"/>
      <text:p text:style-name="P14">Decision Tree: Sliding window: <text:s/>33 </text:p>
      <text:p text:style-name="P11"><text:s/>min_samples_split: <text:s/>3</text:p>
      <text:p text:style-name="P14">Results for sliding window: 33</text:p>
      <text:p text:style-name="P14">Confusion matrix, without normalization</text:p>
      <text:p text:style-name="P14">[[13253 <text:s/>3251]</text:p>
      <text:p text:style-name="P14"><text:s/>[ 3342 <text:s/>2319]]</text:p>
      <text:p text:style-name="P14">Normalized confusion matrix</text:p>
      <text:p text:style-name="P14">[[ 0.80301745 <text:s/>0.19698255]</text:p>
      <text:p text:style-name="P14"><text:s/>[ 0.59035506 <text:s/>0.40964494]]</text:p>
      <text:p text:style-name="P14"><text:soft-page-break/><text:s text:c="24"/>precision <text:s text:c="3"/>recall <text:s/>f1-score <text:s text:c="2"/>support</text:p>
      <text:p text:style-name="P14"/>
      <text:p text:style-name="P14"><text:s text:c="3"/>Class 0 == globular <text:s text:c="6"/>0.80 <text:s text:c="5"/>0.80 <text:s text:c="5"/>0.80 <text:s text:c="4"/>16504</text:p>
      <text:p text:style-name="P14">Class 1 == beta barrel <text:s text:c="6"/>0.42 <text:s text:c="5"/>0.41 <text:s text:c="5"/>0.41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[ 0.68516013 <text:s/>0.70110535 <text:s/>0.71689601 <text:s/>0.71982856 <text:s/>0.68975632]</text:p>
      <text:p text:style-name="P14">The accuracy for a sliding window of 33: 0.7025 (+/- 0.0279)</text:p>
      <text:p text:style-name="P14"/>
      <text:p text:style-name="P14"/>
      <text:p text:style-name="P14"/>
      <text:p text:style-name="P14">Decision Tree: Sliding window: <text:s/>33 </text:p>
      <text:p text:style-name="P11"><text:s/>min_samples_split: <text:s/>4</text:p>
      <text:p text:style-name="P14">Results for sliding window: 33</text:p>
      <text:p text:style-name="P14">Confusion matrix, without normalization</text:p>
      <text:p text:style-name="P14">[[13229 <text:s/>3275]</text:p>
      <text:p text:style-name="P14"><text:s/>[ 3347 <text:s/>2314]]</text:p>
      <text:p text:style-name="P14">Normalized confusion matrix</text:p>
      <text:p text:style-name="P14">[[ 0.80156326 <text:s/>0.19843674]</text:p>
      <text:p text:style-name="P14"><text:s/>[ 0.5912383 <text:s text:c="2"/>0.4087617 ]]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80 <text:s text:c="5"/>0.80 <text:s text:c="5"/>0.80 <text:s text:c="4"/>16504</text:p>
      <text:p text:style-name="P14">Class 1 == beta barrel <text:s text:c="6"/>0.41 <text:s text:c="5"/>0.41 <text:s text:c="5"/>0.41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[ 0.68019847 <text:s/>0.69230769 <text:s/>0.7193774 <text:s text:c="2"/>0.71554252 <text:s/>0.69878159]</text:p>
      <text:p text:style-name="P14">The accuracy for a sliding window of 33: 0.7012 (+/- 0.0291)</text:p>
      <text:p text:style-name="P14"/>
      <text:p text:style-name="P14"/>
      <text:p text:style-name="P14"/>
      <text:p text:style-name="P14">Decision Tree: Sliding window: <text:s/>33 </text:p>
      <text:p text:style-name="P11"><text:s/>min_samples_split: <text:s/>5</text:p>
      <text:p text:style-name="P14">Results for sliding window: 33</text:p>
      <text:p text:style-name="P14">Confusion matrix, without normalization</text:p>
      <text:p text:style-name="P14">[[13217 <text:s/>3287]</text:p>
      <text:p text:style-name="P14"><text:s/>[ 3362 <text:s/>2299]]</text:p>
      <text:p text:style-name="P14">Normalized confusion matrix</text:p>
      <text:p text:style-name="P14">[[ 0.80083616 <text:s/>0.19916384]</text:p>
      <text:p text:style-name="P14"><text:s/>[ 0.59388801 <text:s/>0.40611199]]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80 <text:s text:c="5"/>0.80 <text:s text:c="5"/>0.80 <text:s text:c="4"/>16504</text:p>
      <text:p text:style-name="P14">Class 1 == beta barrel <text:s text:c="6"/>0.41 <text:s text:c="5"/>0.41 <text:s text:c="5"/>0.41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<text:soft-page-break/>[ 0.67997294 <text:s/>0.69072863 <text:s/>0.71283555 <text:s/>0.71599368 <text:s/>0.70058664]</text:p>
      <text:p text:style-name="P14">The accuracy for a sliding window of 33: 0.7000 (+/- 0.0270)</text:p>
      <text:p text:style-name="P14"/>
      <text:p text:style-name="P14"/>
      <text:p text:style-name="P14"/>
      <text:p text:style-name="P14">Decision Tree: Sliding window: <text:s/>33 </text:p>
      <text:p text:style-name="P11"><text:s/>min_samples_split: <text:s/>6</text:p>
      <text:p text:style-name="P14">Results for sliding window: 33</text:p>
      <text:p text:style-name="P14">Confusion matrix, without normalization</text:p>
      <text:p text:style-name="P14">[[13297 <text:s/>3207]</text:p>
      <text:p text:style-name="P14"><text:s/>[ 3378 <text:s/>2283]]</text:p>
      <text:p text:style-name="P14">Normalized confusion matrix</text:p>
      <text:p text:style-name="P14">[[ 0.80568347 <text:s/>0.19431653]</text:p>
      <text:p text:style-name="P14"><text:s/>[ 0.59671436 <text:s/>0.40328564]]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80 <text:s text:c="5"/>0.81 <text:s text:c="5"/>0.80 <text:s text:c="4"/>16504</text:p>
      <text:p text:style-name="P14">Class 1 == beta barrel <text:s text:c="6"/>0.42 <text:s text:c="5"/>0.40 <text:s text:c="5"/>0.41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[ 0.6826793 <text:s text:c="2"/>0.69546582 <text:s/>0.7193774 <text:s text:c="2"/>0.71960298 <text:s/>0.6974278 ]</text:p>
      <text:p text:style-name="P14">The accuracy for a sliding window of 33: 0.7029 (+/- 0.0289)</text:p>
      <text:p text:style-name="P14"/>
      <text:p text:style-name="P14"/>
      <text:p text:style-name="P14"/>
      <text:p text:style-name="P14">Decision Tree: Sliding window: <text:s/>33 </text:p>
      <text:p text:style-name="P11"><text:s/>min_samples_split: <text:s/>7</text:p>
      <text:p text:style-name="P14">Results for sliding window: 33</text:p>
      <text:p text:style-name="P14">Confusion matrix, without normalization</text:p>
      <text:p text:style-name="P14">[[13316 <text:s/>3188]</text:p>
      <text:p text:style-name="P14"><text:s/>[ 3350 <text:s/>2311]]</text:p>
      <text:p text:style-name="P14">Normalized confusion matrix</text:p>
      <text:p text:style-name="P14">[[ 0.80683471 <text:s/>0.19316529]</text:p>
      <text:p text:style-name="P14"><text:s/>[ 0.59176824 <text:s/>0.40823176]]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80 <text:s text:c="5"/>0.81 <text:s text:c="5"/>0.80 <text:s text:c="4"/>16504</text:p>
      <text:p text:style-name="P14">Class 1 == beta barrel <text:s text:c="6"/>0.42 <text:s text:c="5"/>0.41 <text:s text:c="5"/>0.41 <text:s text:c="5"/>5661</text:p>
      <text:p text:style-name="P14"/>
      <text:p text:style-name="P14"><text:s text:c="11"/>avg / total <text:s text:c="6"/>0.70 <text:s text:c="5"/>0.71 <text:s text:c="5"/>0.70 <text:s text:c="4"/>22165</text:p>
      <text:p text:style-name="P14"/>
      <text:p text:style-name="P14">[ 0.68358142 <text:s/>0.70065418 <text:s/>0.71847507 <text:s/>0.7263704 <text:s text:c="2"/>0.69607401]</text:p>
      <text:p text:style-name="P14">The accuracy for a sliding window of 33: 0.7050 (+/- 0.0309)</text:p>
      <text:p text:style-name="P14"/>
      <text:p text:style-name="P14"/>
      <text:p text:style-name="P14"/>
      <text:p text:style-name="P14">Decision Tree: Sliding window: <text:s/>33 </text:p>
      <text:p text:style-name="P11"><text:s/>min_samples_split: <text:s/>8</text:p>
      <text:p text:style-name="P14"><text:soft-page-break/>Results for sliding window: 33</text:p>
      <text:p text:style-name="P14">Confusion matrix, without normalization</text:p>
      <text:p text:style-name="P14">[[13307 <text:s/>3197]</text:p>
      <text:p text:style-name="P14"><text:s/>[ 3377 <text:s/>2284]]</text:p>
      <text:p text:style-name="P14">Normalized confusion matrix</text:p>
      <text:p text:style-name="P14">[[ 0.80628938 <text:s/>0.19371062]</text:p>
      <text:p text:style-name="P14"><text:s/>[ 0.59653771 <text:s/>0.40346229]]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80 <text:s text:c="5"/>0.81 <text:s text:c="5"/>0.80 <text:s text:c="4"/>16504</text:p>
      <text:p text:style-name="P14">Class 1 == beta barrel <text:s text:c="6"/>0.42 <text:s text:c="5"/>0.40 <text:s text:c="5"/>0.41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[ 0.68538566 <text:s/>0.69839838 <text:s/>0.71824949 <text:s/>0.72298669 <text:s/>0.69201264]</text:p>
      <text:p text:style-name="P14">The accuracy for a sliding window of 33: 0.7034 (+/- 0.0294)</text:p>
      <text:p text:style-name="P14"/>
      <text:p text:style-name="P14"/>
      <text:p text:style-name="P14"/>
      <text:p text:style-name="P14">Decision Tree: Sliding window: <text:s/>33 </text:p>
      <text:p text:style-name="P11"><text:s/>min_samples_split: <text:s/>9</text:p>
      <text:p text:style-name="P14">Results for sliding window: 33</text:p>
      <text:p text:style-name="P14">Confusion matrix, without normalization</text:p>
      <text:p text:style-name="P14">[[13317 <text:s/>3187]</text:p>
      <text:p text:style-name="P14"><text:s/>[ 3400 <text:s/>2261]]</text:p>
      <text:p text:style-name="P14">Normalized confusion matrix</text:p>
      <text:p text:style-name="P14">[[ 0.8068953 <text:s/>0.1931047]</text:p>
      <text:p text:style-name="P14"><text:s/>[ 0.6006006 <text:s/>0.3993994]]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80 <text:s text:c="5"/>0.81 <text:s text:c="5"/>0.80 <text:s text:c="4"/>16504</text:p>
      <text:p text:style-name="P14">Class 1 == beta barrel <text:s text:c="6"/>0.42 <text:s text:c="5"/>0.40 <text:s text:c="5"/>0.41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[ 0.68741543 <text:s/>0.69433792 <text:s/>0.72208437 <text:s/>0.71892624 <text:s/>0.69133574]</text:p>
      <text:p text:style-name="P14">The accuracy for a sliding window of 33: 0.7028 (+/- 0.0293)</text:p>
      <text:p text:style-name="P14"/>
      <text:p text:style-name="P14">Decision Tree: Sliding window: <text:s/>33 </text:p>
      <text:p text:style-name="P11"><text:s/>min_samples_split: <text:s/>10</text:p>
      <text:p text:style-name="P14">Results for sliding window: 33</text:p>
      <text:p text:style-name="P14">Confusion matrix, without normalization</text:p>
      <text:p text:style-name="P14">[[13316 <text:s/>3188]</text:p>
      <text:p text:style-name="P14"><text:s/>[ 3354 <text:s/>2307]]</text:p>
      <text:p text:style-name="P14">Normalized confusion matrix</text:p>
      <text:p text:style-name="P14">[[ 0.80683471 <text:s/>0.19316529]</text:p>
      <text:p text:style-name="P14"><text:s/>[ 0.59247483 <text:s/>0.40752517]]</text:p>
      <text:p text:style-name="P14"><text:s text:c="24"/>precision <text:s text:c="3"/>recall <text:s/>f1-score <text:s text:c="2"/>support</text:p>
      <text:p text:style-name="P14"/>
      <text:p text:style-name="P14"><text:soft-page-break/><text:s text:c="3"/>Class 0 == globular <text:s text:c="6"/>0.80 <text:s text:c="5"/>0.81 <text:s text:c="5"/>0.80 <text:s text:c="4"/>16504</text:p>
      <text:p text:style-name="P14">Class 1 == beta barrel <text:s text:c="6"/>0.42 <text:s text:c="5"/>0.41 <text:s text:c="5"/>0.41 <text:s text:c="5"/>5661</text:p>
      <text:p text:style-name="P14"/>
      <text:p text:style-name="P14"><text:s text:c="11"/>avg / total <text:s text:c="6"/>0.70 <text:s text:c="5"/>0.70 <text:s text:c="5"/>0.70 <text:s text:c="4"/>22165</text:p>
      <text:p text:style-name="P14"/>
      <text:p text:style-name="P14">[ 0.69057285 <text:s/>0.70358674 <text:s/>0.71531694 <text:s/>0.71892624 <text:s/>0.69584838]</text:p>
      <text:p text:style-name="P14">The accuracy for a sliding window of 33: 0.7049 (+/- 0.0218)</text:p>
      <text:p text:style-name="P14"/>
      <text:p text:style-name="P14"/>
      <text:p text:style-name="P7">Decision Tree: Sliding window: <text:s/>35 </text:p>
      <text:p text:style-name="P12">Min_samples_split: <text:s/>2</text:p>
      <text:p text:style-name="P15">Results for sliding window: 35</text:p>
      <text:p text:style-name="P15">Confusion matrix, without normalization</text:p>
      <text:p text:style-name="P15">[[13242 <text:s/>3262]</text:p>
      <text:p text:style-name="P15"><text:s/>[ 3378 <text:s/>2283]]</text:p>
      <text:p text:style-name="P15">Normalized confusion matrix</text:p>
      <text:p text:style-name="P15">[[ 0.80235095 <text:s/>0.19764905]</text:p>
      <text:p text:style-name="P15"><text:s/>[ 0.59671436 <text:s/>0.40328564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0 <text:s text:c="5"/>0.80 <text:s text:c="4"/>16504</text:p>
      <text:p text:style-name="P15">Class 1 == beta barrel <text:s text:c="6"/>0.41 <text:s text:c="5"/>0.40 <text:s text:c="5"/>0.41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8155165 <text:s/>0.69727047 <text:s/>0.71057974 <text:s/>0.72118204 <text:s/>0.69156137]</text:p>
      <text:p text:style-name="P15">The accuracy for a sliding window of 35: 0.7004 (+/- 0.0280)</text:p>
      <text:p text:style-name="P15"/>
      <text:p text:style-name="P15"/>
      <text:p text:style-name="P15"/>
      <text:p text:style-name="P15">Decision Tree: Sliding window: <text:s/>35 </text:p>
      <text:p text:style-name="P12">Min_samples_split: <text:s/>3</text:p>
      <text:p text:style-name="P15">Results for sliding window: 35</text:p>
      <text:p text:style-name="P15">Confusion matrix, without normalization</text:p>
      <text:p text:style-name="P15">[[13236 <text:s/>3268]</text:p>
      <text:p text:style-name="P15"><text:s/>[ 3345 <text:s/>2316]]</text:p>
      <text:p text:style-name="P15">Normalized confusion matrix</text:p>
      <text:p text:style-name="P15">[[ 0.8019874 <text:s/>0.1980126]</text:p>
      <text:p text:style-name="P15"><text:s/>[ 0.590885 <text:s text:c="2"/>0.409115 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0 <text:s text:c="5"/>0.80 <text:s text:c="4"/>16504</text:p>
      <text:p text:style-name="P15">Class 1 == beta barrel <text:s text:c="6"/>0.41 <text:s text:c="5"/>0.41 <text:s text:c="5"/>0.41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7952188 <text:s/>0.70065418 <text:s/>0.71847507 <text:s/>0.71689601 <text:s/>0.69268953]</text:p>
      <text:p text:style-name="P15">The accuracy for a sliding window of 35: 0.7016 (+/- 0.0295)</text:p>
      <text:p text:style-name="P15"/>
      <text:p text:style-name="P15"><text:soft-page-break/></text:p>
      <text:p text:style-name="P15"/>
      <text:p text:style-name="P15">Decision Tree: Sliding window: <text:s/>35 </text:p>
      <text:p text:style-name="P12">Min_samples_split: <text:s/>4</text:p>
      <text:p text:style-name="P15">Results for sliding window: 35</text:p>
      <text:p text:style-name="P15">Confusion matrix, without normalization</text:p>
      <text:p text:style-name="P15">[[13210 <text:s/>3294]</text:p>
      <text:p text:style-name="P15"><text:s/>[ 3347 <text:s/>2314]]</text:p>
      <text:p text:style-name="P15">Normalized confusion matrix</text:p>
      <text:p text:style-name="P15">[[ 0.80041202 <text:s/>0.19958798]</text:p>
      <text:p text:style-name="P15"><text:s/>[ 0.5912383 <text:s text:c="2"/>0.4087617 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0 <text:s text:c="5"/>0.80 <text:s text:c="4"/>16504</text:p>
      <text:p text:style-name="P15">Class 1 == beta barrel <text:s text:c="6"/>0.41 <text:s text:c="5"/>0.41 <text:s text:c="5"/>0.41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8561119 <text:s/>0.69208211 <text:s/>0.71644485 <text:s/>0.71125649 <text:s/>0.69652527]</text:p>
      <text:p text:style-name="P15">The accuracy for a sliding window of 35: 0.7004 (+/- 0.0233)</text:p>
      <text:p text:style-name="P15"/>
      <text:p text:style-name="P15"/>
      <text:p text:style-name="P15"/>
      <text:p text:style-name="P15">Decision Tree: Sliding window: <text:s/>35 </text:p>
      <text:p text:style-name="P12">Min_samples_split: <text:s/>5</text:p>
      <text:p text:style-name="P15">Results for sliding window: 35</text:p>
      <text:p text:style-name="P15">Confusion matrix, without normalization</text:p>
      <text:p text:style-name="P15">[[13235 <text:s/>3269]</text:p>
      <text:p text:style-name="P15"><text:s/>[ 3371 <text:s/>2290]]</text:p>
      <text:p text:style-name="P15">Normalized confusion matrix</text:p>
      <text:p text:style-name="P15">[[ 0.80192681 <text:s/>0.19807319]</text:p>
      <text:p text:style-name="P15"><text:s/>[ 0.59547783 <text:s/>0.40452217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0 <text:s text:c="5"/>0.80 <text:s text:c="4"/>16504</text:p>
      <text:p text:style-name="P15">Class 1 == beta barrel <text:s text:c="6"/>0.41 <text:s text:c="5"/>0.40 <text:s text:c="5"/>0.41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8561119 <text:s/>0.69501466 <text:s/>0.70764719 <text:s/>0.71734717 <text:s/>0.69652527]</text:p>
      <text:p text:style-name="P15">The accuracy for a sliding window of 35: 0.7004 (+/- 0.0220)</text:p>
      <text:p text:style-name="P15"/>
      <text:p text:style-name="P15"/>
      <text:p text:style-name="P15"/>
      <text:p text:style-name="P15">Decision Tree: Sliding window: <text:s/>35 </text:p>
      <text:p text:style-name="P12">Min_samples_split: <text:s/>6</text:p>
      <text:p text:style-name="P15">Results for sliding window: 35</text:p>
      <text:p text:style-name="P15">Confusion matrix, without normalization</text:p>
      <text:p text:style-name="P15">[[13222 <text:s/>3282]</text:p>
      <text:p text:style-name="P15"><text:soft-page-break/><text:s/>[ 3366 <text:s/>2295]]</text:p>
      <text:p text:style-name="P15">Normalized confusion matrix</text:p>
      <text:p text:style-name="P15">[[ 0.80113912 <text:s/>0.19886088]</text:p>
      <text:p text:style-name="P15"><text:s/>[ 0.59459459 <text:s/>0.40540541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0 <text:s text:c="5"/>0.80 <text:s text:c="4"/>16504</text:p>
      <text:p text:style-name="P15">Class 1 == beta barrel <text:s text:c="6"/>0.41 <text:s text:c="5"/>0.41 <text:s text:c="5"/>0.41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8358142 <text:s/>0.69907512 <text:s/>0.71170765 <text:s/>0.71554252 <text:s/>0.69043321]</text:p>
      <text:p text:style-name="P15">The accuracy for a sliding window of 35: 0.7001 (+/- 0.0243)</text:p>
      <text:p text:style-name="P15"/>
      <text:p text:style-name="P15"/>
      <text:p text:style-name="P15"/>
      <text:p text:style-name="P15">Decision Tree: Sliding window: <text:s/>35 </text:p>
      <text:p text:style-name="P12">Min_samples_split: <text:s/>7</text:p>
      <text:p text:style-name="P15">Results for sliding window: 35</text:p>
      <text:p text:style-name="P15">Confusion matrix, without normalization</text:p>
      <text:p text:style-name="P15">[[13267 <text:s/>3237]</text:p>
      <text:p text:style-name="P15"><text:s/>[ 3403 <text:s/>2258]]</text:p>
      <text:p text:style-name="P15">Normalized confusion matrix</text:p>
      <text:p text:style-name="P15">[[ 0.80386573 <text:s/>0.19613427]</text:p>
      <text:p text:style-name="P15"><text:s/>[ 0.60113054 <text:s/>0.39886946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0 <text:s text:c="5"/>0.80 <text:s text:c="4"/>16504</text:p>
      <text:p text:style-name="P15">Class 1 == beta barrel <text:s text:c="6"/>0.41 <text:s text:c="5"/>0.40 <text:s text:c="5"/>0.40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7861976 <text:s/>0.69388676 <text:s/>0.71509136 <text:s/>0.71802391 <text:s/>0.69652527]</text:p>
      <text:p text:style-name="P15">The accuracy for a sliding window of 35: 0.7004 (+/- 0.0291)</text:p>
      <text:p text:style-name="P15"/>
      <text:p text:style-name="P15"/>
      <text:p text:style-name="P15"/>
      <text:p text:style-name="P15">Decision Tree: Sliding window: <text:s/>35 </text:p>
      <text:p text:style-name="P12">Min_samples_split: <text:s/>8</text:p>
      <text:p text:style-name="P15">Results for sliding window: 35</text:p>
      <text:p text:style-name="P15">Confusion matrix, without normalization</text:p>
      <text:p text:style-name="P15">[[13293 <text:s/>3211]</text:p>
      <text:p text:style-name="P15"><text:s/>[ 3388 <text:s/>2273]]</text:p>
      <text:p text:style-name="P15">Normalized confusion matrix</text:p>
      <text:p text:style-name="P15">[[ 0.80544111 <text:s/>0.19455889]</text:p>
      <text:p text:style-name="P15"><text:s/>[ 0.59848083 <text:s/>0.40151917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1 <text:s text:c="5"/>0.80 <text:s text:c="4"/>16504</text:p>
      <text:p text:style-name="P15"><text:soft-page-break/>Class 1 == beta barrel <text:s text:c="6"/>0.41 <text:s text:c="5"/>0.40 <text:s text:c="5"/>0.41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8741543 <text:s/>0.69478908 <text:s/>0.71847507 <text:s/>0.71779833 <text:s/>0.69291516]</text:p>
      <text:p text:style-name="P15">The accuracy for a sliding window of 35: 0.7023 (+/- 0.0263)</text:p>
      <text:p text:style-name="P15"/>
      <text:p text:style-name="P15"/>
      <text:p text:style-name="P15"/>
      <text:p text:style-name="P15">Decision Tree: Sliding window: <text:s/>35 </text:p>
      <text:p text:style-name="P12">Min_samples_split: <text:s/>9</text:p>
      <text:p text:style-name="P15">Results for sliding window: 35</text:p>
      <text:p text:style-name="P15">Confusion matrix, without normalization</text:p>
      <text:p text:style-name="P15">[[13320 <text:s/>3184]</text:p>
      <text:p text:style-name="P15"><text:s/>[ 3422 <text:s/>2239]]</text:p>
      <text:p text:style-name="P15">Normalized confusion matrix</text:p>
      <text:p text:style-name="P15">[[ 0.80707707 <text:s/>0.19292293]</text:p>
      <text:p text:style-name="P15"><text:s/>[ 0.60448684 <text:s/>0.39551316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1 <text:s text:c="5"/>0.80 <text:s text:c="4"/>16504</text:p>
      <text:p text:style-name="P15">Class 1 == beta barrel <text:s text:c="6"/>0.41 <text:s text:c="5"/>0.40 <text:s text:c="5"/>0.40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8335589 <text:s/>0.69704489 <text:s/>0.71847507 <text:s/>0.71824949 <text:s/>0.69268953]</text:p>
      <text:p text:style-name="P15">The accuracy for a sliding window of 35: 0.7020 (+/- 0.0282)</text:p>
      <text:p text:style-name="P15"/>
      <text:p text:style-name="P15"/>
      <text:p text:style-name="P15"/>
      <text:p text:style-name="P15">Decision Tree: Sliding window: <text:s/>35 </text:p>
      <text:p text:style-name="P12">Min_samples_split: <text:s/>10</text:p>
      <text:p text:style-name="P15">Results for sliding window: 35</text:p>
      <text:p text:style-name="P15">Confusion matrix, without normalization</text:p>
      <text:p text:style-name="P15">[[13287 <text:s/>3217]</text:p>
      <text:p text:style-name="P15"><text:s/>[ 3399 <text:s/>2262]]</text:p>
      <text:p text:style-name="P15">Normalized confusion matrix</text:p>
      <text:p text:style-name="P15">[[ 0.80507756 <text:s/>0.19492244]</text:p>
      <text:p text:style-name="P15"><text:s/>[ 0.60042395 <text:s/>0.39957605]]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80 <text:s text:c="5"/>0.81 <text:s text:c="5"/>0.80 <text:s text:c="4"/>16504</text:p>
      <text:p text:style-name="P15">Class 1 == beta barrel <text:s text:c="6"/>0.41 <text:s text:c="5"/>0.40 <text:s text:c="5"/>0.41 <text:s text:c="5"/>5661</text:p>
      <text:p text:style-name="P15"/>
      <text:p text:style-name="P15"><text:s text:c="11"/>avg / total <text:s text:c="6"/>0.70 <text:s text:c="5"/>0.70 <text:s text:c="5"/>0.70 <text:s text:c="4"/>22165</text:p>
      <text:p text:style-name="P15"/>
      <text:p text:style-name="P15">[ 0.68583672 <text:s/>0.69727047 <text:s/>0.72095646 <text:s/>0.71328671 <text:s/>0.69020758]</text:p>
      <text:p text:style-name="P15">The accuracy for a sliding window of 35: 0.7015 (+/- 0.027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15:12.519657475</meta:creation-date>
    <dc:date>2018-03-13T10:44:18.155182945</dc:date>
    <meta:editing-duration>PT19M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62" meta:paragraph-count="2177" meta:word-count="10933" meta:character-count="88161" meta:non-whitespace-character-count="62062"/>
  </office:meta>
</office:document-meta>
</file>